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676000004D883626B12.jpg" manifest:media-type="image/jpeg"/>
  <manifest:file-entry manifest:full-path="Pictures/1000000000000676000004D8B5C8710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ourier  new" svg:font-family="'Courier  new'" style:font-family-generic="modern" style:font-pitch="fixed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g_5f_cover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g2" style:repeat="stretch" draw:fill-image-ref-point-x="0%" draw:fill-image-ref-point-y="0%" draw:fill-image-ref-point="center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fo:min-height="12.899cm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5.869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3.557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244cm" loext:decorative="false"/>
      <style:paragraph-properties style:writing-mode="lr-tb"/>
    </style:style>
    <style:style style:name="gr11" style:family="graphic" style:parent-style-name="standard">
      <style:graphic-properties draw:fill="solid" draw:fill-color="#004a4a" draw:textarea-horizontal-align="justify" draw:textarea-vertical-align="middle" draw:auto-grow-height="false" fo:min-height="1.704cm" fo:min-width="7.147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47b8b8" draw:textarea-horizontal-align="justify" draw:textarea-vertical-align="middle" draw:auto-grow-height="false" fo:min-height="1.703cm" fo:min-width="7.147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198a8a" draw:textarea-horizontal-align="justify" draw:textarea-vertical-align="middle" draw:auto-grow-height="false" fo:min-height="1.704cm" fo:min-width="7.147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 fo:min-height="0.35cm" fo:min-width="2.563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4.216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5.656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912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5.648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0.85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0.85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5.761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1.479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0.721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799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6.568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1.441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1.479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4.321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722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2.881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3.989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3.11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0.768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7.201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2.572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2.776cm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3.601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fill="none" fo:min-height="5.556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2.161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1.456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none" fo:min-height="0.712cm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4.429cm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0.913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2.19cm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5.75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fo:min-height="1.535cm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2.87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="none" fo:min-height="6.823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4.629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="none" fo:min-height="2.75cm" loext:decorative="false"/>
      <style:paragraph-properties style:writing-mode="lr-tb"/>
    </style:style>
    <style:style style:name="gr52" style:family="graphic" style:parent-style-name="standard">
      <style:graphic-properties draw:stroke="none" draw:fill="none" fo:min-height="12.233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="none" fo:min-height="0.768cm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4.468cm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5.041cm" loext:decorative="false"/>
      <style:paragraph-properties style:writing-mode="lr-tb"/>
    </style:style>
    <style:style style:name="gr56" style:family="graphic" style:parent-style-name="standard">
      <style:graphic-properties draw:stroke="none" draw:fill="none" fo:min-height="10.801cm" loext:decorative="false"/>
      <style:paragraph-properties style:writing-mode="lr-tb"/>
    </style:style>
    <style:style style:name="gr57" style:family="graphic" style:parent-style-name="standard">
      <style:graphic-properties draw:stroke="none" draw:fill="none" fo:min-height="2.901cm" loext:decorative="false"/>
      <style:paragraph-properties style:writing-mode="lr-tb"/>
    </style:style>
    <style:style style:name="gr58" style:family="graphic" style:parent-style-name="standard">
      <style:graphic-properties draw:stroke="none" draw:fill="none" fo:min-height="7.921cm" loext:decorative="false"/>
      <style:paragraph-properties style:writing-mode="lr-tb"/>
    </style:style>
    <style:style style:name="gr59" style:family="graphic" style:parent-style-name="standard">
      <style:graphic-properties draw:stroke="none" draw:fill="none" fo:min-height="2.149cm" loext:decorative="false"/>
      <style:paragraph-properties style:writing-mode="lr-tb"/>
    </style:style>
    <style:style style:name="gr60" style:family="graphic" style:parent-style-name="standard">
      <style:graphic-properties draw:stroke="none" draw:fill="none" fo:min-height="10.081cm" loext:decorative="false"/>
      <style:paragraph-properties style:writing-mode="lr-tb"/>
    </style:style>
    <style:style style:name="gr61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62" style:family="graphic" style:parent-style-name="standard">
      <style:graphic-properties draw:stroke="none" draw:fill="none" fo:min-height="2.246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9.361cm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6.601cm" loext:decorative="false"/>
      <style:paragraph-properties style:writing-mode="lr-tb"/>
    </style:style>
    <style:style style:name="gr65" style:family="graphic" style:parent-style-name="standard">
      <style:graphic-properties draw:stroke="none" draw:fill="none" fo:min-height="8.183cm" loext:decorative="false"/>
      <style:paragraph-properties style:writing-mode="lr-tb"/>
    </style:style>
    <style:style style:name="gr66" style:family="graphic" style:parent-style-name="standard">
      <style:graphic-properties draw:stroke="none" draw:fill="none" fo:min-height="10.623cm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fo:min-height="9.401cm" loext:decorative="false"/>
      <style:paragraph-properties style:writing-mode="lr-tb"/>
    </style:style>
    <style:style style:name="gr68" style:family="graphic" style:parent-style-name="standard">
      <style:graphic-properties draw:stroke="none" draw:fill="none" fo:min-height="11.166cm" loext:decorative="false"/>
      <style:paragraph-properties style:writing-mode="lr-tb"/>
    </style:style>
    <style:style style:name="gr69" style:family="graphic" style:parent-style-name="standard">
      <style:graphic-properties draw:stroke="none" draw:fill="none" fo:min-height="5.802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12.021cm" loext:decorative="false"/>
      <style:paragraph-properties style:writing-mode="lr-tb"/>
    </style:style>
    <style:style style:name="gr71" style:family="graphic" style:parent-style-name="standard">
      <style:graphic-properties draw:stroke="none" draw:fill="none" fo:min-height="3.196cm" loext:decorative="false"/>
      <style:paragraph-properties style:writing-mode="lr-tb"/>
    </style:style>
    <style:style style:name="gr72" style:family="graphic" style:parent-style-name="standard">
      <style:graphic-properties draw:stroke="none" draw:fill="none" fo:min-height="9.577cm" loext:decorative="false"/>
      <style:paragraph-properties style:writing-mode="lr-tb"/>
    </style:style>
    <style:style style:name="gr73" style:family="graphic" style:parent-style-name="standard">
      <style:graphic-properties draw:stroke="none" draw:fill="none" fo:min-height="12.278cm" loext:decorative="false"/>
      <style:paragraph-properties style:writing-mode="lr-tb"/>
    </style:style>
    <style:style style:name="gr74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75" style:family="graphic" style:parent-style-name="standard">
      <style:graphic-properties draw:stroke="none" draw:fill="none" fo:min-height="0.812cm" loext:decorative="false"/>
      <style:paragraph-properties style:writing-mode="lr-tb"/>
    </style:style>
    <style:style style:name="gr76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77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78" style:family="graphic" style:parent-style-name="standard">
      <style:graphic-properties draw:stroke="none" draw:fill="none" fo:min-height="3.049cm" loext:decorative="false"/>
      <style:paragraph-properties style:writing-mode="lr-tb"/>
    </style:style>
    <style:style style:name="gr79" style:family="graphic" style:parent-style-name="standard">
      <style:graphic-properties draw:stroke="none" draw:fill="none" fo:min-height="2.829cm" loext:decorative="false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3.812cm" fo:min-width="22.062cm" fo:wrap-option="wrap" style:writing-mode="lr-tb" loext:decorative="false"/>
      <style:paragraph-properties style:writing-mode="lr-tb"/>
    </style:style>
    <style:style style:name="gr81" style:family="graphic" style:parent-style-name="standard">
      <style:graphic-properties draw:stroke="none" draw:fill="none" fo:min-height="2.162cm" loext:decorative="false"/>
      <style:paragraph-properties style:writing-mode="lr-tb"/>
    </style:style>
    <style:style style:name="gr82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83" style:family="graphic" style:parent-style-name="standard">
      <style:graphic-properties draw:stroke="none" draw:fill="none" fo:min-height="2.292cm" loext:decorative="false"/>
      <style:paragraph-properties style:writing-mode="lr-tb"/>
    </style:style>
    <style:style style:name="gr84" style:family="graphic" style:parent-style-name="standard">
      <style:graphic-properties draw:stroke="none" draw:fill="none" fo:min-height="4.322cm" loext:decorative="false"/>
      <style:paragraph-properties style:writing-mode="lr-tb"/>
    </style:style>
    <style:style style:name="gr85" style:family="graphic" style:parent-style-name="standard">
      <style:graphic-properties draw:stroke="none" draw:fill="none" fo:min-height="4.323cm" loext:decorative="false"/>
      <style:paragraph-properties style:writing-mode="lr-tb"/>
    </style:style>
    <style:style style:name="gr86" style:family="graphic" style:parent-style-name="standard">
      <style:graphic-properties draw:textarea-horizontal-align="justify" draw:textarea-vertical-align="middle" draw:auto-grow-height="false" fo:min-height="5.166cm" fo:min-width="24.416cm" fo:wrap-option="wrap" style:writing-mode="lr-tb" loext:decorative="false"/>
      <style:paragraph-properties style:writing-mode="lr-tb"/>
    </style:style>
    <style:style style:name="gr87" style:family="graphic" style:parent-style-name="standard">
      <style:graphic-properties draw:stroke="none" draw:fill="none" fo:min-height="6.55cm" loext:decorative="false"/>
      <style:paragraph-properties style:writing-mode="lr-tb"/>
    </style:style>
    <style:style style:name="gr88" style:family="graphic" style:parent-style-name="standard">
      <style:graphic-properties draw:stroke="none" draw:fill="none" fo:min-height="3.602cm" loext:decorative="false"/>
      <style:paragraph-properties style:writing-mode="lr-tb"/>
    </style:style>
    <style:style style:name="gr89" style:family="graphic" style:parent-style-name="standard">
      <style:graphic-properties draw:stroke="none" draw:fill="none" fo:min-height="6.401cm" loext:decorative="false"/>
      <style:paragraph-properties style:writing-mode="lr-tb"/>
    </style:style>
    <style:style style:name="gr90" style:family="graphic" style:parent-style-name="standard">
      <style:graphic-properties draw:stroke="none" draw:fill="none" fo:min-height="3.013cm" loext:decorative="false"/>
      <style:paragraph-properties style:writing-mode="lr-tb"/>
    </style:style>
    <style:style style:name="gr91" style:family="graphic" style:parent-style-name="standard">
      <style:graphic-properties draw:stroke="none" draw:fill="none" fo:min-height="13.117cm" loext:decorative="false"/>
      <style:paragraph-properties style:writing-mode="lr-tb"/>
    </style:style>
    <style:style style:name="gr92" style:family="graphic" style:parent-style-name="standard">
      <style:graphic-properties draw:stroke="none" draw:fill="none" fo:min-height="8.4cm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draw:fill="none" fo:min-height="7.202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draw:fill="none" fo:min-height="3.401cm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2.855cm" loext:decorative="false"/>
      <style:paragraph-properties style:writing-mode="lr-tb"/>
    </style:style>
    <style:style style:name="gr96" style:family="graphic" style:parent-style-name="standard">
      <style:graphic-properties draw:stroke="none" draw:fill="none" fo:min-height="8.641cm" loext:decorative="false"/>
      <style:paragraph-properties style:writing-mode="lr-tb"/>
    </style:style>
    <style:style style:name="pr1" style:family="presentation" style:parent-style-name="master_5f_cover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master_5f_slides-title">
      <style:graphic-properties draw:auto-grow-height="true" fo:min-height="1.102cm" loext:decorative="false"/>
      <style:paragraph-properties style:writing-mode="lr-tb"/>
    </style:style>
    <style:style style:name="pr3" style:family="presentation" style:parent-style-name="master_5f_slides-outline1">
      <style:graphic-properties draw:auto-grow-height="true" fo:min-height="4.4cm" loext:decorative="false"/>
      <style:paragraph-properties style:writing-mode="lr-tb"/>
    </style:style>
    <style:style style:name="pr4" style:family="presentation" style:parent-style-name="master_5f_slides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master_5f_slides-outline1">
      <style:graphic-properties draw:auto-grow-height="true" fo:min-height="15.844cm" loext:decorative="false"/>
      <style:paragraph-properties style:writing-mode="lr-tb"/>
    </style:style>
    <style:style style:name="pr6" style:family="presentation" style:parent-style-name="master_5f_slides-outline1" style:list-style-name="L2">
      <style:graphic-properties draw:auto-grow-height="true" fo:min-height="4.6cm" loext:decorative="false"/>
      <style:paragraph-properties style:writing-mode="lr-tb"/>
    </style:style>
    <style:style style:name="pr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" style:family="presentation" style:parent-style-name="master_5f_slides-outline1" style:list-style-name="L2">
      <style:graphic-properties draw:auto-grow-height="true" fo:min-height="1.423cm" loext:decorative="false"/>
      <style:paragraph-properties style:writing-mode="lr-tb"/>
    </style:style>
    <style:style style:name="pr9" style:family="presentation" style:parent-style-name="master_5f_slides-outline1" style:list-style-name="L2">
      <style:graphic-properties draw:auto-grow-height="true" fo:min-height="1.923cm" loext:decorative="false"/>
      <style:paragraph-properties style:writing-mode="lr-tb"/>
    </style:style>
    <style:style style:name="pr10" style:family="presentation" style:parent-style-name="master_5f_slides-outline1" style:list-style-name="L2">
      <style:graphic-properties draw:auto-grow-height="true" fo:min-height="10.911cm" loext:decorative="false"/>
      <style:paragraph-properties style:writing-mode="lr-tb"/>
    </style:style>
    <style:style style:name="pr11" style:family="presentation" style:parent-style-name="master_5f_slides-outline1" style:list-style-name="L2">
      <style:graphic-properties draw:auto-grow-height="true" fo:min-height="14.284cm" loext:decorative="false"/>
      <style:paragraph-properties style:writing-mode="lr-tb"/>
    </style:style>
    <style:style style:name="pr12" style:family="presentation" style:parent-style-name="master_5f_slides-outline1" style:list-style-name="L2">
      <style:graphic-properties draw:auto-grow-height="true" fo:min-height="7.57cm" loext:decorative="false"/>
      <style:paragraph-properties style:writing-mode="lr-tb"/>
    </style:style>
    <style:style style:name="pr13" style:family="presentation" style:parent-style-name="master_5f_slides-outline1" style:list-style-name="L2">
      <style:graphic-properties draw:auto-grow-height="true" fo:min-height="9.223cm" loext:decorative="false"/>
      <style:paragraph-properties style:writing-mode="lr-tb"/>
    </style:style>
    <style:style style:name="pr1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5" style:family="presentation" style:parent-style-name="master_5f_slides-outline1" style:list-style-name="L2">
      <style:graphic-properties draw:auto-grow-height="true" fo:min-height="1.535cm" loext:decorative="false"/>
      <style:paragraph-properties style:writing-mode="lr-tb"/>
    </style:style>
    <style:style style:name="pr16" style:family="presentation" style:parent-style-name="master_5f_slides-outline1" style:list-style-name="L2">
      <style:graphic-properties draw:auto-grow-height="true" fo:min-height="0.768cm" loext:decorative="false"/>
      <style:paragraph-properties style:writing-mode="lr-tb"/>
    </style:style>
    <style:style style:name="pr1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4" style:family="presentation" style:parent-style-name="master_5f_slides-outline1">
      <style:graphic-properties draw:auto-grow-height="true" fo:min-height="4.612cm" loext:decorative="false"/>
      <style:paragraph-properties style:writing-mode="lr-tb"/>
    </style:style>
    <style:style style:name="pr2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6" style:family="presentation" style:parent-style-name="master_5f_slides-outline1">
      <style:graphic-properties draw:auto-grow-height="true" fo:min-height="0.799cm" loext:decorative="false"/>
      <style:paragraph-properties style:writing-mode="lr-tb"/>
    </style:style>
    <style:style style:name="pr27" style:family="presentation" style:parent-style-name="master_5f_slides-outline1">
      <style:graphic-properties draw:auto-grow-height="true" fo:min-height="3.901cm" loext:decorative="false"/>
      <style:paragraph-properties style:writing-mode="lr-tb"/>
    </style:style>
    <style:style style:name="pr2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4" style:family="presentation" style:parent-style-name="master_5f_slides-outline1">
      <style:graphic-properties draw:auto-grow-height="true" fo:min-height="5.425cm" loext:decorative="false"/>
      <style:paragraph-properties style:writing-mode="lr-tb"/>
    </style:style>
    <style:style style:name="pr3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6" style:family="presentation" style:parent-style-name="master_5f_slides-outline1" style:list-style-name="L2">
      <style:graphic-properties draw:auto-grow-height="true" fo:min-height="13.67cm" loext:decorative="false"/>
      <style:paragraph-properties style:writing-mode="lr-tb"/>
    </style:style>
    <style:style style:name="pr3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9" style:family="presentation" style:parent-style-name="master_5f_slides-outline1">
      <style:graphic-properties draw:auto-grow-height="true" fo:min-height="11.952cm" loext:decorative="false"/>
      <style:paragraph-properties style:writing-mode="lr-tb"/>
    </style:style>
    <style:style style:name="pr4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2" style:family="presentation" style:parent-style-name="master_5f_slides-outline1">
      <style:graphic-properties draw:auto-grow-height="true" fo:min-height="1.479cm" loext:decorative="false"/>
      <style:paragraph-properties style:writing-mode="lr-tb"/>
    </style:style>
    <style:style style:name="pr4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4" style:family="presentation" style:parent-style-name="master_5f_slides-outline1">
      <style:graphic-properties draw:auto-grow-height="true" fo:min-height="0.9cm" loext:decorative="false"/>
      <style:paragraph-properties style:writing-mode="lr-tb"/>
    </style:style>
    <style:style style:name="pr4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6" style:family="presentation" style:parent-style-name="master_5f_slides-outline1">
      <style:graphic-properties draw:auto-grow-height="true" fo:min-height="1cm" loext:decorative="false"/>
      <style:paragraph-properties style:writing-mode="lr-tb"/>
    </style:style>
    <style:style style:name="pr4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9" style:family="presentation" style:parent-style-name="master_5f_slides-outline1" style:list-style-name="L2">
      <style:graphic-properties draw:auto-grow-height="true" fo:min-height="9.5cm" loext:decorative="false"/>
      <style:paragraph-properties style:writing-mode="lr-tb"/>
    </style:style>
    <style:style style:name="pr5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3" style:family="presentation" style:parent-style-name="master_5f_slides-outline1">
      <style:graphic-properties draw:auto-grow-height="true" fo:min-height="14.011cm" loext:decorative="false"/>
      <style:paragraph-properties style:writing-mode="lr-tb"/>
    </style:style>
    <style:style style:name="pr5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6" style:family="presentation" style:parent-style-name="master_5f_slides-outline1" style:list-style-name="L2">
      <style:graphic-properties draw:auto-grow-height="true" fo:min-height="6.703cm" loext:decorative="false"/>
      <style:paragraph-properties style:writing-mode="lr-tb"/>
    </style:style>
    <style:style style:name="pr5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9" style:family="presentation" style:parent-style-name="master_5f_slides-outline1">
      <style:graphic-properties draw:auto-grow-height="true" fo:min-height="9.021cm" loext:decorative="false"/>
      <style:paragraph-properties style:writing-mode="lr-tb"/>
    </style:style>
    <style:style style:name="pr6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1" style:family="presentation" style:parent-style-name="master_5f_slides-outline1" style:list-style-name="L2">
      <style:graphic-properties draw:auto-grow-height="true" fo:min-height="5.267cm" loext:decorative="false"/>
      <style:paragraph-properties style:writing-mode="lr-tb"/>
    </style:style>
    <style:style style:name="pr6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6" style:family="presentation" style:parent-style-name="master_5f_slides-outline1" style:list-style-name="L2">
      <style:graphic-properties draw:auto-grow-height="true" fo:min-height="1.5cm" loext:decorative="false"/>
      <style:paragraph-properties style:writing-mode="lr-tb"/>
    </style:style>
    <style:style style:name="pr6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8" style:family="presentation" style:parent-style-name="master_5f_slides-outline1">
      <style:graphic-properties draw:auto-grow-height="true" fo:min-height="4.767cm" loext:decorative="false"/>
      <style:paragraph-properties style:writing-mode="lr-tb"/>
    </style:style>
    <style:style style:name="pr6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0" style:family="presentation" style:parent-style-name="master_5f_slides-outline1" style:list-style-name="L2">
      <style:graphic-properties draw:auto-grow-height="true" fo:min-height="9.867cm" loext:decorative="false"/>
      <style:paragraph-properties style:writing-mode="lr-tb"/>
    </style:style>
    <style:style style:name="pr7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2" style:family="presentation" style:parent-style-name="master_5f_slides-outline1">
      <style:graphic-properties draw:auto-grow-height="true" fo:min-height="7.189cm" loext:decorative="false"/>
      <style:paragraph-properties style:writing-mode="lr-tb"/>
    </style:style>
    <style:style style:name="pr7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4" style:family="presentation" style:parent-style-name="master_5f_slides-outline1" style:list-style-name="L2">
      <style:graphic-properties draw:auto-grow-height="true" fo:min-height="3.703cm" loext:decorative="false"/>
      <style:paragraph-properties style:writing-mode="lr-tb"/>
    </style:style>
    <style:style style:name="pr7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6" style:family="presentation" style:parent-style-name="master_5f_slides-outline1" style:list-style-name="L2">
      <style:graphic-properties draw:auto-grow-height="true" fo:min-height="1.923cm" loext:decorative="false"/>
      <style:paragraph-properties style:writing-mode="lr-tb"/>
    </style:style>
    <style:style style:name="pr7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8" style:family="presentation" style:parent-style-name="master_5f_slides-outline1" style:list-style-name="L2">
      <style:graphic-properties draw:auto-grow-height="true" fo:min-height="1.479cm" loext:decorative="false"/>
      <style:paragraph-properties style:writing-mode="lr-tb"/>
    </style:style>
    <style:style style:name="pr7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1" style:family="presentation" style:parent-style-name="master_5f_slides-outline1" style:list-style-name="L2">
      <style:graphic-properties draw:auto-grow-height="true" fo:min-height="1.704cm" loext:decorative="false"/>
      <style:paragraph-properties style:writing-mode="lr-tb"/>
    </style:style>
    <style:style style:name="pr8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3" style:family="presentation" style:parent-style-name="master_5f_slides-outline1" style:list-style-name="L2">
      <style:graphic-properties draw:auto-grow-height="true" fo:min-height="11.111cm" loext:decorative="false"/>
      <style:paragraph-properties style:writing-mode="lr-tb"/>
    </style:style>
    <style:style style:name="pr8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5" style:family="presentation" style:parent-style-name="master_5f_slides-outline1" style:list-style-name="L2">
      <style:graphic-properties draw:auto-grow-height="true" fo:min-height="12.204cm" loext:decorative="false"/>
      <style:paragraph-properties style:writing-mode="lr-tb"/>
    </style:style>
    <style:style style:name="pr8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8" style:family="presentation" style:parent-style-name="master_5f_slides-outline1">
      <style:graphic-properties draw:auto-grow-height="true" fo:min-height="1.423cm" loext:decorative="false"/>
      <style:paragraph-properties style:writing-mode="lr-tb"/>
    </style:style>
    <style:style style:name="pr8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0" style:family="presentation" style:parent-style-name="master_5f_slides-outline1">
      <style:graphic-properties draw:auto-grow-height="true" fo:min-height="11.4cm" loext:decorative="false"/>
      <style:paragraph-properties style:writing-mode="lr-tb"/>
    </style:style>
    <style:style style:name="pr9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3" style:family="presentation" style:parent-style-name="master_5f_slides-outline1" style:list-style-name="L2">
      <style:graphic-properties draw:auto-grow-height="true" fo:min-height="1.204cm" loext:decorative="false"/>
      <style:paragraph-properties style:writing-mode="lr-tb"/>
    </style:style>
    <style:style style:name="pr9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5" style:family="presentation" style:parent-style-name="master_5f_slides-outline1" style:list-style-name="L2">
      <style:graphic-properties draw:auto-grow-height="true" fo:min-height="8.204cm" loext:decorative="false"/>
      <style:paragraph-properties style:writing-mode="lr-tb"/>
    </style:style>
    <style:style style:name="pr9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7" style:family="presentation" style:parent-style-name="master_5f_slides-outline1" style:list-style-name="L2">
      <style:graphic-properties draw:auto-grow-height="true" fo:min-height="0.712cm" loext:decorative="false"/>
      <style:paragraph-properties style:writing-mode="lr-tb"/>
    </style:style>
    <style:style style:name="pr98" style:family="presentation" style:parent-style-name="master_5f_slides-outline1" style:list-style-name="L2">
      <style:graphic-properties draw:auto-grow-height="true" fo:min-height="4.4cm" loext:decorative="false"/>
      <style:paragraph-properties style:writing-mode="lr-tb"/>
    </style:style>
    <style:style style:name="co1" style:family="table-column">
      <style:table-column-properties style:column-width="6.376cm" style:use-optimal-column-width="false"/>
    </style:style>
    <style:style style:name="co2" style:family="table-column">
      <style:table-column-properties style:column-width="10.847cm" style:use-optimal-column-width="false"/>
    </style:style>
    <style:style style:name="ro1" style:family="table-row">
      <style:table-row-properties style:row-height="0.937cm" style:use-optimal-row-height="false"/>
    </style:style>
    <style:style style:name="ce1" style:family="table-cell">
      <loext:graphic-properties draw:fill="solid" style:repeat="repeat"/>
      <style:paragraph-properties fo:border-left="0.57pt solid #000000" fo:border-right="0.57pt solid #ffffff" fo:border-top="0.57pt solid #000000" fo:border-bottom="0.57pt solid #ffffff"/>
      <style:text-properties fo:font-weight="bold" style:font-weight-asian="bold" style:font-weight-complex="bold"/>
    </style:style>
    <style:style style:name="ce2" style:family="table-cell">
      <loext:graphic-properties draw:fill="solid" style:repeat="repeat"/>
      <style:paragraph-properties fo:border-left="0.57pt solid #ffffff" fo:border-right="0.57pt solid #000000" fo:border-top="0.57pt solid #000000" fo:border-bottom="0.57pt solid #ffffff"/>
      <style:text-properties fo:font-weight="bold" style:font-weight-asian="bold" style:font-weight-complex="bold"/>
    </style:style>
    <style:style style:name="ce3" style:family="table-cell">
      <loext:graphic-properties draw:fill="solid" style:repeat="repeat"/>
      <style:paragraph-properties fo:border-left="0.57pt solid #000000" fo:border-right="0.57pt solid #ffffff" fo:border-top="0.57pt solid #ffffff" fo:border-bottom="0.57pt solid #ffffff"/>
      <style:text-properties fo:color="#0000ff" loext:opacity="100%"/>
    </style:style>
    <style:style style:name="ce4" style:family="table-cell">
      <loext:graphic-properties draw:fill="solid" style:repeat="repeat"/>
      <style:paragraph-properties fo:border-left="0.57pt solid #ffffff" fo:border-right="0.57pt solid #000000" fo:border-top="0.57pt solid #ffffff" fo:border-bottom="0.57pt solid #ffffff"/>
    </style:style>
    <style:style style:name="ce5" style:family="table-cell">
      <loext:graphic-properties draw:fill="solid" draw:fill-color="#ffffff" style:repeat="repeat"/>
      <style:paragraph-properties fo:border-left="0.57pt solid #000000" fo:border-right="0.57pt solid #ffffff" fo:border-top="0.57pt solid #ffffff" fo:border-bottom="0.57pt solid #ffffff"/>
    </style:style>
    <style:style style:name="ce6" style:family="table-cell">
      <loext:graphic-properties draw:fill="solid" draw:fill-color="#ffffff" style:repeat="repeat"/>
      <style:paragraph-properties fo:border-left="0.57pt solid #ffffff" fo:border-right="0.57pt solid #000000" fo:border-top="0.57pt solid #ffffff" fo:border-bottom="0.57pt solid #ffffff"/>
    </style:style>
    <style:style style:name="ce7" style:family="table-cell">
      <loext:graphic-properties draw:fill="solid" style:repeat="repeat"/>
      <style:paragraph-properties fo:border-left="0.57pt solid #000000" fo:border-right="0.57pt solid #ffffff" fo:border-top="0.57pt solid #ffffff" fo:border-bottom="0.57pt solid #000000"/>
      <style:text-properties fo:font-weight="bold" style:font-weight-asian="bold" style:font-weight-complex="bold"/>
    </style:style>
    <style:style style:name="ce8" style:family="table-cell">
      <loext:graphic-properties draw:fill="solid" style:repeat="repeat"/>
      <style:paragraph-properties fo:border-left="0.57pt solid #ffffff" fo:border-right="0.57pt solid #000000" fo:border-top="0.57pt solid #ffffff" fo:border-bottom="0.57pt solid #00000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text-properties fo:color="#ffffff" loext:opacity="100%"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18pt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margin-top="0cm" fo:margin-bottom="0.5cm" fo:text-align="justify" fo:text-indent="0cm"/>
    </style:style>
    <style:style style:name="P10" style:family="paragraph">
      <style:paragraph-properties fo:margin-left="0cm" fo:margin-right="0cm" fo:margin-top="0cm" fo:margin-bottom="0.5cm" fo:text-align="justify" fo:text-indent="0cm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text-properties fo:font-size="18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color="#0000ff" loext:opacity="100%"/>
    </style:style>
    <style:style style:name="P14" style:family="paragraph">
      <style:paragraph-properties fo:margin-left="0cm" fo:margin-right="0cm" fo:margin-top="0cm" fo:margin-bottom="0.5cm" fo:text-align="start" fo:text-indent="0cm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text-properties style:font-name="Courier New" fo:font-size="18pt" fo:font-weight="bold" style:font-weight-asian="bold" style:font-weight-complex="bold"/>
    </style:style>
    <style:style style:name="P18" style:family="paragraph">
      <loext:graphic-properties draw:fill="none"/>
      <style:text-properties style:font-name="Courier New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style:paragraph-properties fo:margin-left="0cm" fo:margin-right="0cm" fo:margin-top="0cm" fo:margin-bottom="0.5cm" fo:text-align="justify" fo:text-indent="0cm"/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fo:color="#ffffff" loext:opacity="100%" fo:font-size="18pt"/>
    </style:style>
    <style:style style:name="P22" style:family="paragraph">
      <loext:graphic-properties draw:fill="solid" draw:fill-color="#004a4a"/>
      <style:paragraph-properties fo:text-align="center" style:writing-mode="lr-tb"/>
      <style:text-properties fo:color="#ffffff" loext:opacity="100%" fo:font-size="18pt"/>
    </style:style>
    <style:style style:name="P23" style:family="paragraph">
      <loext:graphic-properties draw:fill="solid" draw:fill-color="#47b8b8"/>
      <style:paragraph-properties fo:text-align="center" style:writing-mode="lr-tb"/>
      <style:text-properties fo:color="#ffffff" loext:opacity="100%" fo:font-size="18pt"/>
    </style:style>
    <style:style style:name="P24" style:family="paragraph">
      <loext:graphic-properties draw:fill="solid" draw:fill-color="#198a8a"/>
      <style:paragraph-properties fo:text-align="center" style:writing-mode="lr-tb"/>
      <style:text-properties fo:color="#ffffff" loext:opacity="100%" fo:font-size="18pt"/>
    </style:style>
    <style:style style:name="P25" style:family="paragraph">
      <style:paragraph-properties fo:text-align="center"/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P26" style:family="paragraph">
      <loext:graphic-properties draw:fill="solid" draw:fill-color="#00ff00"/>
      <style:paragraph-properties fo:text-align="center" style:writing-mode="lr-tb"/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P27" style:family="paragraph">
      <loext:graphic-properties draw:fill="none"/>
      <style:text-properties fo:font-size="18pt" style:font-size-asian="18pt" style:font-size-complex="18pt"/>
    </style:style>
    <style:style style:name="P28" style:family="paragraph">
      <style:paragraph-properties fo:margin-left="0cm" fo:margin-right="0cm" fo:margin-top="0cm" fo:margin-bottom="0.5cm" fo:line-height="100%" fo:text-indent="0cm"/>
    </style:style>
    <style:style style:name="P29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/>
    </style:style>
    <style:style style:name="P30" style:family="paragraph">
      <loext:graphic-properties draw:fill="none"/>
      <style:text-properties style:font-name="Courier New" fo:font-weight="bold" style:font-weight-asian="bold" style:font-weight-complex="bold"/>
    </style:style>
    <style:style style:name="P31" style:family="paragraph">
      <loext:graphic-properties draw:fill="none"/>
      <style:paragraph-properties fo:text-align="justify"/>
      <style:text-properties fo:font-size="18pt"/>
    </style:style>
    <style:style style:name="P32" style:family="paragraph">
      <loext:graphic-properties draw:fill="none"/>
      <style:text-properties style:use-window-font-color="true" loext:opacity="0%" fo:font-size="18pt"/>
    </style:style>
    <style:style style:name="P33" style:family="paragraph">
      <style:text-properties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="none"/>
      <style:paragraph-properties fo:text-align="justify"/>
    </style:style>
    <style:style style:name="P35" style:family="paragraph">
      <style:text-properties fo:font-size="23pt" fo:font-weight="normal" style:font-size-asian="23pt" style:font-weight-asian="normal" style:font-size-complex="23pt" style:font-weight-complex="normal"/>
    </style:style>
    <style:style style:name="P36" style:family="paragraph">
      <style:paragraph-properties fo:margin-top="0.42cm" fo:margin-bottom="0.35cm"/>
    </style:style>
    <style:style style:name="P37" style:family="paragraph">
      <loext:graphic-properties draw:fill="none"/>
      <style:paragraph-properties fo:margin-top="0.42cm" fo:margin-bottom="0.35cm"/>
      <style:text-properties style:font-name="Courier New" fo:font-size="17pt" fo:font-weight="bold" style:font-size-asian="17pt" style:font-weight-asian="bold" style:font-size-complex="17pt" style:font-weight-complex="bold"/>
    </style:style>
    <style:style style:name="P38" style:family="paragraph">
      <style:paragraph-properties fo:margin-left="0cm" fo:margin-right="0cm" fo:margin-top="0cm" fo:margin-bottom="0.5cm" fo:line-height="100%" fo:text-align="justify" fo:text-indent="0cm"/>
    </style:style>
    <style:style style:name="P39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fo:font-size="18pt" style:font-size-asian="18pt" style:font-size-complex="18pt"/>
    </style:style>
    <style:style style:name="P40" style:family="paragraph">
      <loext:graphic-properties draw:fill="none"/>
      <style:text-properties style:font-name="Courier New" fo:font-size="9.80000019073486pt" fo:font-style="italic" fo:font-weight="normal" style:font-size-asian="9.80000019073486pt" style:font-style-asian="italic" style:font-weight-asian="normal" style:font-size-complex="9.80000019073486pt" style:font-style-complex="italic" style:font-weight-complex="normal"/>
    </style:style>
    <style:style style:name="P41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2" style:family="paragraph">
      <style:paragraph-properties fo:margin-left="0cm" fo:margin-right="0cm" fo:margin-top="0cm" fo:margin-bottom="0cm" fo:line-height="100%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3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8pt" fo:font-weight="bold" style:font-size-asian="18pt" style:font-weight-asian="bold" style:font-size-complex="18pt" style:font-weight-complex="bold"/>
    </style:style>
    <style:style style:name="P44" style:family="paragraph">
      <style:paragraph-properties style:text-autospace="none"/>
    </style:style>
    <style:style style:name="P45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font-weight="bold" style:font-name-asian="Menlo-Regular" style:font-size-asian="11pt" style:font-weight-asian="bold" style:font-name-complex="Menlo-Regular" style:font-size-complex="11pt" style:font-weight-complex="bold"/>
    </style:style>
    <style:style style:name="P46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8pt" fo:font-weight="bold" style:font-name-asian="Menlo-Regular" style:font-size-asian="18pt" style:font-weight-asian="bold" style:font-name-complex="Menlo-Regular" style:font-size-complex="18pt" style:font-weight-complex="bold"/>
    </style:style>
    <style:style style:name="P47" style:family="paragraph">
      <style:paragraph-properties fo:margin-left="0cm" fo:margin-right="0cm" fo:margin-top="0cm" fo:margin-bottom="0.5cm" fo:line-height="100%" fo:text-indent="0cm"/>
      <style:text-properties fo:font-size="18pt" style:font-size-asian="18pt" style:font-size-complex="18pt"/>
    </style:style>
    <style:style style:name="P48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 style:font-size-asian="18pt" style:font-size-complex="18pt"/>
    </style:style>
    <style:style style:name="P49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 fo:font-weight="normal" style:font-size-asian="18pt" style:font-weight-asian="normal" style:font-size-complex="18pt" style:font-weight-complex="normal"/>
    </style:style>
    <style:style style:name="P50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fo:font-size="18pt"/>
    </style:style>
    <style:style style:name="P51" style:family="paragraph">
      <style:text-properties fo:font-size="18pt" style:font-size-asian="18pt" style:font-size-complex="18pt"/>
    </style:style>
    <style:style style:name="P52" style:family="paragraph">
      <style:paragraph-properties fo:margin-left="0cm" fo:margin-right="0cm" fo:margin-top="0cm" fo:margin-bottom="0.5cm" fo:text-align="justify" fo:text-indent="0cm"/>
      <style:text-properties fo:font-size="18pt" style:font-size-asian="18pt" style:font-size-complex="18pt"/>
    </style:style>
    <style:style style:name="P53" style:family="paragraph">
      <loext:graphic-properties draw:fill="none"/>
      <style:text-properties style:use-window-font-color="true" loext:opacity="0%" style:font-name="Courier  new" fo:font-size="15pt" fo:font-weight="bold" style:font-size-asian="15pt" style:font-weight-asian="bold" style:font-size-complex="15pt" style:font-weight-complex="bold"/>
    </style:style>
    <style:style style:name="P54" style:family="paragraph">
      <loext:graphic-properties draw:fill="none"/>
      <style:text-properties style:use-window-font-color="true" loext:opacity="0%" style:font-name="Courier  new" fo:font-size="18pt" fo:font-weight="bold" style:font-size-asian="18pt" style:font-weight-asian="bold" style:font-size-complex="18pt" style:font-weight-complex="bold"/>
    </style:style>
    <style:style style:name="P55" style:family="paragraph">
      <loext:graphic-properties draw:fill="none"/>
      <style:text-properties fo:font-size="16pt" style:font-size-asian="16pt" style:font-size-complex="16pt"/>
    </style:style>
    <style:style style:name="P56" style:family="paragraph">
      <loext:graphic-properties draw:fill="none"/>
      <style:text-properties style:font-name="Courier New" fo:font-size="18pt"/>
    </style:style>
    <style:style style:name="P57" style:family="paragraph">
      <loext:graphic-properties draw:fill="none"/>
      <style:text-properties style:use-window-font-color="true" loext:opacity="0%" style:font-name="Courier New" fo:font-size="18pt"/>
    </style:style>
    <style:style style:name="P58" style:family="paragraph">
      <style:paragraph-properties fo:text-align="justify"/>
      <style:text-properties fo:font-size="18pt" fo:font-style="normal" style:font-size-asian="18pt" style:font-style-asian="normal" style:font-size-complex="18pt" style:font-style-complex="normal"/>
    </style:style>
    <style:style style:name="P59" style:family="paragraph">
      <style:paragraph-properties fo:margin-left="0cm" fo:margin-right="0cm" fo:margin-top="0cm" fo:margin-bottom="0cm" fo:line-height="100%" fo:text-align="justify" fo:text-indent="0cm"/>
    </style:style>
    <style:style style:name="P60" style:family="paragraph">
      <style:paragraph-properties fo:text-align="center"/>
      <style:text-properties fo:font-size="18pt"/>
    </style:style>
    <style:style style:name="P61" style:family="paragraph">
      <style:paragraph-properties fo:text-align="justify"/>
      <style:text-properties fo:font-size="18pt"/>
    </style:style>
    <style:style style:name="P62" style:family="paragraph">
      <style:paragraph-properties fo:text-align="center" style:writing-mode="lr-tb"/>
      <style:text-properties fo:font-size="18pt"/>
    </style:style>
    <style:style style:name="P63" style:family="paragraph"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64" style:family="paragraph">
      <style:paragraph-properties fo:text-align="justify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5" style:family="paragraph">
      <style:paragraph-properties fo:text-align="start"/>
      <style:text-properties fo:font-size="18pt" style:font-size-asian="18pt" style:font-size-complex="18pt"/>
    </style:style>
    <style:style style:name="P66" style:family="paragraph">
      <style:paragraph-properties fo:text-align="center"/>
      <style:text-properties fo:font-size="18pt" style:font-size-asian="18pt" style:font-size-complex="18pt"/>
    </style:style>
    <style:style style:name="P67" style:family="paragraph">
      <style:paragraph-properties fo:text-align="start" style:writing-mode="lr-tb"/>
      <style:text-properties fo:font-size="18pt" style:font-size-asian="18pt" style:font-size-complex="18pt"/>
    </style:style>
    <style:style style:name="P68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69" style:family="paragraph">
      <loext:graphic-properties draw:fill="none"/>
      <style:text-properties style:use-window-font-color="true" loext:opacity="0%" fo:font-size="18pt" fo:font-weight="bold" style:font-weight-asian="bold" style:font-weight-complex="bold"/>
    </style:style>
    <style:style style:name="P70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style:font-name="Arial" fo:font-size="18pt" style:font-size-asian="18pt" style:font-size-complex="18pt"/>
    </style:style>
    <style:style style:name="P71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style:font-name="Courier New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loext:opacity="100%" fo:font-size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Arial" fo:font-size="23pt" fo:font-weight="normal" style:font-size-asian="23pt" style:font-weight-asian="normal" style:font-size-complex="23pt" style:font-weight-complex="normal"/>
    </style:style>
    <style:style style:name="T7" style:family="text">
      <style:text-properties style:font-name="Courier New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8" style:family="text">
      <style:text-properties style:font-name="Arial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000ff" loext:opacity="100%" fo:font-size="18pt"/>
    </style:style>
    <style:style style:name="T11" style:family="text">
      <style:text-properties fo:font-size="18pt"/>
    </style:style>
    <style:style style:name="T12" style:family="text">
      <style:text-properties fo:color="#ffffff" loext:opacity="100%" style:text-outline="false" style:text-line-through-style="none" style:text-line-through-type="none" style:font-name="Arial1" fo:font-size="28pt" fo:font-style="normal" fo:text-shadow="none" style:text-underline-style="none" fo:font-weight="bold" style:letter-kerning="true" style:font-name-asian="Lucida Sans Unicode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Courier New" fo:font-size="18pt" fo:font-weight="bold" style:font-weight-asian="bold" style:font-weight-complex="bold"/>
    </style:style>
    <style:style style:name="T15" style:family="text">
      <style:text-properties style:font-name="Courier New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Courier New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style:font-name="Courier New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9" style:family="text">
      <style:text-properties style:font-name="Courier New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Courier New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style:use-window-font-color="true" loext:opacity="0%" style:font-name="Courier 10 Pitch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style:use-window-font-color="true" loext:opacity="0%" style:font-name="Courier New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Arial" fo:font-size="18pt" style:font-size-asian="18pt" style:font-size-complex="18pt"/>
    </style:style>
    <style:style style:name="T28" style:family="text">
      <style:text-properties style:font-name="Aria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style:font-name="Arial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Courier New" fo:font-size="18pt" style:font-size-asian="18pt" style:font-size-complex="18pt"/>
    </style:style>
    <style:style style:name="T32" style:family="text">
      <style:text-properties style:font-name="Courier New" fo:font-weight="bold" style:font-weight-asian="bold" style:font-weight-complex="bold"/>
    </style:style>
    <style:style style:name="T33" style:family="text">
      <style:text-properties style:font-name="Courier New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ize="18pt" fo:font-style="italic" style:font-style-asian="italic" style:font-style-complex="italic"/>
    </style:style>
    <style:style style:name="T35" style:family="text">
      <style:text-properties style:font-name="Courier New" fo:font-size="18pt"/>
    </style:style>
    <style:style style:name="T36" style:family="text">
      <style:text-properties style:use-window-font-color="true" loext:opacity="0%" style:font-name="Courier New" fo:font-size="18pt" fo:font-weight="bold" style:letter-kerning="true" style:font-size-asian="18pt" style:font-weight-asian="bold" style:font-size-complex="18pt" style:font-weight-complex="bold"/>
    </style:style>
    <style:style style:name="T37" style:family="text">
      <style:text-properties style:use-window-font-color="true" loext:opacity="0%" style:font-name="Courier New" fo:font-size="18pt" style:letter-kerning="true" style:font-size-asian="18pt" style:font-size-complex="18pt"/>
    </style:style>
    <style:style style:name="T38" style:family="text">
      <style:text-properties style:use-window-font-color="true" loext:opacity="0%" style:font-name="Courier New" fo:font-size="18pt" fo:font-style="italic" style:letter-kerning="true" style:font-size-asian="18pt" style:font-style-asian="italic" style:font-size-complex="18pt" style:font-style-complex="italic"/>
    </style:style>
    <style:style style:name="T39" style:family="text">
      <style:text-properties style:font-name="Courier New" fo:font-size="17pt" fo:font-weight="bold" style:font-size-asian="17pt" style:font-weight-asian="bold" style:font-size-complex="17pt" style:font-weight-complex="bold"/>
    </style:style>
    <style:style style:name="T40" style:family="text">
      <style:text-properties style:font-name="Courier New" fo:font-size="13pt" fo:font-weight="bold" style:font-size-asian="13pt" style:font-weight-asian="bold" style:font-size-complex="13pt" style:font-weight-complex="bold"/>
    </style:style>
    <style:style style:name="T41" style:family="text">
      <style:text-properties style:font-name="Courier New" fo:font-size="18pt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font-name="Courier New" fo:font-size="9.80000019073486pt" fo:font-style="italic" fo:font-weight="normal" style:font-size-asian="9.80000019073486pt" style:font-style-asian="italic" style:font-weight-asian="normal" style:font-size-complex="9.80000019073486pt" style:font-style-complex="italic" style:font-weight-complex="normal"/>
    </style:style>
    <style:style style:name="T43" style:family="text">
      <style:text-properties fo:color="#000000" loext:opacity="10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Menlo-Regular" style:font-size-asian="18pt" style:font-style-asian="normal" style:font-weight-asian="bold" style:font-name-complex="Menlo-Regular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Menlo-Regular" style:font-size-asian="11pt" style:font-style-asian="normal" style:font-weight-asian="bold" style:font-name-complex="Menlo-Regular" style:font-size-complex="11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Courier New" fo:font-size="13pt" fo:font-style="italic" fo:text-shadow="none" style:text-underline-style="none" fo:font-weight="normal" style:letter-kerning="true" style:font-name-asian="Menlo-Regular" style:font-size-asian="13pt" style:font-style-asian="italic" style:font-weight-asian="normal" style:font-name-complex="Menlo-Regular" style:font-size-complex="13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Arial" fo:font-size="18pt" fo:font-style="italic" style:font-size-asian="18pt" style:font-style-asian="italic" style:font-size-complex="18pt" style:font-style-complex="italic"/>
    </style:style>
    <style:style style:name="T47" style:family="text">
      <style:text-properties style:font-name="Arial" fo:font-size="18pt" fo:font-style="normal" style:font-size-asian="18pt" style:font-style-asian="normal" style:font-size-complex="18pt" style:font-style-complex="normal"/>
    </style:style>
    <style:style style:name="T48" style:family="text">
      <style:text-properties fo:color="#000000" loext:opacity="100%" style:text-outline="false" style:text-line-through-style="none" style:text-line-through-type="none" style:font-name="Courier New" fo:font-size="12pt" fo:font-style="italic" fo:text-shadow="none" style:text-underline-style="none" fo:font-weight="normal" style:letter-kerning="true" style:font-name-asian="Menlo-Regular" style:font-size-asian="12pt" style:font-style-asian="italic" style:font-weight-asian="normal" style:font-name-complex="Menlo-Regular" style:font-size-complex="12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Courier New" fo:font-size="11pt" fo:font-style="italic" fo:text-shadow="none" style:text-underline-style="none" fo:font-weight="normal" style:letter-kerning="true" style:font-name-asian="Menlo-Regular" style:font-size-asian="11pt" style:font-style-asian="italic" style:font-weight-asian="normal" style:font-name-complex="Menlo-Regular" style:font-size-complex="11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Arial" fo:font-size="18pt" fo:font-weight="normal" style:font-size-asian="18pt" style:font-weight-asian="normal" style:font-size-complex="18pt" style:font-weight-complex="normal"/>
    </style:style>
    <style:style style:name="T51" style:family="text">
      <style:text-properties fo:color="#000000" loext:opacity="100%" style:text-outline="false" style:text-line-through-style="none" style:text-line-through-type="none" style:font-name="Courier New" fo:font-size="18pt" fo:font-style="italic" fo:text-shadow="none" style:text-underline-style="none" fo:font-weight="normal" style:letter-kerning="true" style:font-name-asian="Menlo-Regular" style:font-size-asian="18pt" style:font-style-asian="italic" style:font-weight-asian="normal" style:font-name-complex="Menlo-Regular" style:font-size-complex="18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53" style:family="text">
      <style:text-properties fo:font-size="18pt" fo:font-weight="normal" style:font-weight-asian="normal" style:font-weight-complex="normal"/>
    </style:style>
    <style:style style:name="T54" style:family="text">
      <style:text-properties style:font-name="Courier New" fo:font-size="27pt" style:font-size-asian="27pt" style:font-size-complex="27pt"/>
    </style:style>
    <style:style style:name="T55" style:family="text">
      <style:text-properties style:font-name="Courier New" fo:font-size="27pt" fo:font-weight="normal" style:font-size-asian="27pt" style:font-weight-asian="normal" style:font-size-complex="27pt" style:font-weight-complex="normal"/>
    </style:style>
    <style:style style:name="T56" style:family="text">
      <style:text-properties fo:font-size="27pt" fo:font-weight="normal" style:font-size-asian="27pt" style:font-weight-asian="normal" style:font-size-complex="27pt" style:font-weight-complex="normal"/>
    </style:style>
    <style:style style:name="T57" style:family="text">
      <style:text-properties style:font-name="Arial" fo:font-size="23pt" style:font-size-asian="23pt" style:font-size-complex="23pt"/>
    </style:style>
    <style:style style:name="T58" style:family="text">
      <style:text-properties fo:color="#000000" loext:opacity="100%" style:text-outline="false" style:text-line-through-style="none" style:text-line-through-type="none" style:font-name="Menlo-Regular" fo:font-size="11pt" fo:font-style="italic" fo:text-shadow="none" style:text-underline-style="none" fo:font-weight="normal" style:letter-kerning="true" style:font-name-asian="Menlo-Regular" style:font-size-asian="11pt" style:font-style-asian="italic" style:font-weight-asian="normal" style:font-name-complex="Menlo-Regular" style:font-size-complex="11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18pt" fo:font-style="italic" style:font-size-asian="18pt" style:font-style-asian="italic" style:font-size-complex="18pt" style:font-style-complex="italic"/>
    </style:style>
    <style:style style:name="T60" style:family="text">
      <style:text-properties style:font-name="Courier New" fo:font-size="18pt" fo:font-weight="normal" style:font-weight-asian="normal" style:font-weight-complex="normal"/>
    </style:style>
    <style:style style:name="T61" style:family="text">
      <style:text-properties style:font-name="Courier 10 Pitch" fo:font-size="18pt" fo:font-weight="normal" style:font-size-asian="18pt" style:font-weight-asian="normal" style:font-size-complex="18pt" style:font-weight-complex="normal"/>
    </style:style>
    <style:style style:name="T62" style:family="text">
      <style:text-properties style:font-name="Arial" fo:font-size="18pt" style:text-underline-style="none" fo:font-weight="bold" style:font-size-asian="18pt" style:font-weight-asian="bold" style:font-size-complex="18pt" style:font-weight-complex="bold"/>
    </style:style>
    <style:style style:name="T63" style:family="text">
      <style:text-properties style:font-name="Courier New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4" style:family="text">
      <style:text-properties style:font-name="Arial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5" style:family="text">
      <style:text-properties style:use-window-font-color="true" loext:opacity="0%" style:font-name="Courier  new" fo:font-size="15pt" fo:font-weight="bold" style:font-size-asian="15pt" style:font-weight-asian="bold" style:font-size-complex="15pt" style:font-weight-complex="bold"/>
    </style:style>
    <style:style style:name="T66" style:family="text">
      <style:text-properties fo:color="#616161" loext:opacity="100%" style:font-name="Courier  new" fo:font-size="18pt" fo:font-weight="bold" style:font-size-asian="18pt" style:font-weight-asian="bold" style:font-size-complex="18pt" style:font-weight-complex="bold"/>
    </style:style>
    <style:style style:name="T67" style:family="text">
      <style:text-properties style:use-window-font-color="true" loext:opacity="0%" style:font-name="Courier  new" fo:font-size="18pt" fo:font-weight="bold" style:font-size-asian="18pt" style:font-weight-asian="bold" style:font-size-complex="18pt" style:font-weight-complex="bold"/>
    </style:style>
    <style:style style:name="T68" style:family="text">
      <style:text-properties style:use-window-font-color="true" loext:opacity="0%" style:font-name="Courier New" fo:font-size="16pt" fo:font-weight="bold" style:font-size-asian="16pt" style:font-weight-asian="bold" style:font-size-complex="16pt" style:font-weight-complex="bold"/>
    </style:style>
    <style:style style:name="T69" style:family="text">
      <style:text-properties style:use-window-font-color="true" loext:opacity="0%" style:font-name="Courier New" fo:font-size="18pt" fo:font-weight="bold" style:font-weight-asian="bold" style:font-weight-complex="bold"/>
    </style:style>
    <style:style style:name="T70" style:family="text">
      <style:text-properties style:use-window-font-color="true" loext:opacity="0%" style:font-name="Courier New" fo:font-size="18pt" fo:font-weight="normal" style:font-weight-asian="normal" style:font-weight-complex="normal"/>
    </style:style>
    <style:style style:name="T71" style:family="text">
      <style:text-properties style:use-window-font-color="true" loext:opacity="0%" style:font-name="Courier New" fo:font-size="18pt"/>
    </style:style>
    <style:style style:name="T72" style:family="text"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3" style:family="text">
      <style:text-properties style:font-name="Courier New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74" style:family="text">
      <style:text-properties style:use-window-font-color="true" loext:opacity="0%" style:font-name="Courier New" fo:font-size="11pt" fo:font-style="italic" style:font-size-asian="11pt" style:font-style-asian="italic" style:font-size-complex="11pt" style:font-style-complex="italic"/>
    </style:style>
    <style:style style:name="T75" style:family="text">
      <style:text-properties fo:font-size="18pt" fo:font-style="normal" style:font-size-asian="18pt" style:font-style-asian="normal" style:font-size-complex="18pt" style:font-style-complex="normal"/>
    </style:style>
    <style:style style:name="T76" style:family="text">
      <style:text-properties style:font-name="Courier New" fo:font-size="18pt" fo:font-style="italic" style:font-style-asian="italic" style:font-style-complex="italic"/>
    </style:style>
    <style:style style:name="T77" style:family="text">
      <style:text-properties style:font-name="Courier New" fo:font-size="18pt" fo:font-style="italic" style:font-size-asian="18pt" style:font-style-asian="italic" style:font-size-complex="18pt" style:font-style-complex="italic"/>
    </style:style>
    <style:style style:name="T78" style:family="text">
      <style:text-properties style:use-window-font-color="true" loext:opacity="0%" style:font-name="Courier New" fo:font-size="18pt" fo:font-style="italic" style:font-style-asian="italic" style:font-style-complex="italic"/>
    </style:style>
    <style:style style:name="T79" style:family="text">
      <style:text-properties style:font-name="Courier New" fo:font-size="12pt" fo:font-style="italic" style:font-size-asian="12pt" style:font-style-asian="italic" style:font-size-complex="12pt" style:font-style-complex="italic"/>
    </style:style>
    <style:style style:name="T80" style:family="text">
      <style:text-properties style:font-name="Courier New" fo:font-size="18pt" fo:font-style="normal" style:font-size-asian="18pt" style:font-style-asian="normal" style:font-size-complex="18pt" style:font-style-complex="normal"/>
    </style:style>
    <style:style style:name="T81" style:family="text">
      <style:text-properties style:use-window-font-color="true" loext:opacity="0%" style:font-name="Courier New" fo:font-size="14pt" style:letter-kerning="true" style:font-size-asian="14pt" style:font-size-complex="14pt"/>
    </style:style>
    <style:style style:name="T82" style:family="text">
      <style:text-properties style:use-window-font-color="true" loext:opacity="0%" style:font-name="Courier New" fo:font-size="13pt" fo:font-style="italic" style:letter-kerning="true" style:font-size-asian="13pt" style:font-style-asian="italic" style:font-size-complex="13pt" style:font-style-complex="italic"/>
    </style:style>
    <style:style style:name="T83" style:family="text">
      <style:text-properties style:use-window-font-color="true" loext:opacity="0%" style:font-name="Courier 10 Pitch" fo:font-size="18pt" style:letter-kerning="true" style:font-size-asian="18pt" style:font-size-complex="18pt"/>
    </style:style>
    <style:style style:name="T84" style:family="text">
      <style:text-properties style:use-window-font-color="true" loext:opacity="0%" style:font-name="Courier New" fo:font-size="18pt" fo:font-style="italic" fo:font-weight="normal" style:letter-kerning="true" style:font-size-asian="18pt" style:font-style-asian="italic" style:font-weight-asian="normal" style:font-size-complex="18pt" style:font-style-complex="italic" style:font-weight-complex="normal"/>
    </style:style>
    <style:style style:name="T85" style:family="text">
      <style:text-properties fo:font-size="23pt" fo:font-weight="normal" style:font-size-asian="23pt" style:font-weight-asian="normal" style:font-size-complex="23pt" style:font-weight-complex="normal"/>
    </style:style>
    <style:style style:name="T86" style:family="text">
      <style:text-properties style:font-name="Courier 10 Pitch" fo:font-size="14pt" fo:font-weight="normal" style:font-size-asian="14pt" style:font-weight-asian="normal" style:font-size-complex="14pt" style:font-weight-complex="normal"/>
    </style:style>
    <style:style style:name="T87" style:family="text">
      <style:text-properties style:font-name="Courier 10 Pitch" fo:font-size="22pt" fo:font-weight="normal" style:font-size-asian="22pt" style:font-weight-asian="normal" style:font-size-complex="22pt" style:font-weight-complex="normal"/>
    </style:style>
    <style:style style:name="T88" style:family="text">
      <style:text-properties style:font-name="Courier New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_5f_cover" presentation:presentation-page-layout-name="AL1T1">
        <office:forms form:automatic-focus="false" form:apply-design-mode="false"/>
        <draw:frame draw:style-name="gr1" draw:text-style-name="P2" draw:layer="layout" svg:width="17cm" svg:height="3.401cm" svg:x="5.5cm" svg:y="9.5cm">
          <draw:text-box>
            <text:p text:style-name="P1"><text:span text:style-name="T1">Full Text Search Nativo no PostgreSQL</text:span></text:p>
          </draw:text-box>
        </draw:frame>
        <draw:frame draw:style-name="gr2" draw:text-style-name="P3" draw:layer="layout" svg:width="5.5cm" svg:height="0.962cm" svg:x="22.5cm" svg:y="18.5cm">
          <draw:text-box>
            <text:p><text:span text:style-name="T2">Juliano Atanaz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FTS: O que é? Para que serve?</text:p>
          </draw:text-box>
        </draw:frame>
        <draw:frame presentation:style-name="pr3" draw:text-style-name="P6" draw:layer="layout" svg:width="25.199cm" svg:height="4.4cm" svg:x="1.4cm" svg:y="4.1cm" presentation:class="outline" presentation:user-transformed="true">
          <draw:text-box>
            <text:p text:style-name="P5"><text:span text:style-name="T3">Full Text Search</text:span><text:span text:style-name="T4"> / </text:span><text:span text:style-name="T3">Text Search</text:span><text:span text:style-name="T4"> / </text:span><text:span text:style-name="T3">Busca Textual</text:span><text:span text:style-name="T4">: é um mecanismo que possibilita </text:span><text:span text:style-name="T4">identificar documentos em linguagem natural que casem (combinem) com uma consulta </text:span><text:span text:style-name="T4">e opcionalmente ordená-los por relevância.</text:span></text:p>
            <text:p text:style-name="P5"><text:span text:style-name="T4">O uso mais comum de busca é encontrar todos documentos que contém termos de uma </text:span><text:span text:style-name="T4">consulta e retorná-los conforme sua semelhança com essa consul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Operadores ~, ~*, LIKE, and ILIKE</text:p>
          </draw:text-box>
        </draw:frame>
        <draw:frame presentation:style-name="pr5" draw:text-style-name="P8" draw:layer="layout" svg:width="25.199cm" svg:height="15.844cm" svg:x="1.401cm" svg:y="3.4cm" presentation:class="outline" presentation:user-transformed="true">
          <draw:text-box>
            <text:list text:style-name="L2">
              <text:list-header>
                <text:p text:style-name="P5"><text:span text:style-name="T3">Por que NÃO?</text:span></text:p>
                <text:p text:style-name="P5"><text:span text:style-name="T3"/></text:p>
              </text:list-header>
              <text:list-item>
                <text:p text:style-name="P5"><text:span text:style-name="T5">Não há suporte linguístico (mesmo para inglês);</text:span></text:p>
                <text:p text:style-name="P5"><text:span text:style-name="T5"/></text:p>
              </text:list-item>
              <text:list-item>
                <text:p text:style-name="P5"><text:span text:style-name="T5">Expressões regulares não são suficientes, pois é difícil lidar com derivações de </text:span><text:span text:style-name="T5">palavras;</text:span></text:p>
                <text:p text:style-name="P5"><text:span text:style-name="T5"/></text:p>
              </text:list-item>
              <text:list-item>
                <text:p text:style-name="P5"><text:span text:style-name="T5">Não tem ordem (relevância) de resultados de busca, o que os faz ineficazes quando </text:span><text:span text:style-name="T5">milhares de documentos que casem são encontrados;</text:span></text:p>
                <text:p text:style-name="P5"><text:span text:style-name="T5"/></text:p>
              </text:list-item>
              <text:list-item>
                <text:p text:style-name="P5"><text:span text:style-name="T5">Tendência a lentidão, por não haver suporte nativo a índice, então eles têm que </text:span><text:span text:style-name="T5">processar todos documentos por cada busc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Documento</text:p>
          </draw:text-box>
        </draw:frame>
        <draw:frame presentation:style-name="pr6" draw:text-style-name="P10" draw:layer="layout" svg:width="25.199cm" svg:height="4.6cm" svg:x="1.401cm" svg:y="7.4cm" presentation:class="outline" presentation:user-transformed="true">
          <draw:text-box>
            <text:p text:style-name="P9"><text:span text:style-name="T5">É a unidade de busca em um sistema de busca textual, por exemplo: um artigo de revista </text:span><text:span text:style-name="T5">ou uma mensagem de e-mail.</text:span></text:p>
            <text:p text:style-name="P9"><text:span text:style-name="T5">Para buscas no PostgreSQL, um documento é normalmente um campo de texto em uma </text:span><text:span text:style-name="T5">linha de uma tabela, ou possivelmente uma combinação (concatenação) de campos.</text:span></text:p>
            <text:p text:style-name="P9"><text:span text:style-name="T5">Resumindo: </text:span><text:span text:style-name="T3">documento</text:span><text:span text:style-name="T5"> em buscas textuais é um </text:span><text:span text:style-name="T3">texto</text:span><text:span text:style-name="T5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_5f_slides" presentation:presentation-page-layout-name="AL1T1">
        <office:forms form:automatic-focus="false" form:apply-design-mode="false"/>
        <draw:frame draw:style-name="gr4" draw:text-style-name="P11" draw:layer="layout" svg:width="26.989cm" svg:height="13.149cm" svg:x="0.611cm" svg:y="4.5cm">
          <draw:text-box>
            <text:p><text:span text:style-name="T6">Foi criado exclusivamente para esta apresentação e possui apenas uma </text:span><text:span text:style-name="T6">tabela, a </text:span><text:span text:style-name="T7">tb_post</text:span><text:span text:style-name="T8">, cuja estrutura é: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A tabela tem como função armazenar textos (artigos), cujos campos são </text:span><text:span text:style-name="T7">id</text:span><text:span text:style-name="T8">, </text:span><text:span text:style-name="T7">title</text:span><text:span text:style-name="T8">, </text:span><text:span text:style-name="T7">text_</text:span><text:span text:style-name="T8"> e </text:span><text:span text:style-name="T7">tags</text:span><text:span text:style-name="T8">. Um índice, </text:span><text:span text:style-name="T7">pk_post</text:span><text:span text:style-name="T8">, para o campo </text:span><text:span text:style-name="T7">id</text:span><text:span text:style-name="T8">.</text:span></text:p>
          </draw:text-box>
        </draw:frame>
        <draw:frame draw:style-name="gr5" draw:layer="layout" svg:width="17.222cm" svg:height="6.803cm" svg:x="4.778cm" svg:y="7.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2"><text:span text:style-name="T9">Coluna</text:span></text:p>
              </table:table-cell>
              <table:table-cell table:style-name="ce2">
                <text:p text:style-name="P12"><text:span text:style-name="T9">Tipo</text:span></text:p>
              </table:table-cell>
            </table:table-row>
            <table:table-row table:style-name="ro1">
              <table:table-cell table:style-name="ce3">
                <text:p text:style-name="P13"><text:span text:style-name="T10">id</text:span></text:p>
              </table:table-cell>
              <table:table-cell table:style-name="ce4">
                <text:p><text:span text:style-name="T11">integer</text:span></text:p>
              </table:table-cell>
            </table:table-row>
            <table:table-row table:style-name="ro1">
              <table:table-cell table:style-name="ce3">
                <text:p text:style-name="P13"><text:span text:style-name="T10">title</text:span></text:p>
              </table:table-cell>
              <table:table-cell table:style-name="ce4">
                <text:p><text:span text:style-name="T11">character varying(100)</text:span></text:p>
              </table:table-cell>
            </table:table-row>
            <table:table-row table:style-name="ro1">
              <table:table-cell table:style-name="ce3">
                <text:p text:style-name="P13"><text:span text:style-name="T10">text_</text:span></text:p>
              </table:table-cell>
              <table:table-cell table:style-name="ce4">
                <text:p><text:span text:style-name="T11">text</text:span></text:p>
              </table:table-cell>
            </table:table-row>
            <table:table-row table:style-name="ro1">
              <table:table-cell table:style-name="ce3">
                <text:p text:style-name="P13"><text:span text:style-name="T10">tags</text:span></text:p>
              </table:table-cell>
              <table:table-cell table:style-name="ce4">
                <text:p><text:span text:style-name="T11">character varying(200)</text:span></text:p>
              </table:table-cell>
            </table:table-row>
            <table:table-row table:style-name="ro1">
              <table:table-cell table:style-name="ce5"/>
              <table:table-cell table:style-name="ce6"/>
            </table:table-row>
            <table:table-row table:style-name="ro1">
              <table:table-cell table:style-name="ce7">
                <text:p text:style-name="P12"><text:span text:style-name="T9">Índice:</text:span></text:p>
              </table:table-cell>
              <table:table-cell table:style-name="ce8">
                <text:p><text:span text:style-name="T11">"pk_post" PRIMARY KEY, btree (id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14" draw:layer="layout" svg:width="21.5cm" svg:height="2.203cm" svg:x="6cm" svg:y="-0.1cm" presentation:class="title" presentation:user-transformed="true">
          <draw:text-box>
            <text:p text:style-name="P14"><text:span text:style-name="T12">Base de dados de exemplo db_f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Documento</text:p>
          </draw:text-box>
        </draw:frame>
        <draw:frame draw:style-name="gr6" draw:text-style-name="P17" draw:layer="layout" svg:width="26.199cm" svg:height="6.119cm" svg:x="0.801cm" svg:y="7.394cm">
          <draw:text-box>
            <text:p><text:span text:style-name="T13">SELECT</text:span></text:p>
            <text:p><text:span text:style-name="T13"><text:s text:c="4"/></text:span><text:span text:style-name="T13">title</text:span><text:span text:style-name="T14">,</text:span></text:p>
            <text:p><text:span text:style-name="T14"><text:s text:c="4"/></text:span><text:span text:style-name="T14">substring(text_, 1, 70) AS text_</text:span></text:p>
            <text:p><text:span text:style-name="T14">FROM tb_post <text:s text:c="16"/></text:span></text:p>
            <text:p><text:span text:style-name="T14">WHERE id = 1;</text:span></text:p>
            <text:p><text:span text:style-name="T14"/></text:p>
            <text:p text:style-name="P16"><text:span text:style-name="T15"><text:s text:c="3"/></text:span><text:span text:style-name="T15">title <text:s text:c="2"/>| <text:s text:c="32"/>text_ <text:s text:c="33"/></text:span></text:p>
            <text:p text:style-name="P16"><text:span text:style-name="T15">------------+------------------------------------------------------------------------</text:span></text:p>
            <text:p text:style-name="P16"><text:span text:style-name="T15"><text:s/></text:span><text:span text:style-name="T15">Laranjeira | A laranja é o fruto produzido pela laranjeira (Citrus × sinensis), uma</text:span></text:p>
          </draw:text-box>
        </draw:frame>
        <draw:frame draw:style-name="gr7" draw:text-style-name="P11" draw:layer="layout" svg:width="13.452cm" svg:height="0.963cm" svg:x="7cm" svg:y="17cm">
          <draw:text-box>
            <text:p><text:span text:style-name="T11">A partir da consulta extraiu-se o documento. 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Token</text:p>
          </draw:text-box>
        </draw:frame>
        <draw:frame presentation:style-name="pr8" draw:text-style-name="P10" draw:layer="layout" svg:width="25.199cm" svg:height="1.423cm" svg:x="1.301cm" svg:y="4.3cm" presentation:class="outline" presentation:user-transformed="true">
          <draw:text-box>
            <text:p text:style-name="P9"><text:span text:style-name="T16">Tokens</text:span><text:span text:style-name="T5"> são as palavras em um documento, que podem variar seus tipos como números, </text:span><text:span text:style-name="T5">palavras, palavras complexas e endereços de e-mail.</text:span></text:p>
          </draw:text-box>
        </draw:frame>
        <draw:frame draw:style-name="gr8" draw:text-style-name="P17" draw:layer="layout" svg:width="25.699cm" svg:height="3.807cm" svg:x="0.801cm" svg:y="7.994cm">
          <draw:text-box>
            <text:p><text:span text:style-name="T14">SELECT</text:span></text:p>
            <text:p><text:span text:style-name="T14"><text:s text:c="4"/></text:span><text:span text:style-name="T14">'O rato foi pego pela gata preta, pelo gato branco e pelo '</text:span></text:p>
            <text:p><text:span text:style-name="T14"><text:s text:c="4"/></text:span><text:span text:style-name="T14">||'cachorro de pêlos lisos'::tsvector;</text:span></text:p>
          </draw:text-box>
        </draw:frame>
        <draw:frame draw:style-name="gr9" draw:text-style-name="P18" draw:layer="layout" svg:width="27cm" svg:height="1.586cm" svg:x="0.5cm" svg:y="10.694cm">
          <draw:text-box>
            <text:p><text:span text:style-name="T17"><text:s text:c="49"/></text:span><text:span text:style-name="T17">?column? <text:s text:c="49"/></text:span></text:p>
            <text:p><text:span text:style-name="T17">-----------------------------------------------------------------------------------------------------------</text:span></text:p>
            <text:p><text:span text:style-name="T17"><text:s/></text:span><text:span text:style-name="T17">'O' 'branco' 'cachorro' 'de' 'e' 'foi' 'gata' 'gato' 'lisos' 'pego' 'pela' 'pelo' 'preta,' 'pêlos' 'rato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Lexema</text:p>
          </draw:text-box>
        </draw:frame>
        <draw:frame presentation:style-name="pr9" draw:text-style-name="P10" draw:layer="layout" svg:width="25.199cm" svg:height="1.923cm" svg:x="1.301cm" svg:y="4.3cm" presentation:class="outline" presentation:user-transformed="true">
          <draw:text-box>
            <text:p text:style-name="P9"><text:span text:style-name="T5">Lexema é a palavra ou parte da palavra que serve de base ao sentido por ela. </text:span></text:p>
            <text:p text:style-name="P9"><text:span text:style-name="T5">Similar ao conceito de </text:span><text:span text:style-name="T3">radical</text:span><text:span text:style-name="T5"> em </text:span><text:span text:style-name="T3">gramática</text:span><text:span text:style-name="T5">.</text:span></text:p>
          </draw:text-box>
        </draw:frame>
        <draw:frame draw:style-name="gr10" draw:text-style-name="P17" draw:layer="layout" svg:width="16.9cm" svg:height="3.494cm" svg:x="0.6cm" svg:y="7.894cm">
          <draw:text-box>
            <text:p><text:span text:style-name="T14">SELECT to_tsvector('Portuguese', 'gatas');</text:span></text:p>
            <text:p><text:span text:style-name="T14"/></text:p>
            <text:p text:style-name="P16"><text:span text:style-name="T18"><text:s/></text:span><text:span text:style-name="T18">to_tsvector </text:span></text:p>
            <text:p text:style-name="P16"><text:span text:style-name="T18">-------------</text:span></text:p>
            <text:p text:style-name="P16"><text:span text:style-name="T18"><text:s/></text:span><text:span text:style-name="T18">'gat':1</text:span></text:p>
          </draw:text-box>
        </draw:frame>
        <draw:frame draw:style-name="gr10" draw:text-style-name="P17" draw:layer="layout" svg:width="20.4cm" svg:height="3.494cm" svg:x="0.6cm" svg:y="12.094cm">
          <draw:text-box>
            <text:p><text:span text:style-name="T14">SELECT to_tsvector('pg_catalog.portuguese', 'gato');</text:span></text:p>
            <text:p><text:span text:style-name="T14"/></text:p>
            <text:p text:style-name="P16"><text:span text:style-name="T18"><text:s/></text:span><text:span text:style-name="T18">to_tsvector </text:span></text:p>
            <text:p text:style-name="P16"><text:span text:style-name="T18">-------------</text:span></text:p>
            <text:p text:style-name="P16"><text:span text:style-name="T18"><text:s/></text:span><text:span text:style-name="T18">'gat':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0" draw:text-style-name="P10" draw:layer="layout" svg:width="25.199cm" svg:height="10.911cm" svg:x="1.301cm" svg:y="4.3cm" presentation:class="outline" presentation:user-transformed="true">
          <draw:text-box>
            <text:p text:style-name="P9"><text:span text:style-name="T5">Em português, palavras de parada, são palavras que podem ser consideradas </text:span><text:span text:style-name="T5">irrelevantes para o conjunto de resultados a ser exibido em uma busca realizada em um </text:span><text:span text:style-name="T16">search engine</text:span><text:span text:style-name="T5">.</text:span></text:p>
            <text:p text:style-name="P9"><text:span text:style-name="T5"/></text:p>
            <text:p text:style-name="P9"><text:span text:style-name="T3">Artigos</text:span><text:span text:style-name="T5">: o, a, os, as, um, uma, uns, umas</text:span></text:p>
            <text:p text:style-name="P9"><text:span text:style-name="T3">Conjunções</text:span><text:span text:style-name="T5">: e, nem, mas, já, mas, ou, que, se</text:span></text:p>
            <text:p text:style-name="P9"><text:span text:style-name="T3">Crase</text:span><text:span text:style-name="T5">: à</text:span></text:p>
            <text:p text:style-name="P9"><text:span text:style-name="T3">Preposições</text:span><text:span text:style-name="T5">: a, com, como, de, em, para, por, sem</text:span></text:p>
            <text:p text:style-name="P9"><text:span text:style-name="T3">Pronomes</text:span><text:span text:style-name="T5">: eu, nós, tu, vós, ele, eles, ela, elas, seu, teu, meu, no, na, nos, nas, quem, </text:span><text:span text:style-name="T5">que, qu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1" draw:text-style-name="P10" draw:layer="layout" svg:width="25.199cm" svg:height="14.284cm" svg:x="1.301cm" svg:y="4.3cm" presentation:class="outline" presentation:user-transformed="true">
          <draw:text-box>
            <text:p text:style-name="P9"><text:span text:style-name="T5">O postgres lê o arquivo de palavras de parada que está em no diretório </text:span><text:span text:style-name="T19">$SHAREDIR/tsearch_data/</text:span><text:span text:style-name="T5">.</text:span></text:p>
            <text:p text:style-name="P9"><text:span text:style-name="T5"/></text:p>
            <text:p text:style-name="P9"><text:span text:style-name="T5">A extensão desse arquivo é </text:span><text:span text:style-name="T20">.stop</text:span><text:span text:style-name="T5">.</text:span></text:p>
            <text:p text:style-name="P9"><text:span text:style-name="T5"/></text:p>
            <text:p text:style-name="P9"><text:span text:style-name="T5">Seu conteúdo é de apenas </text:span><text:span text:style-name="T16">stop words</text:span><text:span text:style-name="T5">.</text:span></text:p>
            <text:p text:style-name="P9"><text:span text:style-name="T20"/></text:p>
            <text:p text:style-name="P9"><text:span text:style-name="T20">$SHAREDIR</text:span><text:span text:style-name="T5"> pode variar dependendo da instalação do PostgreSQL. Por padrão é o </text:span><text:span text:style-name="T5">diretório </text:span><text:span text:style-name="T21">share</text:span><text:span text:style-name="T5"> da instalação.</text:span></text:p>
            <text:p text:style-name="P9"><text:span text:style-name="T22"/></text:p>
            <text:p text:style-name="P9"><text:span text:style-name="T2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2" draw:text-style-name="P20" draw:layer="layout" svg:width="25.199cm" svg:height="7.57cm" svg:x="1.301cm" svg:y="4.3cm" presentation:class="outline" presentation:user-transformed="true">
          <draw:text-box>
            <text:p text:style-name="P9"><text:span text:style-name="T5">Para o idioma português o arquivo é</text:span></text:p>
            <text:p text:style-name="P9"><text:span text:style-name="T21">$SHAREDIR/tsearch_data/portuguese.stop</text:span></text:p>
            <text:p text:style-name="P9"><text:span text:style-name="T23"/></text:p>
            <text:p text:style-name="P9"><text:span text:style-name="T23">Para obter o valor de </text:span><text:span text:style-name="T21">$SHAREDIR</text:span><text:span text:style-name="T23">, dê o comando no </text:span><text:span text:style-name="T16">shell</text:span><text:span text:style-name="T23">:</text:span></text:p>
            <text:p text:style-name="P19"><text:span text:style-name="T24">$ pg_config --sharedir</text:span></text:p>
            <text:p text:style-name="P9"><text:span text:style-name="T19"/></text:p>
            <text:p text:style-name="P9"><text:span text:style-name="T19">/usr/share/postgresql/1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Pré processamento</text:p>
          </draw:text-box>
        </draw:frame>
        <draw:custom-shape draw:style-name="gr11" draw:text-style-name="P22" draw:layer="layout" svg:width="7.647cm" svg:height="1.954cm" svg:x="1cm" svg:y="3.5cm">
          <text:p text:style-name="P21"><text:span text:style-name="T2">Documento</text:span>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7.647cm" svg:height="1.953cm" svg:x="19.353cm" svg:y="3.545cm">
          <text:p text:style-name="P21"><text:span text:style-name="T2">Lexemas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draw:layer="layout" svg:width="7.647cm" svg:height="1.954cm" svg:x="10.132cm" svg:y="3.546cm">
          <text:p text:style-name="P21"><text:span text:style-name="T2">Tokens</text:span></text:p>
          <draw:enhanced-geometry svg:viewBox="0 0 21600 21600" draw:type="rectangle" draw:enhanced-path="M 0 0 L 21600 0 21600 21600 0 21600 0 0 Z N"/>
        </draw:custom-shape>
        <draw:custom-shape draw:style-name="gr14" draw:text-style-name="P26" draw:layer="layout" svg:width="3.5cm" svg:height="1.2cm" svg:x="7.799cm" svg:y="3.98cm">
          <text:p text:style-name="P25"><text:span text:style-name="T25">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6" draw:layer="layout" svg:width="3.5cm" svg:height="1.2cm" svg:x="16.999cm" svg:y="3.98cm">
          <text:p text:style-name="P25"><text:span text:style-name="T25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7" draw:layer="layout" svg:width="25.699cm" svg:height="4.466cm" svg:x="0.801cm" svg:y="6.494cm">
          <draw:text-box>
            <text:p><text:span text:style-name="T14">SELECT</text:span></text:p>
            <text:p><text:span text:style-name="T14"><text:s text:c="4"/></text:span><text:span text:style-name="T14">'O rato foi pego pela gata preta, pelo gato branco e pelo '</text:span></text:p>
            <text:p><text:span text:style-name="T14"><text:s text:c="4"/></text:span><text:span text:style-name="T14">||'cachorro de pêlos lisos'::tsvector;</text:span></text:p>
            <text:p><text:span text:style-name="T14"/></text:p>
            <text:p text:style-name="P16"><text:span text:style-name="T17"><text:s text:c="49"/></text:span><text:span text:style-name="T17">?column? <text:s text:c="49"/></text:span></text:p>
            <text:p text:style-name="P16"><text:span text:style-name="T17">-----------------------------------------------------------------------------------------------------------</text:span></text:p>
            <text:p text:style-name="P16"><text:span text:style-name="T17"><text:s/></text:span><text:span text:style-name="T17">'O' 'branco' 'cachorro' 'de' 'e' 'foi' 'gata' 'gato' 'lisos' 'pego' 'pela' 'pelo' 'preta,' 'pêlos' 'rato'</text:span></text:p>
          </draw:text-box>
        </draw:frame>
        <draw:frame draw:style-name="gr16" draw:text-style-name="P17" draw:layer="layout" svg:width="25.699cm" svg:height="5.906cm" svg:x="0.801cm" svg:y="11.694cm">
          <draw:text-box>
            <text:p><text:span text:style-name="T14">SELECT</text:span></text:p>
            <text:p><text:span text:style-name="T14"><text:s text:c="4"/></text:span><text:span text:style-name="T14">to_tsvector(</text:span></text:p>
            <text:p><text:span text:style-name="T14"><text:s text:c="8"/></text:span><text:span text:style-name="T14">'Portuguese',</text:span></text:p>
            <text:p><text:span text:style-name="T13"><text:s text:c="8"/></text:span><text:span text:style-name="T13">'O rato foi pego pela gata preta, pelo gato branco e </text:span><text:span text:style-name="T14">'</text:span></text:p>
            <text:p><text:span text:style-name="T13"><text:s text:c="8"/></text:span><text:span text:style-name="T13">||</text:span><text:span text:style-name="T14">'pelo cachorro de pêlos liso');</text:span></text:p>
            <text:p><text:span text:style-name="T14"/></text:p>
            <text:p text:style-name="P16"><text:span text:style-name="T17"><text:s text:c="33"/></text:span><text:span text:style-name="T17">to_tsvector <text:s text:c="33"/></text:span></text:p>
            <text:p text:style-name="P16"><text:span text:style-name="T17">------------------------------------------------------------------------------</text:span></text:p>
            <text:p text:style-name="P16"><text:span text:style-name="T17"><text:s/></text:span><text:span text:style-name="T17">'branc':10 'cachorr':13 'gat':6,9 'lis':16 'peg':4 'pret':7 'pêl':15 'rat':2</text:span></text:p>
          </draw:text-box>
        </draw:frame>
        <draw:frame draw:style-name="gr17" draw:text-style-name="P27" draw:layer="layout" svg:width="22.8cm" svg:height="1.162cm" svg:x="0.7cm" svg:y="18cm">
          <draw:text-box>
            <text:p><text:span text:style-name="T5">Nota-se no segundo exemplo que não há </text:span><text:span text:style-name="T16">stop words</text:span><text:span text:style-name="T23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presentation:style-name="pr13" draw:text-style-name="P10" draw:layer="layout" svg:width="25.199cm" svg:height="9.223cm" svg:x="1.301cm" svg:y="4.3cm" presentation:class="outline" presentation:user-transformed="true">
          <draw:text-box>
            <text:p text:style-name="P9"><text:span text:style-name="T26">A funcionalidades de busca textual são controladas por configurações próprias.</text:span></text:p>
            <text:p text:style-name="P9"><text:span text:style-name="T26">O PostgreSQL vem com configurações pré definidas para muitos</text:span><text:span text:style-name="T27"> idiomas.</text:span></text:p>
            <text:p text:style-name="P9"><text:span text:style-name="T28">Especifica todas opções necessárias para transformar um documento em um </text:span><text:span text:style-name="T29">tsvector</text:span><text:span text:style-name="T28">: o </text:span><text:span text:style-name="T29">parser</text:span><text:span text:style-name="T28"> para quebrar texto em </text:span><text:span text:style-name="T29">tokens</text:span><text:span text:style-name="T28"> e os dicionários para transformar cada </text:span><text:span text:style-name="T29">token</text:span><text:span text:style-name="T28"> em um </text:span><text:span text:style-name="T28">lexema.</text:span></text:p>
            <text:p text:style-name="P9"><text:span text:style-name="T28">Toda chamada a funções como </text:span><text:span text:style-name="T21">to_tsvector</text:span><text:span text:style-name="T28"> e </text:span><text:span text:style-name="T21">to_tsquery</text:span><text:span text:style-name="T28"> necessita de uma </text:span><text:span text:style-name="T28">configuração para fazer seu processamento.</text:span></text:p>
            <text:p text:style-name="P9"><text:span text:style-name="T28">O parâmetro de configuração </text:span><text:span text:style-name="T21">default_text_search_config</text:span><text:span text:style-name="T28"> especifca o nome da </text:span><text:span text:style-name="T28">configuração padrão, que será é utilizada por funções de buscas textuais se o padrão </text:span><text:span text:style-name="T28">relativo à configuração de busca textual for omiti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18" draw:text-style-name="P17" draw:layer="layout" svg:width="22.8cm" svg:height="5.898cm" svg:x="1.2cm" svg:y="5.394cm">
          <draw:text-box>
            <text:p><text:span text:style-name="T14">\dF</text:span></text:p>
            <text:p><text:span text:style-name="T14"/></text:p>
            <text:p text:style-name="P16"><text:span text:style-name="T18"><text:s text:c="14"/></text:span><text:span text:style-name="T18">List of text search configurations</text:span></text:p>
            <text:p text:style-name="P16"><text:span text:style-name="T18"><text:s text:c="3"/></text:span><text:span text:style-name="T18">Schema <text:s text:c="2"/>| <text:s text:c="3"/>Name <text:s text:c="3"/>| <text:s text:c="13"/>Description <text:s text:c="13"/></text:span></text:p>
            <text:p text:style-name="P16"><text:span text:style-name="T18">------------+------------+---------------------------------------</text:span></text:p>
            <text:p text:style-name="P16"><text:span text:style-name="T18"><text:s/></text:span><text:span text:style-name="T18">pg_catalog | arabic <text:s text:c="4"/>| configuration for arabic language</text:span></text:p>
            <text:p text:style-name="P16"><text:span text:style-name="T18"><text:s/></text:span><text:span text:style-name="T18">pg_catalog | armenian <text:s text:c="2"/>| configuration for armenian language</text:span></text:p>
            <text:p text:style-name="P16"><text:span text:style-name="T18"><text:s/></text:span><text:span text:style-name="T18">pg_catalog | basque <text:s text:c="4"/>| configuration for basque language </text:span></text:p>
            <text:p text:style-name="P16"><text:span text:style-name="T18"><text:s/></text:span><text:span text:style-name="T18">. . .</text:span></text:p>
          </draw:text-box>
        </draw:frame>
        <draw:frame draw:style-name="gr19" draw:text-style-name="P29" draw:layer="layout" svg:width="22.5cm" svg:height="1.1cm" svg:x="1cm" svg:y="4.1cm">
          <draw:text-box>
            <text:p text:style-name="P28"><text:span text:style-name="T30">As configurações disponíveis podem ser listadas </text:span><text:span text:style-name="T27">no </text:span><text:span text:style-name="T31">psql </text:span><text:span text:style-name="T27">da seguinte forma: </text:span></text:p>
          </draw:text-box>
        </draw:frame>
        <draw:frame draw:style-name="gr20" draw:text-style-name="P29" draw:layer="layout" svg:width="4cm" svg:height="1.1cm" svg:x="1cm" svg:y="12cm">
          <draw:text-box>
            <text:p text:style-name="P28"><text:span text:style-name="T27">Ou via SQL: </text:span></text:p>
          </draw:text-box>
        </draw:frame>
        <draw:frame draw:style-name="gr21" draw:text-style-name="P30" draw:layer="layout" svg:width="13.5cm" svg:height="6.011cm" svg:x="1cm" svg:y="13.537cm">
          <draw:text-box>
            <text:p><text:span text:style-name="T32">SELECT cfgname FROM pg_ts_config;</text:span></text:p>
            <text:p><text:span text:style-name="T32"/></text:p>
            <text:p><text:span text:style-name="T33"><text:s text:c="2"/></text:span><text:span text:style-name="T33">cfgname <text:s text:c="2"/></text:span></text:p>
            <text:p><text:span text:style-name="T33">------------</text:span></text:p>
            <text:p><text:span text:style-name="T33"><text:s/></text:span><text:span text:style-name="T33">simple</text:span></text:p>
            <text:p><text:span text:style-name="T33"><text:s/></text:span><text:span text:style-name="T33">arabic</text:span></text:p>
            <text:p><text:span text:style-name="T33"><text:s/></text:span><text:span text:style-name="T33">armenian</text:span></text:p>
            <text:p><text:span text:style-name="T33">. . 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10" draw:text-style-name="P17" draw:layer="layout" svg:width="16.9cm" svg:height="3.494cm" svg:x="0.6cm" svg:y="7.5cm">
          <draw:text-box>
            <text:p><text:span text:style-name="T14">SHOW default_text_search_config;</text:span></text:p>
            <text:p><text:span text:style-name="T14"/></text:p>
            <text:p text:style-name="P16"><text:span text:style-name="T18"><text:s/></text:span><text:span text:style-name="T18">default_text_search_config </text:span></text:p>
            <text:p text:style-name="P16"><text:span text:style-name="T18">----------------------------</text:span></text:p>
            <text:p text:style-name="P16"><text:span text:style-name="T18"><text:s/></text:span><text:span text:style-name="T18">pg_catalog.english</text:span></text:p>
          </draw:text-box>
        </draw:frame>
        <draw:frame draw:style-name="gr22" draw:text-style-name="P29" draw:layer="layout" svg:width="26.5cm" svg:height="1.729cm" svg:x="0.5cm" svg:y="3.827cm">
          <draw:text-box>
            <text:p text:style-name="P28"><text:span text:style-name="T27">O parâmetro </text:span><text:span text:style-name="T20">default_text_search_config</text:span><text:span text:style-name="T27"> é o que controla como FTS irá funcionar no </text:span><text:span text:style-name="T27">PostgreSQL.</text:span></text:p>
          </draw:text-box>
        </draw:frame>
        <draw:frame draw:style-name="gr23" draw:text-style-name="P17" draw:layer="layout" svg:width="22.4cm" svg:height="0.971cm" svg:x="0.6cm" svg:y="16.229cm">
          <draw:text-box>
            <text:p><text:span text:style-name="T14">SET default_text_search_config = 'Portuguese';</text:span></text:p>
          </draw:text-box>
        </draw:frame>
        <draw:frame draw:style-name="gr7" draw:text-style-name="P11" draw:layer="layout" svg:width="3.961cm" svg:height="0.963cm" svg:x="0.6cm" svg:y="6.5cm">
          <draw:text-box>
            <text:p><text:span text:style-name="T27">Exibindo:</text:span></text:p>
          </draw:text-box>
        </draw:frame>
        <draw:frame draw:style-name="gr24" draw:text-style-name="P11" draw:layer="layout" svg:width="9.295cm" svg:height="1.049cm" svg:x="0.705cm" svg:y="12.951cm">
          <draw:text-box>
            <text:p><text:span text:style-name="T11">Alterando para a sessão atual:</text:span></text:p>
          </draw:text-box>
        </draw:frame>
        <draw:frame draw:style-name="gr23" draw:text-style-name="P17" draw:layer="layout" svg:width="22.4cm" svg:height="0.971cm" svg:x="0.6cm" svg:y="14.201cm">
          <draw:text-box>
            <text:p><text:span text:style-name="T14">SET default_text_search_config = 'pg_catalog.portuguese';</text:span></text:p>
          </draw:text-box>
        </draw:frame>
        <draw:frame draw:style-name="gr7" draw:text-style-name="P11" draw:layer="layout" svg:width="3.22cm" svg:height="0.963cm" svg:x="0.78cm" svg:y="15.237cm">
          <draw:text-box>
            <text:p><text:span text:style-name="T11">o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_5f_slides" presentation:presentation-page-layout-name="AL1T1">
        <office:forms form:automatic-focus="false" form:apply-design-mode="false"/>
        <draw:frame presentation:style-name="pr1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figurações de FTS</text:span></text:p>
          </draw:text-box>
        </draw:frame>
        <draw:frame draw:style-name="gr25" draw:text-style-name="P31" draw:layer="layout" svg:width="26.459cm" svg:height="6.818cm" svg:x="0.541cm" svg:y="4.5cm">
          <draw:text-box>
            <text:p text:style-name="P5"><text:span text:style-name="T5">Essa configuração pode ser configurada no </text:span><text:span text:style-name="T20">postgresql.conf</text:span><text:span text:style-name="T5"> ou em uma sessão individual </text:span><text:span text:style-name="T5">utilizando o comando </text:span><text:span text:style-name="T21">SET</text:span><text:span text:style-name="T5">.</text:span></text:p>
            <text:p text:style-name="P5"><text:span text:style-name="T5"/></text:p>
            <text:p text:style-name="P5"><text:span text:style-name="T5">Muitas configurações de busca textual pré definidas estão disponíveis, e é possível criar uma </text:span><text:span text:style-name="T5">customizada facilmente.</text:span></text:p>
            <text:p text:style-name="P5"><text:span text:style-name="T5"/></text:p>
            <text:p text:style-name="P5"><text:span text:style-name="T5">Para facilitar o gerenciamento de objetos de busca textual, um conjunto de comandos SQL </text:span><text:span text:style-name="T5">está disponível e e há vários comandos do </text:span><text:span text:style-name="T21">psql</text:span><text:span text:style-name="T5"> que exibem informações sobre objetos de </text:span><text:span text:style-name="T5">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7" draw:text-style-name="P11" draw:layer="layout" svg:width="26.056cm" svg:height="0.963cm" svg:x="0.444cm" svg:y="4.037cm">
          <draw:text-box>
            <text:p><text:span text:style-name="T11">Criação de uma configuração chamada tsc_pg a partir da configuração português </text:span><text:span text:style-name="T34">built-in</text:span><text:span text:style-name="T11">:</text:span></text:p>
          </draw:text-box>
        </draw:frame>
        <draw:frame draw:style-name="gr26" draw:text-style-name="P17" draw:layer="layout" svg:width="19.5cm" svg:height="1.691cm" svg:x="0.5cm" svg:y="6.138cm">
          <draw:text-box>
            <text:p><text:span text:style-name="T14">CREATE TEXT SEARCH CONFIGURATION public.tsc_pg</text:span></text:p>
            <text:p><text:span text:style-name="T14"><text:s text:c="4"/></text:span><text:span text:style-name="T14">(COPY = pg_catalog.portuguese);</text:span></text:p>
          </draw:text-box>
        </draw:frame>
        <draw:frame draw:style-name="gr27" draw:text-style-name="P11" draw:layer="layout" svg:width="26.556cm" svg:height="1.729cm" svg:x="0.444cm" svg:y="11.338cm">
          <draw:text-box>
            <text:p><text:span text:style-name="T11">Criação de um arquivo de lista <text:s/>de sinônimos (</text:span><text:span text:style-name="T35">$SHAREDIR/tsearch_data/pg_dict.syn</text:span><text:span text:style-name="T11">):</text:span></text:p>
          </draw:text-box>
        </draw:frame>
        <draw:frame draw:style-name="gr28" draw:text-style-name="P17" draw:layer="layout" svg:width="26cm" svg:height="4.571cm" svg:x="0.5cm" svg:y="13.439cm">
          <draw:text-box>
            <text:p><text:span text:style-name="T14"># cat &lt;&lt; EOF &gt; `pg_config --sharedir`/tsearch_data/pg_dict.syn</text:span></text:p>
            <text:p><text:span text:style-name="T14">postgres <text:s text:c="3"/>pg</text:span></text:p>
            <text:p><text:span text:style-name="T14">pgsql <text:s text:c="6"/>pg</text:span></text:p>
            <text:p><text:span text:style-name="T14">postgresql <text:s/>pg</text:span></text:p>
            <text:p><text:span text:style-name="T14">EO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29" draw:text-style-name="P32" draw:layer="layout" svg:width="19.7cm" svg:height="0.972cm" svg:x="0.8cm" svg:y="4.628cm">
          <draw:text-box>
            <text:p><text:span text:style-name="T36"># aptitude install myspell-pt-br hunspell-pt-br</text:span></text:p>
          </draw:text-box>
        </draw:frame>
        <draw:frame presentation:style-name="pr15" draw:text-style-name="P33" draw:layer="layout" svg:width="26cm" svg:height="1.535cm" svg:x="1cm" svg:y="7.097cm" presentation:class="outline" presentation:user-transformed="true">
          <draw:text-box>
            <text:p><text:span text:style-name="T5">Localizando os arquivos .aff e .dic, que são necessários para gerar os arquivos </text:span><text:span text:style-name="T20">.affix</text:span><text:span text:style-name="T5"> </text:span><text:span text:style-name="T5">e </text:span><text:span text:style-name="T20">.dict</text:span><text:span text:style-name="T5">, respectivamente:</text:span></text:p>
          </draw:text-box>
        </draw:frame>
        <draw:frame draw:style-name="gr30" draw:text-style-name="P11" draw:layer="layout" svg:width="21.076cm" svg:height="3.131cm" svg:x="1cm" svg:y="9.301cm">
          <draw:text-box>
            <text:p><text:span text:style-name="T36">$ dpkg -S pt_BR.aff pt_BR.dic</text:span></text:p>
            <text:p><text:span text:style-name="T37"/></text:p>
            <text:p><text:span text:style-name="T38">hunspell-pt-br: /usr/share/hunspell/pt_BR.aff</text:span></text:p>
            <text:p><text:span text:style-name="T38">hunspell-pt-br: /usr/share/hunspell/pt_BR.dic</text:span></text:p>
          </draw:text-box>
        </draw:frame>
        <draw:frame draw:style-name="gr7" draw:text-style-name="P34" draw:layer="layout" svg:width="25.491cm" svg:height="0.963cm" svg:x="0.751cm" svg:y="3.396cm">
          <draw:text-box>
            <text:p text:style-name="P5"><text:span text:style-name="T5">Instalação de pacotes </text:span><text:span text:style-name="T23">que proverão os arquivos necessários para o português brasileiro:</text:span></text:p>
          </draw:text-box>
        </draw:frame>
        <draw:frame presentation:style-name="pr16" draw:text-style-name="P35" draw:layer="layout" svg:width="25.199cm" svg:height="0.768cm" svg:x="0.7cm" svg:y="13.797cm" presentation:class="outline" presentation:user-transformed="true">
          <draw:text-box>
            <text:p><text:span text:style-name="T5">Criando os arquivos </text:span><text:span text:style-name="T20">.dict</text:span><text:span text:style-name="T5"> e </text:span><text:span text:style-name="T20">.affix</text:span><text:span text:style-name="T5">, com codificação UTF-8:</text:span></text:p>
          </draw:text-box>
        </draw:frame>
        <draw:frame draw:style-name="gr31" draw:text-style-name="P37" draw:layer="layout" svg:width="26.516cm" svg:height="4.239cm" svg:x="0.484cm" svg:y="15cm">
          <draw:text-box>
            <text:p text:style-name="P36"><text:span text:style-name="T39"># cp /usr/share/hunspell/pt_BR.dic $SHAREDIR/tsearch_data/pt_br.dict</text:span></text:p>
            <text:p text:style-name="P36"><text:span text:style-name="T39"/></text:p>
            <text:p text:style-name="P36"><text:span text:style-name="T39"># sed 's/FLAG UTF-8/FLAG default/g' \</text:span></text:p>
            <text:p text:style-name="P36"><text:span text:style-name="T39"><text:s text:c="4"/></text:span><text:span text:style-name="T39">/usr/share/hunspell/pt_BR.aff &gt; $SHAREDIR/tsearch_data/pt_br.affi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7" draw:text-style-name="P11" draw:layer="layout" svg:width="20.056cm" svg:height="0.963cm" svg:x="0.444cm" svg:y="4.037cm">
          <draw:text-box>
            <text:p><text:span text:style-name="T11">Definição do dicionário de sinônimos:</text:span></text:p>
          </draw:text-box>
        </draw:frame>
        <draw:frame draw:style-name="gr32" draw:text-style-name="P17" draw:layer="layout" svg:width="15.5cm" svg:height="3.362cm" svg:x="0.5cm" svg:y="6.138cm">
          <draw:text-box>
            <text:p><text:span text:style-name="T14">CREATE TEXT SEARCH DICTIONARY dic_pg (</text:span></text:p>
            <text:p><text:span text:style-name="T14"><text:s text:c="4"/></text:span><text:span text:style-name="T14">TEMPLATE = synonym,</text:span></text:p>
            <text:p><text:span text:style-name="T14"><text:s text:c="4"/></text:span><text:span text:style-name="T14">SYNONYMS = pg_dict</text:span></text:p>
            <text:p><text:span text:style-name="T14">);</text:span></text:p>
          </draw:text-box>
        </draw:frame>
        <draw:frame draw:style-name="gr27" draw:text-style-name="P31" draw:layer="layout" svg:width="26.556cm" svg:height="1.729cm" svg:x="0.444cm" svg:y="11.338cm">
          <draw:text-box>
            <text:p text:style-name="P5"><text:span text:style-name="T11">Agora registraremos o dicionário Ispell </text:span><text:span text:style-name="T35">portuguese_ispell</text:span><text:span text:style-name="T11">, que tem seus próprios </text:span><text:span text:style-name="T11">arquivos de configuração:</text:span></text:p>
          </draw:text-box>
        </draw:frame>
        <draw:frame draw:style-name="gr28" draw:text-style-name="P17" draw:layer="layout" svg:width="21cm" svg:height="4.571cm" svg:x="0.5cm" svg:y="13.439cm">
          <draw:text-box>
            <text:p><text:span text:style-name="T14">CREATE TEXT SEARCH DICTIONARY dic_portuguese_ispell (</text:span></text:p>
            <text:p><text:span text:style-name="T14"><text:s text:c="4"/></text:span><text:span text:style-name="T14">TEMPLATE = ispell,</text:span></text:p>
            <text:p><text:span text:style-name="T14"><text:s text:c="4"/></text:span><text:span text:style-name="T14">DictFile = pt_br,</text:span></text:p>
            <text:p><text:span text:style-name="T14"><text:s text:c="4"/></text:span><text:span text:style-name="T14">AffFile = pt_br,</text:span></text:p>
            <text:p><text:span text:style-name="T14"><text:s text:c="4"/></text:span><text:span text:style-name="T14">StopWords = portuguese</text:span></text:p>
            <text:p><text:span text:style-name="T1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3" draw:text-style-name="P11" draw:layer="layout" svg:width="22.056cm" svg:height="1.018cm" svg:x="0.444cm" svg:y="4.037cm">
          <draw:text-box>
            <text:p><text:span text:style-name="T11">Configuração dos mapeamentos de palavras na configuração </text:span><text:span text:style-name="T35">tsc_pg</text:span><text:span text:style-name="T11">:</text:span></text:p>
          </draw:text-box>
        </draw:frame>
        <draw:frame draw:style-name="gr34" draw:text-style-name="P17" draw:layer="layout" svg:width="15.5cm" svg:height="7.451cm" svg:x="0.5cm" svg:y="6.138cm">
          <draw:text-box>
            <text:p><text:span text:style-name="T14">ALTER TEXT SEARCH CONFIGURATION tsc_pg</text:span></text:p>
            <text:p><text:span text:style-name="T14"><text:s text:c="4"/></text:span><text:span text:style-name="T14">ALTER MAPPING FOR ascii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asciih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asciipart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part</text:span></text:p>
            <text:p><text:span text:style-name="T14"><text:s text:c="4"/></text:span><text:span text:style-name="T14">WITH dic_pg,</text:span></text:p>
            <text:p><text:span text:style-name="T14"><text:tab/></text:span><text:span text:style-name="T14"><text:tab/></text:span><text:span text:style-name="T14">dic_portuguese_ispell, </text:span></text:p>
            <text:p><text:span text:style-name="T14"><text:tab/></text:span><text:span text:style-name="T14"><text:tab/></text:span><text:span text:style-name="T14">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5" draw:text-style-name="P17" draw:layer="layout" svg:width="26cm" svg:height="2.822cm" svg:x="0.5cm" svg:y="4.337cm">
          <draw:text-box>
            <text:p><text:span text:style-name="T14">SELECT ts_debug ('public.tsc_pg','postgresql');</text:span></text:p>
            <text:p><text:span text:style-name="T40"/></text:p>
            <text:p text:style-name="P16"><text:span text:style-name="T17"><text:s text:c="47"/></text:span><text:span text:style-name="T17">ts_debug <text:s text:c="47"/></text:span></text:p>
            <text:p text:style-name="P16"><text:span text:style-name="T17">-------------------------------------------------------------------------------------------------------</text:span></text:p>
            <text:p text:style-name="P16"><text:span text:style-name="T17"><text:s/></text:span><text:span text:style-name="T17">(asciiword,"Word, all ASCII",postgresql,"{dic_pg,dic_portuguese_ispell,portuguese_stem}",dic_pg,{pg})</text:span></text:p>
          </draw:text-box>
        </draw:frame>
        <draw:frame draw:style-name="gr36" draw:text-style-name="P17" draw:layer="layout" svg:width="25cm" svg:height="3.026cm" svg:x="0.5cm" svg:y="9.137cm">
          <draw:text-box>
            <text:p><text:span text:style-name="T14">SELECT ts_debug ('public.tsc_pg','pgsql');</text:span></text:p>
            <text:p><text:span text:style-name="T14"/></text:p>
            <text:p text:style-name="P16"><text:span text:style-name="T17"><text:s text:c="45"/></text:span><text:span text:style-name="T17">ts_debug <text:s text:c="44"/></text:span></text:p>
            <text:p text:style-name="P16"><text:span text:style-name="T17">--------------------------------------------------------------------------------------------------</text:span></text:p>
            <text:p text:style-name="P16"><text:span text:style-name="T17"><text:s/></text:span><text:span text:style-name="T17">(asciiword,"Word, all ASCII",pgsql,"{dic_pg,dic_portuguese_ispell,portuguese_stem}",dic_pg,{pg})</text:span></text:p>
          </draw:text-box>
        </draw:frame>
        <draw:frame draw:style-name="gr36" draw:text-style-name="P17" draw:layer="layout" svg:width="25cm" svg:height="3.026cm" svg:x="0.5cm" svg:y="14.637cm">
          <draw:text-box>
            <text:p><text:span text:style-name="T14">SELECT ts_debug ('public.tsc_pg','postgres');</text:span></text:p>
            <text:p><text:span text:style-name="T14"/></text:p>
            <text:p text:style-name="P16"><text:span text:style-name="T17"><text:s text:c="46"/></text:span><text:span text:style-name="T17">ts_debug <text:s text:c="46"/></text:span></text:p>
            <text:p text:style-name="P16"><text:span text:style-name="T17">-----------------------------------------------------------------------------------------------------</text:span></text:p>
            <text:p text:style-name="P16"><text:span text:style-name="T17"><text:s/></text:span><text:span text:style-name="T17">(asciiword,"Word, all ASCII",postgres,"{dic_pg,dic_portuguese_ispell,portuguese_stem}",dic_pg,{pg}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7" draw:text-style-name="P31" draw:layer="layout" svg:width="26.5cm" svg:height="0.962cm" svg:x="0.5cm" svg:y="6.749cm">
          <draw:text-box>
            <text:p text:style-name="P5"><text:span text:style-name="T11">Configurando a sessão para usar a nova configuração, que foi criada no schema public:</text:span></text:p>
          </draw:text-box>
        </draw:frame>
        <draw:frame draw:style-name="gr23" draw:text-style-name="P17" draw:layer="layout" svg:width="19.341cm" svg:height="0.971cm" svg:x="0.659cm" svg:y="7.927cm">
          <draw:text-box>
            <text:p><text:span text:style-name="T14">SET default_text_search_config = 'public.tsc_pg';</text:span></text:p>
          </draw:text-box>
        </draw:frame>
        <draw:frame draw:style-name="gr7" draw:text-style-name="P11" draw:layer="layout" svg:width="25.246cm" svg:height="0.963cm" svg:x="0.5cm" svg:y="10.837cm">
          <draw:text-box>
            <text:p><text:span text:style-name="T11">Verificando o atual valor:</text:span></text:p>
          </draw:text-box>
        </draw:frame>
        <draw:frame draw:style-name="gr38" draw:text-style-name="P17" draw:layer="layout" svg:width="19.341cm" svg:height="3.851cm" svg:x="0.66cm" svg:y="12.238cm">
          <draw:text-box>
            <text:p><text:span text:style-name="T14">SHOW default_text_search_config;</text:span></text:p>
            <text:p><text:span text:style-name="T14"/></text:p>
            <text:p text:style-name="P16"><text:span text:style-name="T41"><text:s/></text:span><text:span text:style-name="T41">default_text_search_config </text:span></text:p>
            <text:p text:style-name="P16"><text:span text:style-name="T41">----------------------------</text:span></text:p>
            <text:p text:style-name="P16"><text:span text:style-name="T41"><text:s/></text:span><text:span text:style-name="T41">public.tsc_p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vector</text:p>
          </draw:text-box>
        </draw:frame>
        <draw:frame draw:style-name="gr39" draw:text-style-name="P39" draw:layer="layout" svg:width="26.5cm" svg:height="5.806cm" svg:x="0.5cm" svg:y="3.827cm">
          <draw:text-box>
            <text:list text:style-name="L1">
              <text:list-item>
                <text:p text:style-name="P38"><text:span text:style-name="T4">Vetor de lexemas e posições;</text:span></text:p>
              </text:list-item>
              <text:list-item>
                <text:p text:style-name="P38"><text:span text:style-name="T4">Representa um documento em uma forma otimizada para buscas de texto;</text:span></text:p>
              </text:list-item>
              <text:list-item>
                <text:p text:style-name="P38"><text:span text:style-name="T4">Seu valor é uma lista ordenada de lexemas distintos;</text:span></text:p>
              </text:list-item>
              <text:list-item>
                <text:p text:style-name="P38"><text:span text:style-name="T4">Ordena, elimina duplicações automaticamente;</text:span></text:p>
              </text:list-item>
              <text:list-item>
                <text:p text:style-name="P38"><text:span text:style-name="T4">Representa um documento de forma compacta;</text:span></text:p>
              </text:list-item>
            </text:list>
          </draw:text-box>
        </draw:frame>
        <draw:frame draw:style-name="gr40" draw:text-style-name="P17" draw:layer="layout" svg:width="26.4cm" svg:height="2.411cm" svg:x="0.6cm" svg:y="11.789cm">
          <draw:text-box>
            <text:p><text:span text:style-name="T14">SELECT</text:span></text:p>
            <text:p><text:span text:style-name="T13"><text:s text:c="4"/></text:span><text:span text:style-name="T13">'O carro correu, correu e venceu a corrida facilmente, </text:span><text:span text:style-name="T14">'</text:span></text:p>
            <text:p><text:span text:style-name="T14"><text:s text:c="4"/></text:span><text:span text:style-name="T14">||'ultrapassando o último carro a 15 min do final'::tsvector;</text:span></text:p>
          </draw:text-box>
        </draw:frame>
        <draw:frame draw:style-name="gr41" draw:text-style-name="P40" draw:layer="layout" svg:width="27cm" svg:height="1.706cm" svg:x="0.5cm" svg:y="14.5cm">
          <draw:text-box>
            <text:p><text:span text:style-name="T42"><text:s text:c="59"/></text:span><text:span text:style-name="T42">?column? <text:s text:c="58"/></text:span></text:p>
            <text:p><text:span text:style-name="T42">------------------------------------------------------------------------------------------------------------------------------</text:span></text:p>
            <text:p><text:span text:style-name="T42"><text:s/></text:span><text:span text:style-name="T42">'15' 'O' 'a' 'carro' 'correu' 'correu,' 'corrida' 'do' 'e' 'facilmente,' 'final' 'min' 'o' 'ultrapassando' 'venceu' 'último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vector</text:p>
          </draw:text-box>
        </draw:frame>
        <draw:frame draw:style-name="gr42" draw:text-style-name="P39" draw:layer="layout" svg:width="26.5cm" svg:height="0.962cm" svg:x="0.5cm" svg:y="3.827cm">
          <draw:text-box>
            <text:p text:style-name="P38"><text:span text:style-name="T27">Opcionalmente, posições (em números inteiros) podem ser anexadas aos lexemas:</text:span></text:p>
          </draw:text-box>
        </draw:frame>
        <draw:frame draw:style-name="gr43" draw:text-style-name="P43" draw:layer="layout" svg:width="26.4cm" svg:height="4.679cm" svg:x="0.6cm" svg:y="5.089cm">
          <draw:text-box>
            <text:p text:style-name="P41"><text:span text:style-name="T43">SELECT</text:span></text:p>
            <text:p text:style-name="P42"><text:span text:style-name="T43"><text:s text:c="4"/></text:span><text:span text:style-name="T43">'o:1 carro:2 verde:3 correu:4 mais:5 do:6 que:7 o:8 carro:9'</text:span></text:p>
            <text:p text:style-name="P42"><text:span text:style-name="T43"><text:s text:c="4"/></text:span><text:span text:style-name="T43">||</text:span><text:span text:style-name="T44">'</text:span><text:span text:style-name="T43">vermelho:10'::tsvector;</text:span></text:p>
            <text:p text:style-name="P42"><text:span text:style-name="T43"/></text:p>
            <text:p text:style-name="P42"><text:span text:style-name="T45"><text:s text:c="36"/></text:span><text:span text:style-name="T45">?column? <text:s text:c="35"/></text:span></text:p>
            <text:p text:style-name="P42"><text:span text:style-name="T45">--------------------------------------------------------------------------------</text:span></text:p>
            <text:p text:style-name="P42"><text:span text:style-name="T45"><text:s/></text:span><text:span text:style-name="T45">'carro':2,9 'correu':4 'do':6 'mais':5 'o':1,8 'que':7 'verde':3 'vermelho':19</text:span></text:p>
          </draw:text-box>
        </draw:frame>
        <draw:frame draw:style-name="gr44" draw:text-style-name="P27" draw:layer="layout" svg:width="19.42cm" svg:height="1.163cm" svg:x="0.58cm" svg:y="11.337cm">
          <draw:text-box>
            <text:p><text:span text:style-name="T27">Em caso de duplicações as posições são delimitadas por vírgul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vector</text:p>
          </draw:text-box>
        </draw:frame>
        <draw:frame draw:style-name="gr45" draw:text-style-name="P39" draw:layer="layout" svg:width="26.5cm" svg:height="2.44cm" svg:x="0.5cm" svg:y="3.827cm">
          <draw:text-box>
            <text:p text:style-name="P38"><text:span text:style-name="T27">A função </text:span><text:span text:style-name="T31">to_tsvector</text:span><text:span text:style-name="T27"> converte um documento para </text:span><text:span text:style-name="T46">tokens</text:span><text:span text:style-name="T27">, reduz esses tokens para </text:span><text:span text:style-name="T27">lexemas e retorna um tsvector que lista os lexemas junto com suas posições no documento </text:span><text:span text:style-name="T27">sem </text:span><text:span text:style-name="T46">stop words</text:span><text:span text:style-name="T47">.</text:span></text:p>
          </draw:text-box>
        </draw:frame>
        <draw:frame draw:style-name="gr46" draw:text-style-name="P43" draw:layer="layout" svg:width="26.4cm" svg:height="6.005cm" svg:x="0.6cm" svg:y="7cm">
          <draw:text-box>
            <text:p text:style-name="P41"><text:span text:style-name="T43">SELECT</text:span></text:p>
            <text:p text:style-name="P41"><text:span text:style-name="T43"><text:s text:c="4"/></text:span><text:span text:style-name="T43">to_tsvector(</text:span></text:p>
            <text:p text:style-name="P41"><text:span text:style-name="T43"><text:s text:c="8"/></text:span><text:span text:style-name="T43">'pg_catalog.portuguese',</text:span></text:p>
            <text:p text:style-name="P44"><text:span text:style-name="T43"><text:s text:c="8"/></text:span><text:span text:style-name="T43">'O carro correu, correu e venceu a corrida facilmente, '</text:span></text:p>
            <text:p text:style-name="P42"><text:span text:style-name="T43"><text:s text:c="8"/></text:span><text:span text:style-name="T43">||'ultrapassando o último carro a 15 min do final');</text:span></text:p>
            <text:p text:style-name="P42"><text:span text:style-name="T43"/></text:p>
            <text:p text:style-name="P42"><text:span text:style-name="T48"><text:s text:c="44"/></text:span><text:span text:style-name="T48">to_tsvector <text:s text:c="43"/></text:span></text:p>
            <text:p text:style-name="P42"><text:span text:style-name="T48">---------------------------------------------------------------------------------------------------</text:span></text:p>
            <text:p text:style-name="P42"><text:span text:style-name="T48"><text:s/></text:span><text:span text:style-name="T48">'15':15 'carr':2,13 'corr':3,4,8 'facil':9 'final':18 'min':16 'ultrapass':10 'venc':6 'últim':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vector</text:p>
          </draw:text-box>
        </draw:frame>
        <draw:frame draw:style-name="gr47" draw:text-style-name="P39" draw:layer="layout" svg:width="26.5cm" svg:height="1.785cm" svg:x="0.5cm" svg:y="3.827cm">
          <draw:text-box>
            <text:p text:style-name="P38"><text:span text:style-name="T5">Não confundir a função </text:span><text:span text:style-name="T20">to_tsvector</text:span><text:span text:style-name="T5"> com um valor de uma </text:span><text:span text:style-name="T16">string</text:span><text:span text:style-name="T23"> convertido para</text:span><text:span text:style-name="T5"> </text:span><text:span text:style-name="T20">tsvector</text:span><text:span text:style-name="T5">.</text:span></text:p>
          </draw:text-box>
        </draw:frame>
        <draw:frame draw:style-name="gr48" draw:text-style-name="P45" draw:layer="layout" svg:width="26.4cm" svg:height="3.125cm" svg:x="0.6cm" svg:y="7cm">
          <draw:text-box>
            <text:p text:style-name="P41"><text:span text:style-name="T43">SELECT 'rato gato pato'::tsvector;</text:span></text:p>
            <text:p text:style-name="P41"><text:span text:style-name="T43"/></text:p>
            <text:p text:style-name="P42"><text:span text:style-name="T48"><text:s text:c="7"/></text:span><text:span text:style-name="T48">tsvector <text:s text:c="6"/></text:span></text:p>
            <text:p text:style-name="P42"><text:span text:style-name="T48">----------------------</text:span></text:p>
            <text:p text:style-name="P42"><text:span text:style-name="T48"><text:s/></text:span><text:span text:style-name="T48">'gato' 'pato' 'rato'</text:span></text:p>
          </draw:text-box>
        </draw:frame>
        <draw:frame draw:style-name="gr36" draw:text-style-name="P46" draw:layer="layout" svg:width="26.4cm" svg:height="3.026cm" svg:x="0.5cm" svg:y="11.1cm">
          <draw:text-box>
            <text:p text:style-name="P41"><text:span text:style-name="T43">SELECT to_tsvector('Portuguese', 'rato gato pato');</text:span></text:p>
            <text:p text:style-name="P41"><text:span text:style-name="T43"/></text:p>
            <text:p text:style-name="P42"><text:span text:style-name="T49"><text:s text:c="7"/></text:span><text:span text:style-name="T49">to_tsvector <text:s text:c="6"/></text:span></text:p>
            <text:p text:style-name="P42"><text:span text:style-name="T49">-------------------------</text:span></text:p>
            <text:p text:style-name="P42"><text:span text:style-name="T49"><text:s/></text:span><text:span text:style-name="T49">'gat':2 'pat':3 'rat':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query</text:p>
          </draw:text-box>
        </draw:frame>
        <draw:frame draw:style-name="gr49" draw:text-style-name="P39" draw:layer="layout" svg:width="26.5cm" svg:height="7.073cm" svg:x="0.5cm" svg:y="3.827cm">
          <draw:text-box>
            <text:list text:style-name="L1">
              <text:list-item>
                <text:p text:style-name="P38"><text:span text:style-name="T50">Consulta de busca textual;</text:span></text:p>
              </text:list-item>
              <text:list-item>
                <text:p text:style-name="P38"><text:span text:style-name="T50">Representa um texto de consulta;</text:span></text:p>
              </text:list-item>
              <text:list-item>
                <text:p text:style-name="P38"><text:span text:style-name="T50">Armazena lexemas que serão base de busca;</text:span></text:p>
              </text:list-item>
              <text:list-item>
                <text:p text:style-name="P38"><text:span text:style-name="T50">Combinação de lexemas utilizando operadores booleanos:</text:span></text:p>
                <text:p text:style-name="P38"><text:span text:style-name="T50"><text:s/></text:span><text:span text:style-name="T20">&amp;</text:span><text:span text:style-name="T50"> (AND), </text:span><text:span text:style-name="T20">|</text:span><text:span text:style-name="T50"> (OR) e </text:span><text:span text:style-name="T20">!</text:span><text:span text:style-name="T50"> (NOT);</text:span></text:p>
              </text:list-item>
              <text:list-item>
                <text:p text:style-name="P38"><text:span text:style-name="T50">Parênteses podem ser usados para reforçar um grupamento de operador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query</text:p>
          </draw:text-box>
        </draw:frame>
        <draw:frame draw:style-name="gr38" draw:text-style-name="P46" draw:layer="layout" svg:width="12.289cm" svg:height="3.851cm" svg:x="1.5cm" svg:y="4.5cm">
          <draw:text-box>
            <text:p text:style-name="P41"><text:span text:style-name="T43">SELECT 'gato &amp; rato'::tsquery;</text:span></text:p>
            <text:p text:style-name="P41"><text:span text:style-name="T43"/></text:p>
            <text:p text:style-name="P42"><text:span text:style-name="T51"><text:s text:c="5"/></text:span><text:span text:style-name="T51">tsquery <text:s text:c="4"/></text:span></text:p>
            <text:p text:style-name="P42"><text:span text:style-name="T51">-----------------</text:span></text:p>
            <text:p text:style-name="P42"><text:span text:style-name="T51"><text:s/></text:span><text:span text:style-name="T51">'gato' &amp; 'rato'</text:span></text:p>
          </draw:text-box>
        </draw:frame>
        <draw:frame draw:style-name="gr38" draw:text-style-name="P45" draw:layer="layout" svg:width="14.999cm" svg:height="3.851cm" svg:x="1.501cm" svg:y="9.501cm">
          <draw:text-box>
            <text:p text:style-name="P41"><text:span text:style-name="T43">SELECT 'pato &amp; (gato|rato)'::tsquery;</text:span></text:p>
            <text:p text:style-name="P41"><text:span text:style-name="T43"/></text:p>
            <text:p text:style-name="P42"><text:span text:style-name="T51"><text:s text:c="11"/></text:span><text:span text:style-name="T51">tsquery <text:s text:c="11"/></text:span></text:p>
            <text:p text:style-name="P42"><text:span text:style-name="T51">------------------------------</text:span></text:p>
            <text:p text:style-name="P42"><text:span text:style-name="T51"><text:s/></text:span><text:span text:style-name="T51">'pato' &amp; ( 'gato' | 'rato' )</text:span></text:p>
          </draw:text-box>
        </draw:frame>
        <draw:frame draw:style-name="gr38" draw:text-style-name="P46" draw:layer="layout" svg:width="12.289cm" svg:height="3.851cm" svg:x="1.502cm" svg:y="15.002cm">
          <draw:text-box>
            <text:p text:style-name="P42"><text:span text:style-name="T43">SELECT '! 1'::tsquery;</text:span></text:p>
            <text:p text:style-name="P42"><text:span text:style-name="T43"/></text:p>
            <text:p text:style-name="P42"><text:span text:style-name="T51"><text:s/></text:span><text:span text:style-name="T51">tsquery </text:span></text:p>
            <text:p text:style-name="P42"><text:span text:style-name="T51">---------</text:span></text:p>
            <text:p text:style-name="P42"><text:span text:style-name="T51"><text:s/></text:span><text:span text:style-name="T51">!'1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query</text:p>
          </draw:text-box>
        </draw:frame>
        <draw:frame draw:style-name="gr36" draw:text-style-name="P45" draw:layer="layout" svg:width="25.499cm" svg:height="3.026cm" svg:x="1.501cm" svg:y="10.3cm">
          <draw:text-box>
            <text:p text:style-name="P41"><text:span text:style-name="T43">SELECT to_tsquery('pg_catalog.portuguese', '!(correr &amp; vencer)');</text:span></text:p>
            <text:p text:style-name="P41"><text:span text:style-name="T43"/></text:p>
            <text:p text:style-name="P42"><text:span text:style-name="T49"><text:s text:c="6"/></text:span><text:span text:style-name="T49">to_tsquery <text:s text:c="5"/></text:span></text:p>
            <text:p text:style-name="P42"><text:span text:style-name="T49">----------------------</text:span></text:p>
            <text:p text:style-name="P42"><text:span text:style-name="T49"><text:s/></text:span><text:span text:style-name="T49">!( 'corr' &amp; 'venc' )</text:span></text:p>
          </draw:text-box>
        </draw:frame>
        <draw:frame draw:style-name="gr36" draw:text-style-name="P45" draw:layer="layout" svg:width="24.998cm" svg:height="3.026cm" svg:x="1.502cm" svg:y="14.902cm">
          <draw:text-box>
            <text:p text:style-name="P41"><text:span text:style-name="T43">SELECT to_tsquery('pg_catalog.english', '!(running &amp; winning)');</text:span></text:p>
            <text:p text:style-name="P41"><text:span text:style-name="T43"/></text:p>
            <text:p text:style-name="P42"><text:span text:style-name="T49"><text:s text:c="5"/></text:span><text:span text:style-name="T49">to_tsquery <text:s text:c="4"/></text:span></text:p>
            <text:p text:style-name="P42"><text:span text:style-name="T49">--------------------</text:span></text:p>
            <text:p text:style-name="P42"><text:span text:style-name="T49"><text:s/></text:span><text:span text:style-name="T49">!( 'run' &amp; 'win' )</text:span></text:p>
          </draw:text-box>
        </draw:frame>
        <draw:frame draw:style-name="gr50" draw:text-style-name="P27" draw:layer="layout" svg:width="27.175cm" svg:height="4.879cm" svg:x="0.325cm" svg:y="3.5cm">
          <draw:text-box>
            <text:p><text:span text:style-name="T27">Cria um valor </text:span><text:span text:style-name="T31">tsquery</text:span><text:span text:style-name="T27"> de um </text:span><text:span text:style-name="T46">querytext</text:span><text:span text:style-name="T47">.</text:span></text:p>
            <text:p><text:span text:style-name="T27"/></text:p>
            <text:p><text:span text:style-name="T27">Normaliza cada </text:span><text:span text:style-name="T46">token</text:span><text:span text:style-name="T27"> em um lexema usando a configuração especificada ou por omissão.</text:span></text:p>
            <text:p><text:span text:style-name="T27"/></text:p>
            <text:p><text:span text:style-name="T27">Similar à função </text:span><text:span text:style-name="T31">to_tsvector</text:span><text:span text:style-name="T27">, em </text:span><text:span text:style-name="T31">to_tsquery</text:span><text:span text:style-name="T27">, podemos determinar o idioma e </text:span><text:span text:style-name="T27">normalizar os termos passados para seus radicai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plainto_tsquery</text:p>
          </draw:text-box>
        </draw:frame>
        <draw:frame draw:style-name="gr21" draw:text-style-name="P45" draw:layer="layout" svg:width="25.499cm" svg:height="6.011cm" svg:x="1.501cm" svg:y="11cm">
          <draw:text-box>
            <text:p text:style-name="P41"><text:span text:style-name="T43">SELECT</text:span></text:p>
            <text:p text:style-name="P41"><text:span text:style-name="T43"><text:s text:c="4"/></text:span><text:span text:style-name="T43">plainto_tsquery(</text:span></text:p>
            <text:p text:style-name="P41"><text:span text:style-name="T43"><text:s text:c="8"/></text:span><text:span text:style-name="T43">'english',</text:span></text:p>
            <text:p text:style-name="P41"><text:span text:style-name="T43"><text:s text:c="8"/></text:span><text:span text:style-name="T43">'The Fat Rats are sleeping with the cats');</text:span></text:p>
            <text:p text:style-name="P41"><text:span text:style-name="T43"/></text:p>
            <text:p text:style-name="P42"><text:span text:style-name="T51"><text:s text:c="9"/></text:span><text:span text:style-name="T51">plainto_tsquery <text:s text:c="8"/></text:span></text:p>
            <text:p text:style-name="P42"><text:span text:style-name="T51">---------------------------------</text:span></text:p>
            <text:p text:style-name="P42"><text:span text:style-name="T51"><text:s/></text:span><text:span text:style-name="T51">'fat' &amp; 'rat' &amp; 'sleep' &amp; 'cat'</text:span></text:p>
          </draw:text-box>
        </draw:frame>
        <draw:frame draw:style-name="gr51" draw:text-style-name="P48" draw:layer="layout" svg:width="27.175cm" svg:height="3cm" svg:x="0.325cm" svg:y="5cm">
          <draw:text-box>
            <text:p text:style-name="P47"><text:span text:style-name="T27">Transforma texto sem formação </text:span><text:span text:style-name="T46">querytext</text:span><text:span text:style-name="T27"> para </text:span><text:span text:style-name="T46">tsquery</text:span><text:span text:style-name="T27">;</text:span></text:p>
            <text:p text:style-name="P47"><text:span text:style-name="T27">O text_ é analisado e normalizado como se fosse um </text:span><text:span text:style-name="T31">tsvector</text:span><text:span text:style-name="T27"> e então o operador booleano </text:span><text:span text:style-name="T52">&amp; (AND)</text:span><text:span text:style-name="T27"> é inserido entre as palavras sobrevivent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2" draw:text-style-name="P11" draw:layer="layout" svg:width="26.5cm" svg:height="12.483cm" svg:x="0.5cm" svg:y="4.34cm">
          <draw:text-box>
            <text:p><text:span text:style-name="T9">Operações possíveis</text:span><text:span text:style-name="T53">:</text:span></text:p>
            <text:p><text:span text:style-name="T53"/></text:p>
            <text:list text:style-name="L1">
              <text:list-item>
                <text:p><text:span text:style-name="T54">tsvector @@ tsquery</text:span></text:p>
              </text:list-item>
              <text:list-item>
                <text:p><text:span text:style-name="T55">tsquery <text:s/>@@ tsvector</text:span></text:p>
              </text:list-item>
              <text:list-item>
                <text:p><text:span text:style-name="T55">text @@ tsquery</text:span><text:span text:style-name="T56"> → <text:s/>equivalente a to_tsvector(x) @@ y</text:span></text:p>
              </text:list-item>
              <text:list-item>
                <text:p><text:span text:style-name="T55">text @@ text</text:span><text:span text:style-name="T56"> → <text:s/>equivalente a </text:span><text:span text:style-name="T55">to_tsvector(x) @@ </text:span><text:span text:style-name="T55">plainto_tsquery(y)</text:span></text:p>
              </text:list-item>
            </text:list>
            <text:p><text:span text:style-name="T9"/></text:p>
            <text:p><text:span text:style-name="T57"/></text:p>
            <text:p><text:span text:style-name="T57"/></text:p>
            <text:p><text:span text:style-name="T57"/></text:p>
            <text:p><text:span text:style-name="T57"/></text:p>
            <text:p><text:span text:style-name="T5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3" draw:text-style-name="P49" draw:layer="layout" svg:width="27.175cm" svg:height="1.018cm" svg:x="0.825cm" svg:y="3.1cm">
          <draw:text-box>
            <text:p text:style-name="P28"><text:span text:style-name="T20">tsvector</text:span><text:span text:style-name="T50"> casa (combina) com </text:span><text:span text:style-name="T20">tsquery</text:span><text:span text:style-name="T50">? (ou vice-versa)</text:span></text:p>
          </draw:text-box>
        </draw:frame>
        <draw:frame draw:style-name="gr54" draw:text-style-name="P46" draw:layer="layout" svg:width="25.499cm" svg:height="4.718cm" svg:x="1.002cm" svg:y="4.5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!(gato &amp; rato)') @@</text:span></text:p>
            <text:p text:style-name="P41"><text:span text:style-name="T43"><text:s text:c="4"/></text:span><text:span text:style-name="T43">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f</text:span></text:p>
          </draw:text-box>
        </draw:frame>
        <draw:frame draw:style-name="gr54" draw:text-style-name="P46" draw:layer="layout" svg:width="25.499cm" svg:height="4.718cm" svg:x="1.002cm" svg:y="9.9cm">
          <draw:text-box>
            <text:p text:style-name="P41"><text:span text:style-name="T43">SELECT</text:span></text:p>
            <text:p text:style-name="P41"><text:span text:style-name="T43"><text:tab/></text:span><text:span text:style-name="T43">to_tsquery('portuguese', '(gato &amp; rato)')</text:span></text:p>
            <text:p text:style-name="P41"><text:span text:style-name="T43"><text:tab/></text:span><text:span text:style-name="T43">@@ 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draw:frame draw:style-name="gr54" draw:text-style-name="P46" draw:layer="layout" svg:width="25.499cm" svg:height="4.718cm" svg:x="1.002cm" svg:y="14.7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(gato &amp; navio)') @@</text:span></text:p>
            <text:p text:style-name="P41"><text:span text:style-name="T43"><text:s text:c="4"/></text:span><text:span text:style-name="T43">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4" draw:text-style-name="P46" draw:layer="layout" svg:width="25.499cm" svg:height="4.718cm" svg:x="1.002cm" svg:y="5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(gato | navio)') @@</text:span></text:p>
            <text:p text:style-name="P41"><text:span text:style-name="T43"><text:s text:c="4"/></text:span><text:span text:style-name="T43">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draw:frame draw:style-name="gr54" draw:text-style-name="P46" draw:layer="layout" svg:width="25.499cm" svg:height="4.718cm" svg:x="1.002cm" svg:y="10.4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gato | rato') @@</text:span></text:p>
            <text:p text:style-name="P41"><text:span text:style-name="T43"><text:s text:c="4"/></text:span><text:span text:style-name="T43">to_tsvector('portuguese', 'rata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14"><text:span text:style-name="T12">Operadores; negação de uma tsquery: !!</text:span></text:p>
          </draw:text-box>
        </draw:frame>
        <draw:frame draw:style-name="gr55" draw:text-style-name="P17" draw:layer="layout" svg:width="18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!! to_tsquery('portuguese', 'gato | rato')</text:span></text:p>
            <text:p><text:span text:style-name="T14"><text:s text:c="4"/></text:span><text:span text:style-name="T14">@@ to_tsvector('portuguese', 'gatas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draw:frame draw:style-name="gr55" draw:text-style-name="P17" draw:layer="layout" svg:width="18.495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!! to_tsquery('portuguese', 'gato | rato')</text:span></text:p>
            <text:p><text:span text:style-name="T14"><text:s text:c="4"/></text:span><text:span text:style-name="T14">@@ to_tsvector('portuguese', 'pat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aster_5f_slides" presentation:presentation-page-layout-name="AL1T1">
        <office:forms form:automatic-focus="false" form:apply-design-mode="false"/>
        <draw:frame presentation:style-name="pr1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Operadores; contém: @&gt;</text:span></text:p>
          </draw:text-box>
        </draw:frame>
        <draw:frame draw:style-name="gr55" draw:text-style-name="P17" draw:layer="layout" svg:width="19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to_tsquery('portuguese', 'gato | rato | cão')</text:span></text:p>
            <text:p><text:span text:style-name="T14"><text:s text:c="4"/></text:span><text:span text:style-name="T14">@&gt; to_tsquery('portuguese', 'cão &amp; rata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draw:style-name="gr55" draw:text-style-name="P17" draw:layer="layout" svg:width="19.994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to_tsquery('portuguese', 'gato | roda')</text:span></text:p>
            <text:p><text:span text:style-name="T14"><text:s text:c="4"/></text:span><text:span text:style-name="T14">@&gt; to_tsquery('portuguese', 'navio &amp; macac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aster_5f_slides" presentation:presentation-page-layout-name="AL1T1">
        <office:forms form:automatic-focus="false" form:apply-design-mode="false"/>
        <draw:frame presentation:style-name="pr1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Operadores; contido: &lt;@</text:span></text:p>
          </draw:text-box>
        </draw:frame>
        <draw:frame draw:style-name="gr55" draw:text-style-name="P17" draw:layer="layout" svg:width="22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to_tsquery('portuguese', 'moto &amp; carro')</text:span></text:p>
            <text:p><text:span text:style-name="T14"><text:s text:c="4"/></text:span><text:span text:style-name="T14">&lt;@ to_tsquery('portuguese', 'moto | carro | ônibus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draw:style-name="gr55" draw:text-style-name="P17" draw:layer="layout" svg:width="20.994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to_tsquery('portuguese', 'moto | carro | ônibus')</text:span></text:p>
            <text:p><text:span text:style-name="T14"><text:s text:c="4"/></text:span><text:span text:style-name="T14">&lt;@ to_tsquery('portuguese', 'moto &amp; carr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aster_5f_slides" presentation:presentation-page-layout-name="AL1T1">
        <office:forms form:automatic-focus="false" form:apply-design-mode="false"/>
        <draw:frame presentation:style-name="pr1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56" draw:text-style-name="P17" draw:layer="layout" svg:width="23cm" svg:height="11.051cm" svg:x="1cm" svg:y="4.4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fruta');</text:span></text:p>
            <text:p><text:span text:style-name="T14"/></text:p>
            <text:p text:style-name="P16"><text:span text:style-name="T41"><text:s text:c="3"/></text:span><text:span text:style-name="T41">title <text:s text:c="2"/></text:span></text:p>
            <text:p text:style-name="P16"><text:span text:style-name="T41">------------</text:span></text:p>
            <text:p text:style-name="P16"><text:span text:style-name="T41"><text:s/></text:span><text:span text:style-name="T41">Laranjeira</text:span></text:p>
            <text:p text:style-name="P16"><text:span text:style-name="T41"><text:s/></text:span><text:span text:style-name="T41">Ananás</text:span></text:p>
            <text:p text:style-name="P16"><text:span text:style-name="T41"><text:s/></text:span><text:span text:style-name="T41">Limão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Exemplo de consulta envolvendo concatenação de campos de texto:</text:span></text:p>
          </draw:text-box>
        </draw:frame>
        <draw:frame draw:style-name="gr57" draw:text-style-name="P11" draw:layer="layout" svg:width="26.344cm" svg:height="3.151cm" svg:x="0.656cm" svg:y="16.101cm">
          <draw:text-box>
            <text:p><text:span text:style-name="T11">A concatenação dos campos </text:span><text:span text:style-name="T35">title</text:span><text:span text:style-name="T11">, </text:span><text:span text:style-name="T35">text_</text:span><text:span text:style-name="T11"> e </text:span><text:span text:style-name="T35">tags</text:span><text:span text:style-name="T11"> foi convertida para </text:span><text:span text:style-name="T35">tsvector</text:span><text:span text:style-name="T11">.</text:span></text:p>
            <text:p><text:span text:style-name="T11"/></text:p>
            <text:p><text:span text:style-name="T11">Só foram exibidos os títulos dos registros, em que a concatenação convertida combinasse </text:span><text:span text:style-name="T11">com a conversão da string “fruta” para texto de consulta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aster_5f_slides" presentation:presentation-page-layout-name="AL1T1">
        <office:forms form:automatic-focus="false" form:apply-design-mode="false"/>
        <draw:frame presentation:style-name="pr2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58" draw:text-style-name="P17" draw:layer="layout" svg:width="23cm" svg:height="8.171cm" svg:x="1cm" svg:y="5.2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presença humana');</text:span></text:p>
            <text:p><text:span text:style-name="T14"/></text:p>
            <text:p text:style-name="P16"><text:span text:style-name="T41">ERROR: <text:s/>syntax error in tsquery: "presença humana"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E pesquisar uma frase?</text:span></text:p>
          </draw:text-box>
        </draw:frame>
        <draw:frame draw:style-name="gr59" draw:text-style-name="P11" draw:layer="layout" svg:width="26.344cm" svg:height="2.399cm" svg:x="0.656cm" svg:y="14.801cm">
          <draw:text-box>
            <text:p><text:span text:style-name="T11">A string “</text:span><text:span text:style-name="T35">presença humana</text:span><text:span text:style-name="T11">” não é uma </text:span><text:span text:style-name="T35">tsquery</text:span><text:span text:style-name="T11">, </text:span><text:span text:style-name="T34">tokens</text:span><text:span text:style-name="T11"> soltos, sem os operadores “</text:span><text:span text:style-name="T35">|</text:span><text:span text:style-name="T11">” </text:span><text:span text:style-name="T11">(</text:span><text:span text:style-name="T34">OR</text:span><text:span text:style-name="T11">) ou “</text:span><text:span text:style-name="T35">&amp;</text:span><text:span text:style-name="T11">” (</text:span><text:span text:style-name="T34">AND</text:span><text:span text:style-name="T11">) não são permitid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aster_5f_slides" presentation:presentation-page-layout-name="AL1T1">
        <office:forms form:automatic-focus="false" form:apply-design-mode="false"/>
        <draw:frame presentation:style-name="pr2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60" draw:text-style-name="P17" draw:layer="layout" svg:width="23cm" svg:height="10.331cm" svg:x="1cm" svg:y="5.2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presença &amp; humana');</text:span></text:p>
            <text:p><text:span text:style-name="T14"/></text:p>
            <text:p text:style-name="P16"><text:span text:style-name="T41"><text:s/></text:span><text:span text:style-name="T41">title </text:span></text:p>
            <text:p text:style-name="P16"><text:span text:style-name="T41">--------</text:span></text:p>
            <text:p text:style-name="P16"><text:span text:style-name="T41"><text:s/></text:span><text:span text:style-name="T41">Música</text:span></text:p>
            <text:p text:style-name="P16"><text:span text:style-name="T41"><text:s/></text:span><text:span text:style-name="T41">Lobo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Como se faz?</text:span></text:p>
          </draw:text-box>
        </draw:frame>
        <draw:frame draw:style-name="gr59" draw:text-style-name="P11" draw:layer="layout" svg:width="26.344cm" svg:height="2.399cm" svg:x="0.656cm" svg:y="16.101cm">
          <draw:text-box>
            <text:p><text:span text:style-name="T11">Foi necessário explicitar o texto </text:span><text:span text:style-name="T34">tsquery</text:span><text:span text:style-name="T11"> de forma que tenha as palavras (normalizadas) </text:span><text:span text:style-name="T11">“</text:span><text:span text:style-name="T35">presença</text:span><text:span text:style-name="T11">” e “</text:span><text:span text:style-name="T35">humana</text:span><text:span text:style-name="T11">”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aster_5f_slides" presentation:presentation-page-layout-name="AL1T1">
        <office:forms form:automatic-focus="false" form:apply-design-mode="false"/>
        <draw:frame presentation:style-name="pr2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38" draw:text-style-name="P17" draw:layer="layout" svg:width="23cm" svg:height="3.851cm" svg:x="1cm" svg:y="8.689cm">
          <draw:text-box>
            <text:p><text:span text:style-name="T14">SELECT plainto_tsquery('portuguese', 'presença humana');</text:span></text:p>
            <text:p><text:span text:style-name="T14"/></text:p>
            <text:p text:style-name="P16"><text:span text:style-name="T41"><text:s text:c="3"/></text:span><text:span text:style-name="T41">plainto_tsquery <text:s text:c="2"/></text:span></text:p>
            <text:p text:style-name="P16"><text:span text:style-name="T41">---------------------</text:span></text:p>
            <text:p text:style-name="P16"><text:span text:style-name="T41"><text:s/></text:span><text:span text:style-name="T41">'presenc' &amp; 'human'</text:span></text:p>
          </draw:text-box>
        </draw:frame>
        <draw:frame draw:style-name="gr61" draw:text-style-name="P11" draw:layer="layout" svg:width="26.344cm" svg:height="1.729cm" svg:x="0.656cm" svg:y="3.5cm">
          <draw:text-box>
            <text:p><text:span text:style-name="T11">Pode-se também usar a função </text:span><text:span text:style-name="T35">plainto_tsquery</text:span><text:span text:style-name="T11"> que converte o texto plano passado para </text:span><text:span text:style-name="T11">o formato </text:span><text:span text:style-name="T34">tsquery</text:span><text:span text:style-name="T11">:</text:span></text:p>
          </draw:text-box>
        </draw:frame>
        <draw:frame draw:style-name="gr62" draw:text-style-name="P27" draw:layer="layout" svg:width="26.844cm" svg:height="2.496cm" svg:x="0.656cm" svg:y="14.5cm">
          <draw:text-box>
            <text:p><text:span text:style-name="T4">Vale lembrar que a função </text:span><text:span text:style-name="T31">plainto_tsquery</text:span><text:span text:style-name="T4"> faz a conversão utilizando a lógica </text:span><text:span text:style-name="T59">AND</text:span><text:span text:style-name="T4"> (E).</text:span></text:p>
            <text:p><text:span text:style-name="T4"/></text:p>
            <text:p text:style-name="P28"><text:span text:style-name="T28">Ela converte para o formato </text:span><text:span text:style-name="T21">tsquery</text:span><text:span text:style-name="T28"> e normaliza para lexemas, e elimina </text:span><text:span text:style-name="T29">stop words</text:span><text:span text:style-name="T28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aster_5f_slides" presentation:presentation-page-layout-name="AL1T1">
        <office:forms form:automatic-focus="false" form:apply-design-mode="false"/>
        <draw:frame presentation:style-name="pr2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4" draw:text-style-name="P5" draw:layer="layout" svg:width="25.199cm" svg:height="4.612cm" svg:x="0.901cm" svg:y="3.701cm" presentation:class="outline" presentation:user-transformed="true">
          <draw:text-box>
            <text:list text:style-name="L2">
              <text:list-item>
                <text:p text:style-name="P5"><text:span text:style-name="T50">Até aqui os exemplos foram feitos utilizando a conversão em tempo real de campos </text:span><text:span text:style-name="T50">de texto concatenados para </text:span><text:span text:style-name="T20">tsvector</text:span><text:span text:style-name="T50">;</text:span></text:p>
              </text:list-item>
              <text:list-item>
                <text:p text:style-name="P5"><text:span text:style-name="T50">Serve muito bem para exemplificar, porém, é mais custoso para o servidor de banco </text:span><text:span text:style-name="T50">de dados;</text:span></text:p>
              </text:list-item>
              <text:list-item>
                <text:p text:style-name="P5"><text:span text:style-name="T50">Consequentemente mais demorada será a </text:span><text:span text:style-name="T29">query</text:span><text:span text:style-name="T50">:</text:span></text:p>
              </text:list-item>
            </text:list>
          </draw:text-box>
        </draw:frame>
        <draw:frame draw:style-name="gr63" draw:text-style-name="P17" draw:layer="layout" svg:width="23.381cm" svg:height="9.611cm" svg:x="1.119cm" svg:y="9cm">
          <draw:text-box>
            <text:p><text:span text:style-name="T14">EXPLAIN ANALYZE</text:span></text:p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4"/></text:span><text:span text:style-name="T14">'portuguese',</text:span></text:p>
            <text:p><text:span text:style-name="T14"><text:s text:c="4"/></text:span><text:span text:style-name="T14">title||' '||text_||' '||tags)</text:span></text:p>
            <text:p><text:span text:style-name="T14"><text:s text:c="8"/></text:span><text:span text:style-name="T14">@@ plainto_tsquery('portuguese', 'presença humana');</text:span></text:p>
            <text:p><text:span text:style-name="T14"/></text:p>
            <text:p text:style-name="P16"><text:span text:style-name="T60">. . .</text:span></text:p>
            <text:p text:style-name="P16"><text:span text:style-name="T60"/></text:p>
            <text:p text:style-name="P16"><text:span text:style-name="T60"><text:s/></text:span><text:span text:style-name="T60">Planning Time: 0.086 ms</text:span></text:p>
            <text:p text:style-name="P16"><text:span text:style-name="T60"><text:s/></text:span><text:span text:style-name="T60">Execution Time: 12.364 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aster_5f_slides" presentation:presentation-page-layout-name="AL1T1">
        <office:forms form:automatic-focus="false" form:apply-design-mode="false"/>
        <draw:frame presentation:style-name="pr2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6" draw:text-style-name="P5" draw:layer="layout" svg:width="25.199cm" svg:height="0.799cm" svg:x="0.901cm" svg:y="3.701cm" presentation:class="outline" presentation:user-transformed="true">
          <draw:text-box>
            <text:p text:style-name="P5"><text:span text:style-name="T50">Adição de um campo tsvector na tabela:</text:span></text:p>
          </draw:text-box>
        </draw:frame>
        <draw:frame draw:style-name="gr55" draw:text-style-name="P17" draw:layer="layout" svg:width="23.381cm" svg:height="5.291cm" svg:x="1.119cm" svg:y="5.5cm">
          <draw:text-box>
            <text:p><text:span text:style-name="T14">ALTER TABLE tb_post</text:span></text:p>
            <text:p><text:span text:style-name="T14"><text:s text:c="4"/></text:span><text:span text:style-name="T14">ADD COLUMN text_vector tsvector</text:span></text:p>
            <text:p><text:span text:style-name="T14"><text:s text:c="4"/></text:span><text:span text:style-name="T14">GENERATED ALWAYS AS (</text:span></text:p>
            <text:p><text:span text:style-name="T14"><text:s text:c="8"/></text:span><text:span text:style-name="T14">to_tsvector(</text:span></text:p>
            <text:p><text:span text:style-name="T14"><text:s text:c="12"/></text:span><text:span text:style-name="T14">'portuguese',</text:span></text:p>
            <text:p><text:span text:style-name="T14"><text:s text:c="13"/></text:span><text:span text:style-name="T14">title||' '||text_||' '||tags))</text:span></text:p>
            <text:p><text:span text:style-name="T14"><text:s text:c="8"/></text:span><text:span text:style-name="T14">STORED;</text:span></text:p>
          </draw:text-box>
        </draw:frame>
        <draw:frame presentation:style-name="pr27" draw:text-style-name="P5" draw:layer="layout" svg:width="25.199cm" svg:height="3.901cm" svg:x="0.901cm" svg:y="11.602cm" presentation:class="outline" presentation:user-transformed="true">
          <draw:text-box>
            <text:p text:style-name="P5"><text:span text:style-name="T50">O novo campo é auto gerado, em sua criação já sendo preenchido com seus devidos </text:span><text:span text:style-name="T50">valores e para futuros </text:span><text:span text:style-name="T20">INSERT</text:span><text:span text:style-name="T50">s também será preenchido automaticamente.</text:span></text:p>
            <text:p text:style-name="P5"><text:span text:style-name="T50"/></text:p>
            <text:p text:style-name="P5"><text:span text:style-name="T50">Até a versão 11 do Postgres isso tinha que ser feito por um </text:span><text:span text:style-name="T29">trigger</text:span><text:span text:style-name="T28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aster_5f_slides" presentation:presentation-page-layout-name="AL1T1">
        <office:forms form:automatic-focus="false" form:apply-design-mode="false"/>
        <draw:frame presentation:style-name="pr2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6" draw:text-style-name="P5" draw:layer="layout" svg:width="25.199cm" svg:height="0.799cm" svg:x="0.901cm" svg:y="3.701cm" presentation:class="outline" presentation:user-transformed="true">
          <draw:text-box>
            <text:p text:style-name="P9"><text:span text:style-name="T50">Nova análise dos resultados, agora, com um campo tsvector:</text:span></text:p>
          </draw:text-box>
        </draw:frame>
        <draw:frame draw:style-name="gr63" draw:text-style-name="P17" draw:layer="layout" svg:width="23.381cm" svg:height="9.611cm" svg:x="1.119cm" svg:y="5.5cm">
          <draw:text-box>
            <text:p text:style-name="P16"><text:span text:style-name="T14">EXPLAIN ANALYZE</text:span></text:p>
            <text:p text:style-name="P16"><text:span text:style-name="T14">SELECT</text:span></text:p>
            <text:p text:style-name="P16"><text:span text:style-name="T14"><text:s text:c="4"/></text:span><text:span text:style-name="T14">title</text:span></text:p>
            <text:p text:style-name="P16"><text:span text:style-name="T14">FROM tb_post</text:span></text:p>
            <text:p text:style-name="P16"><text:span text:style-name="T14">WHERE text_vector</text:span></text:p>
            <text:p text:style-name="P16"><text:span text:style-name="T14"><text:s text:c="4"/></text:span><text:span text:style-name="T14">@@ plainto_tsquery(</text:span></text:p>
            <text:p text:style-name="P16"><text:span text:style-name="T14"><text:s text:c="8"/></text:span><text:span text:style-name="T14">'portuguese',</text:span></text:p>
            <text:p text:style-name="P16"><text:span text:style-name="T14"><text:s text:c="8"/></text:span><text:span text:style-name="T14">'presença humana');</text:span></text:p>
            <text:p><text:span text:style-name="T14"/></text:p>
            <text:p text:style-name="P16"><text:span text:style-name="T60">. . .</text:span></text:p>
            <text:p text:style-name="P16"><text:span text:style-name="T60"/></text:p>
            <text:p text:style-name="P16"><text:span text:style-name="T60"><text:s/></text:span><text:span text:style-name="T60">Planning Time: 0.084 ms</text:span></text:p>
            <text:p text:style-name="P16"><text:span text:style-name="T60"><text:s/></text:span><text:span text:style-name="T60">Execution Time: 0.216 ms</text:span></text:p>
          </draw:text-box>
        </draw:frame>
        <draw:frame presentation:style-name="pr26" draw:text-style-name="P5" draw:layer="layout" svg:width="25.199cm" svg:height="0.799cm" svg:x="0.901cm" svg:y="16.002cm" presentation:class="outline" presentation:user-transformed="true">
          <draw:text-box>
            <text:p text:style-name="P9"><text:span text:style-name="T50">Uma significativa no desempenho, mas há como melhora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aster_5f_slides" presentation:presentation-page-layout-name="AL1T1">
        <office:forms form:automatic-focus="false" form:apply-design-mode="false"/>
        <draw:frame presentation:style-name="pr2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 e GIN</text:span></text:p>
          </draw:text-box>
        </draw:frame>
        <draw:frame draw:style-name="gr64" draw:text-style-name="P11" draw:layer="layout" svg:width="26.338cm" svg:height="6.851cm" svg:x="0.662cm" svg:y="3.5cm">
          <draw:text-box>
            <text:p><text:span text:style-name="T50">Há dois tipos de índices que podem ser usados para acelerar buscas textuais: </text:span><text:span text:style-name="T52">GiST</text:span><text:span text:style-name="T50"> e </text:span><text:span text:style-name="T52">GIN</text:span><text:span text:style-name="T50">;</text:span></text:p>
            <text:p><text:span text:style-name="T50"/></text:p>
            <text:p><text:span text:style-name="T50">Não é obrigatório, mas seu uso beneficia o desempenho de buscas textuais;</text:span></text:p>
            <text:p><text:span text:style-name="T50"/></text:p>
            <text:p><text:span text:style-name="T50">Esses tipos de índices são aplicados a colunas dos tipos tsvector ou tsquery;</text:span></text:p>
            <text:p><text:span text:style-name="T50"/></text:p>
            <text:p><text:span text:style-name="T50">Há diferenças significantes entre os dois tipos de índices, então é importante entender suas </text:span><text:span text:style-name="T50">características.</text:span></text:p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aster_5f_slides" presentation:presentation-page-layout-name="AL1T1">
        <office:forms form:automatic-focus="false" form:apply-design-mode="false"/>
        <draw:frame presentation:style-name="pr3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 e GIN: Sintaxe</text:span></text:p>
          </draw:text-box>
        </draw:frame>
        <draw:frame draw:style-name="gr65" draw:text-style-name="P48" draw:layer="layout" svg:width="26.338cm" svg:height="8.433cm" svg:x="0.662cm" svg:y="3.5cm">
          <draw:text-box>
            <text:p text:style-name="P28"><text:span text:style-name="T20">CREATE INDEX nome_indice ON nome_tabela USING gist(nome_coluna);</text:span></text:p>
            <text:p text:style-name="P38"><text:span text:style-name="T61"/></text:p>
            <text:p text:style-name="P38"><text:span text:style-name="T50">Cria um índice GiST (</text:span><text:span text:style-name="T29">Generalized Search Tree</text:span><text:span text:style-name="T50"> - Árvore de Busca Generalizada)</text:span></text:p>
            <text:p text:style-name="P38"><text:span text:style-name="T50"/></text:p>
            <text:p text:style-name="P38"><text:span text:style-name="T20">CREATE INDEX nome_indice ON nome_tabela USING gin(nome_coluna);</text:span></text:p>
            <text:p text:style-name="P38"><text:span text:style-name="T50"/></text:p>
            <text:p text:style-name="P38"><text:span text:style-name="T50">Cria um índice GIN (</text:span><text:span text:style-name="T29">Generalized Inverted Index</text:span><text:span text:style-name="T50"> - Índice Invertido Generalizado)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aster_5f_slides" presentation:presentation-page-layout-name="AL1T1">
        <office:forms form:automatic-focus="false" form:apply-design-mode="false"/>
        <draw:frame presentation:style-name="pr3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</text:span></text:p>
          </draw:text-box>
        </draw:frame>
        <draw:frame draw:style-name="gr66" draw:text-style-name="P31" draw:layer="layout" svg:width="26.5cm" svg:height="10.873cm" svg:x="0.5cm" svg:y="3.349cm">
          <draw:text-box>
            <text:p text:style-name="P5"><text:span text:style-name="T50">Um índice </text:span><text:span text:style-name="T20">GiST</text:span><text:span text:style-name="T50"> tem perdas, o que significa que o índice pode produzir falsos positivos e é </text:span><text:span text:style-name="T50">necessário checar a linha atual da tabela para eliminar tais falsos positivos (O PostgreSQL </text:span><text:span text:style-name="T50">faz isso automaticamente quando necessário).</text:span></text:p>
            <text:p text:style-name="P5"><text:span text:style-name="T50"/></text:p>
            <text:p text:style-name="P5"><text:span text:style-name="T50">Índices </text:span><text:span text:style-name="T20">GiST</text:span><text:span text:style-name="T50"> têm perdas porque cada documento é representado no índice por uma </text:span><text:span text:style-name="T50">assinatura de largura fixa.</text:span></text:p>
            <text:p text:style-name="P5"><text:span text:style-name="T50"/></text:p>
            <text:p text:style-name="P5"><text:span text:style-name="T50">Perdas fazem com que haja uma degradação de performance devido a buscas </text:span><text:span text:style-name="T50">desnecessárias nos registros de uma tabela que se tornam falsos positivos.</text:span></text:p>
            <text:p text:style-name="P5"><text:span text:style-name="T50"/></text:p>
            <text:p text:style-name="P38"><text:span text:style-name="T50">Como o acesso aleatório a registros da tabela é lento, isso limita a utilidade de índices </text:span><text:span text:style-name="T20">GiST</text:span><text:span text:style-name="T50">. </text:span></text:p>
            <text:p text:style-name="P38"><text:span text:style-name="T50">A probabilidade de falsos positivos depende de vários fatores, em particular o número de </text:span><text:span text:style-name="T50">palavras únicas, então o </text:span><text:span text:style-name="T62">uso de dicionários</text:span><text:span text:style-name="T50"> para reduzir esse número é recomenda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aster_5f_slides" presentation:presentation-page-layout-name="AL1T1">
        <office:forms form:automatic-focus="false" form:apply-design-mode="false"/>
        <draw:frame presentation:style-name="pr3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N</text:span></text:p>
          </draw:text-box>
        </draw:frame>
        <draw:frame draw:style-name="gr67" draw:text-style-name="P50" draw:layer="layout" svg:width="27cm" svg:height="9.651cm" svg:x="0.5cm" svg:y="3.349cm">
          <draw:text-box>
            <text:p text:style-name="P38"><text:span text:style-name="T50">Um índice </text:span><text:span text:style-name="T20">GIN</text:span><text:span text:style-name="T50"> não </text:span><text:span text:style-name="T50">tem perdas para </text:span><text:span text:style-name="T50">consultas padrão, </text:span><text:span text:style-name="T50">mas sua </text:span><text:span text:style-name="T50">performance </text:span><text:span text:style-name="T50">depende </text:span><text:span text:style-name="T50">logaritmicamente do </text:span><text:span text:style-name="T50">número de palavras </text:span><text:span text:style-name="T50">únicas.</text:span></text:p>
            <text:p text:style-name="P38"><text:span text:style-name="T50">No entanto, índices </text:span><text:span text:style-name="T20">GIN</text:span><text:span text:style-name="T50"> armazenam </text:span><text:span text:style-name="T50">apenas as palavras </text:span><text:span text:style-name="T50">(lexemas) de valores </text:span><text:span text:style-name="T29">tsvector</text:span><text:span text:style-name="T50">, e não o </text:span><text:span text:style-name="T50">peso de suas labels. </text:span></text:p>
            <text:p text:style-name="P38"><text:span text:style-name="T50">Assim uma </text:span><text:span text:style-name="T50">rechecagem de uma </text:span><text:span text:style-name="T50">linha de uma tabela </text:span><text:span text:style-name="T50">é necessária quando </text:span><text:span text:style-name="T50">usa uma consulta </text:span><text:span text:style-name="T50">que envolve pesos.</text:span></text:p>
          </draw:text-box>
        </draw:frame>
        <draw:frame draw:style-name="gr7" draw:text-style-name="P11" draw:layer="layout" svg:width="5.62cm" svg:height="0.963cm" svg:x="0.88cm" svg:y="10.738cm">
          <draw:text-box>
            <text:p><text:span text:style-name="T11">Criação do índice:</text:span></text:p>
          </draw:text-box>
        </draw:frame>
        <draw:frame draw:style-name="gr23" draw:text-style-name="P17" draw:layer="layout" svg:width="25cm" svg:height="0.971cm" svg:x="1cm" svg:y="11.938cm">
          <draw:text-box>
            <text:p><text:span text:style-name="T14">CREATE INDEX </text:span><text:span text:style-name="T14">idx_text_vector </text:span><text:span text:style-name="T14">ON tb_post </text:span><text:span text:style-name="T14">USING GIN </text:span><text:span text:style-name="T14">(text_vector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aster_5f_slides" presentation:presentation-page-layout-name="AL1T1">
        <office:forms form:automatic-focus="false" form:apply-design-mode="false"/>
        <draw:frame presentation:style-name="pr3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vs GIN: Qual escolher?</text:span></text:p>
          </draw:text-box>
        </draw:frame>
        <draw:frame presentation:style-name="pr34" draw:text-style-name="P51" draw:layer="layout" svg:width="26.199cm" svg:height="5.425cm" svg:x="0.602cm" svg:y="3.476cm" presentation:class="outline" presentation:user-transformed="true">
          <draw:text-box>
            <text:p><text:span text:style-name="T50">Buscas </text:span><text:span text:style-name="T20">GIN</text:span><text:span text:style-name="T50"> são cerca de 3 (três) vezes mais rápidas do que </text:span><text:span text:style-name="T20">GiST</text:span><text:span text:style-name="T50">;</text:span></text:p>
            <text:p text:style-name="P5"><text:span text:style-name="T50">Índices </text:span><text:span text:style-name="T31">GIN</text:span><text:span text:style-name="T50"> levam um tempo 3 (três) vezes maior para serem construídos do que </text:span><text:span text:style-name="T20">GiST</text:span><text:span text:style-name="T50">;</text:span></text:p>
            <text:p text:style-name="P5"><text:span text:style-name="T50">Índices </text:span><text:span text:style-name="T20">GIN</text:span><text:span text:style-name="T50"> são moderadamente mais lentos para atualizar do que os índices </text:span><text:span text:style-name="T20">GiST</text:span><text:span text:style-name="T50">, mas </text:span><text:span text:style-name="T50">cerca de 10 (dez) vezes mais lento se o suporte a </text:span><text:span text:style-name="T29">fast-update</text:span><text:span text:style-name="T50"> for desabilitado;</text:span></text:p>
            <text:p text:style-name="P5"><text:span text:style-name="T20">GIN</text:span><text:span text:style-name="T50"> são de 2 (duas) a 3 (três) vezes maiores do que índices </text:span><text:span text:style-name="T20">GiST</text:span><text:span text:style-name="T50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aster_5f_slides" presentation:presentation-page-layout-name="AL1T1">
        <office:forms form:automatic-focus="false" form:apply-design-mode="false"/>
        <draw:frame presentation:style-name="pr3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vs GIN: Qual escolher? / Resumo</text:span></text:p>
          </draw:text-box>
        </draw:frame>
        <draw:frame presentation:style-name="pr36" draw:text-style-name="P52" draw:layer="layout" svg:width="26.199cm" svg:height="13.67cm" svg:x="0.602cm" svg:y="3.476cm" presentation:class="outline" presentation:user-transformed="true">
          <draw:text-box>
            <text:p text:style-name="P9"><text:span text:style-name="T50">Índices </text:span><text:span text:style-name="T20">GIN</text:span><text:span text:style-name="T50"> são melhores para dados estáticos porque as buscas são mais rápidas.</text:span></text:p>
            <text:p text:style-name="P9"><text:span text:style-name="T50">Para dados dinâmicos, os índices </text:span><text:span text:style-name="T20">GiST</text:span><text:span text:style-name="T50"> são mais rápidos para serem atualizados. </text:span><text:span text:style-name="T50">Especificamente, índices </text:span><text:span text:style-name="T20">GiST</text:span><text:span text:style-name="T50"> são muito bons para dados dinâmicos e rápidos se </text:span><text:span text:style-name="T50">palavras únicas (lexemas) forem abaixo de 100.000 (cem mil), enquanto os índices </text:span><text:span text:style-name="T20">GIN</text:span><text:span text:style-name="T50"> </text:span><text:span text:style-name="T50">lidarão melhor quando for acima disso, porém mais lentos para se atualizarem.</text:span></text:p>
            <text:p text:style-name="P9"><text:span text:style-name="T28">Vale lembrar que o tempo de construção de um índice </text:span><text:span text:style-name="T21">GIN</text:span><text:span text:style-name="T28"> <text:s/>pode frequentemente ser </text:span><text:span text:style-name="T28">melhorado aumentando o parâmetro </text:span><text:span text:style-name="T21">maintenance_work_mem</text:span><text:span text:style-name="T28">, porém isso não tem </text:span><text:span text:style-name="T28">efeito para um índice </text:span><text:span text:style-name="T21">GiST</text:span><text:span text:style-name="T28">;</text:span></text:p>
            <text:p text:style-name="P9"><text:span text:style-name="T28">Particionamento de grandes coleções e o uso próprio de índices </text:span><text:span text:style-name="T21">GiST</text:span><text:span text:style-name="T28"> e </text:span><text:span text:style-name="T21">GIN</text:span><text:span text:style-name="T28"> permite a </text:span><text:span text:style-name="T28">implementação de buscas muito mais rápidas com atualização </text:span><text:span text:style-name="T29">online</text:span><text:span text:style-name="T28">;</text:span></text:p>
            <text:p text:style-name="P9"><text:span text:style-name="T28">Particionamento pode ser feito no nível da base de dados usando herança de tabelas, ou </text:span><text:span text:style-name="T28">pela distribuição de documentos sobre servidores e coletando resultados de buscas </text:span><text:span text:style-name="T28">usando o módulo </text:span><text:span text:style-name="T21">dblink</text:span><text:span text:style-name="T28">. Sendo que esse último é possível por uso de funções de </text:span><text:span text:style-name="T29">ranking</text:span><text:span text:style-name="T28"> em informações locais apenas.</text:span></text:p>
            <text:p text:style-name="P9"><text:span text:style-name="T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aster_5f_slides" presentation:presentation-page-layout-name="AL1T1">
        <office:forms form:automatic-focus="false" form:apply-design-mode="false"/>
        <draw:frame presentation:style-name="pr3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draw:style-name="gr68" draw:text-style-name="P31" draw:layer="layout" svg:width="26.494cm" svg:height="11.416cm" svg:x="0.506cm" svg:y="3.5cm">
          <draw:text-box>
            <text:p text:style-name="P5"><text:span text:style-name="T28">Classificar resultados é tentar medir o quanto um documento é relevante para uma consulta </text:span><text:span text:style-name="T28">em particular, de modo que quando houver muitos "casamentos" (</text:span><text:span text:style-name="T29">matches</text:span><text:span text:style-name="T28">), os mais </text:span><text:span text:style-name="T28">relevantes são exibidos primeiro.</text:span></text:p>
            <text:p text:style-name="P5"><text:span text:style-name="T28"/></text:p>
            <text:p text:style-name="P5"><text:span text:style-name="T28">Há duas funções pré definidas de classificação, que leva em conta léxicos, proximidade e </text:span><text:span text:style-name="T28">estrutura da informação, que é, considerar o quão frequentes os termos de uma consulta </text:span><text:span text:style-name="T28">aparecem em um documento, como estão próximos os termos, o quão importante é a parte </text:span><text:span text:style-name="T28">do documento que ocorre.</text:span></text:p>
            <text:p text:style-name="P5"><text:span text:style-name="T28"/></text:p>
            <text:p text:style-name="P38"><text:span text:style-name="T28">Porém, o conceito de relevância é vago e varia especificamente para uma aplicação. </text:span><text:span text:style-name="T28">Aplicações diferentes podem pedir informações adicionais para classificação, e.g.; data de </text:span><text:span text:style-name="T28">modificação do documento. </text:span></text:p>
            <text:p text:style-name="P38"><text:span text:style-name="T28">As funções </text:span><text:span text:style-name="T29">bult-in</text:span><text:span text:style-name="T28"> de classificação são apenas exemplos. Pode-se escrever funções próprias </text:span><text:span text:style-name="T28">e / ou combinar seus resultados com fatores adicionais para adequar às suas necessidades </text:span><text:span text:style-name="T28">específic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aster_5f_slides" presentation:presentation-page-layout-name="AL1T1">
        <office:forms form:automatic-focus="false" form:apply-design-mode="false"/>
        <draw:frame presentation:style-name="pr3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39" draw:text-style-name="P6" draw:layer="layout" svg:width="25.199cm" svg:height="11.952cm" svg:x="1.401cm" svg:y="4.1cm" presentation:class="outline" presentation:user-transformed="true">
          <draw:text-box>
            <text:list text:style-name="L2">
              <text:list-header>
                <text:p text:style-name="P5"><text:span text:style-name="T28">As duas funções de classificação disponíveis atualmente são:</text:span></text:p>
              </text:list-header>
              <text:list-item>
                <text:p text:style-name="P5"><text:span text:style-name="T63">ts_rank</text:span></text:p>
                <text:p text:style-name="P5"><text:span text:style-name="T28">Classifica os vetores baseados na frequência da combinação de seus lexemas.</text:span></text:p>
              </text:list-item>
              <text:list-item>
                <text:p text:style-name="P9"><text:span text:style-name="T63">ts_rank_cd</text:span></text:p>
                <text:p text:style-name="P9"><text:span text:style-name="T28">Computa a classificação para densidade de correlacionamento* (entre palavras) </text:span><text:span text:style-name="T28">para um dado vetor de documento ou consulta.</text:span></text:p>
                <text:p text:style-name="P9"><text:span text:style-name="T28">Esta função requer informação posicional em sua entrada, portanto não funcionará </text:span><text:span text:style-name="T28">valores </text:span><text:span text:style-name="T21">tsvector</text:span><text:span text:style-name="T28"> "</text:span><text:span text:style-name="T29">stripped</text:span><text:span text:style-name="T28">"**.</text:span></text:p>
                <text:p text:style-name="P9"><text:span text:style-name="T28"/></text:p>
                <text:p text:style-name="P9"><text:span text:style-name="T28">*</text:span><text:span text:style-name="T29">Cover density ranking</text:span><text:span text:style-name="T28">.</text:span><text:span text:style-name="T28"><text:tab/></text:span></text:p>
                <text:p text:style-name="P9"><text:span text:style-name="T28">**Submetidos à função </text:span><text:span text:style-name="T21">strip(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aster_5f_slides" presentation:presentation-page-layout-name="AL1T1">
        <office:forms form:automatic-focus="false" form:apply-design-mode="false"/>
        <draw:frame presentation:style-name="pr4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draw:style-name="gr69" draw:text-style-name="P31" draw:layer="layout" svg:width="25cm" svg:height="6.052cm" svg:x="1cm" svg:y="4cm">
          <draw:text-box>
            <text:p text:style-name="P5"><text:span text:style-name="T28">Para ambas funções, os argumentos de pesos (</text:span><text:span text:style-name="T29">weights</text:span><text:span text:style-name="T28">) oferecem a habilidade de fazer com </text:span><text:span text:style-name="T28">que as buscas sejam feitas com pesos especificados.</text:span></text:p>
            <text:p text:style-name="P5"><text:span text:style-name="T28"/></text:p>
            <text:p text:style-name="P5"><text:span text:style-name="T28">A ordem crescente dos pesos é </text:span><text:span text:style-name="T29">D</text:span><text:span text:style-name="T28">, </text:span><text:span text:style-name="T64">C</text:span><text:span text:style-name="T28">, </text:span><text:span text:style-name="T29">B</text:span><text:span text:style-name="T28">, </text:span><text:span text:style-name="T29">A</text:span><text:span text:style-name="T28">.</text:span></text:p>
            <text:p text:style-name="P5"><text:span text:style-name="T28"/></text:p>
            <text:p text:style-name="P5"><text:span text:style-name="T28">Existe uma função que define o peso de entrada de lexemas: a função </text:span><text:span text:style-name="T21">setweight</text:span><text:span text:style-name="T29">.</text:span></text:p>
            <text:p text:style-name="P5"><text:span text:style-name="T29"/></text:p>
            <text:p text:style-name="P5"><text:span text:style-name="T28">Não é possível combinar </text:span><text:span text:style-name="T21">tsvector_update_trigger</text:span><text:span text:style-name="T28"> com </text:span><text:span text:style-name="T21">setweight</text:span><text:span text:style-name="T29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aster_5f_slides" presentation:presentation-page-layout-name="AL1T1">
        <office:forms form:automatic-focus="false" form:apply-design-mode="false"/>
        <draw:frame presentation:style-name="pr4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2" draw:text-style-name="P6" draw:layer="layout" svg:width="25.199cm" svg:height="1.479cm" svg:x="1.401cm" svg:y="4.101cm" presentation:class="outline" presentation:user-transformed="true">
          <draw:text-box>
            <text:p text:style-name="P5"><text:span text:style-name="T28">Para processar colunas diferentemente, por exemplo, atribuir pesos diferentes para </text:span><text:span text:style-name="T21">título</text:span><text:span text:style-name="T28">, </text:span><text:span text:style-name="T21">tags</text:span><text:span text:style-name="T28"> e </text:span><text:span text:style-name="T21">text_</text:span><text:span text:style-name="T28">, é necessário escrever uma função customizada:</text:span></text:p>
          </draw:text-box>
        </draw:frame>
        <draw:frame draw:style-name="gr70" draw:text-style-name="P53" draw:layer="layout" svg:width="24.5cm" svg:height="12.271cm" svg:x="1.501cm" svg:y="6.401cm">
          <draw:text-box>
            <text:p><text:span text:style-name="T65">CREATE OR REPLACE FUNCTION fc_setweight_tb_post(</text:span></text:p>
            <text:p><text:span text:style-name="T65"><text:s text:c="4"/></text:span><text:span text:style-name="T65">title text,</text:span></text:p>
            <text:p><text:span text:style-name="T65"><text:s text:c="4"/></text:span><text:span text:style-name="T65">text_ text,</text:span></text:p>
            <text:p><text:span text:style-name="T65"><text:s text:c="4"/></text:span><text:span text:style-name="T65">tags text</text:span></text:p>
            <text:p><text:span text:style-name="T65">)</text:span></text:p>
            <text:p><text:span text:style-name="T65">RETURNS tsvector</text:span></text:p>
            <text:p><text:span text:style-name="T65">IMMUTABLE AS</text:span></text:p>
            <text:p><text:span text:style-name="T65">$body$</text:span></text:p>
            <text:p><text:span text:style-name="T65"/></text:p>
            <text:p><text:span text:style-name="T65">BEGIN</text:span></text:p>
            <text:p><text:span text:style-name="T65"/></text:p>
            <text:p><text:span text:style-name="T65">RETURN</text:span></text:p>
            <text:p><text:span text:style-name="T65"><text:s text:c="4"/></text:span><text:span text:style-name="T65">setweight(to_tsvector('portuguese', coalesce(title,'')),'A') ||</text:span></text:p>
            <text:p><text:span text:style-name="T65"><text:s text:c="4"/></text:span><text:span text:style-name="T65">setweight(to_tsvector('portuguese', coalesce(tags,'')),'B') ||</text:span></text:p>
            <text:p><text:span text:style-name="T65"><text:s text:c="4"/></text:span><text:span text:style-name="T65">setweight(to_tsvector('portuguese', coalesce(text_,'')),'C');</text:span></text:p>
            <text:p><text:span text:style-name="T65"/></text:p>
            <text:p><text:span text:style-name="T65">END;</text:span></text:p>
            <text:p><text:span text:style-name="T65"/></text:p>
            <text:p><text:span text:style-name="T65">$body$</text:span></text:p>
            <text:p><text:span text:style-name="T65">LANGUAGE PLPGSQL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aster_5f_slides" presentation:presentation-page-layout-name="AL1T1">
        <office:forms form:automatic-focus="false" form:apply-design-mode="false"/>
        <draw:frame presentation:style-name="pr4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4" draw:text-style-name="P6" draw:layer="layout" svg:width="25.199cm" svg:height="0.9cm" svg:x="1.401cm" svg:y="4.101cm" presentation:class="outline" presentation:user-transformed="true">
          <draw:text-box>
            <text:p text:style-name="P5"><text:span text:style-name="T28">É necessário recriar o campo </text:span><text:span text:style-name="T29">tsvector</text:span><text:span text:style-name="T28">:</text:span></text:p>
          </draw:text-box>
        </draw:frame>
        <draw:frame draw:style-name="gr58" draw:text-style-name="P54" draw:layer="layout" svg:width="25.499cm" svg:height="8.171cm" svg:x="1.501cm" svg:y="6.401cm">
          <draw:text-box>
            <text:p><text:span text:style-name="T66">-- Dropping the column</text:span></text:p>
            <text:p><text:span text:style-name="T67">ALTER TABLE tb_post DROP COLUMN text_vector;</text:span></text:p>
            <text:p><text:span text:style-name="T67"><text:s text:c="7"/></text:span></text:p>
            <text:p><text:span text:style-name="T67"><text:s text:c="8"/></text:span></text:p>
            <text:p><text:span text:style-name="T66">-- Recreating the column as auto generated</text:span></text:p>
            <text:p><text:span text:style-name="T67">ALTER TABLE tb_post</text:span></text:p>
            <text:p><text:span text:style-name="T67"><text:s text:c="4"/></text:span><text:span text:style-name="T67">ADD COLUMN text_vector tsvector </text:span></text:p>
            <text:p><text:span text:style-name="T67"><text:s text:c="4"/></text:span><text:span text:style-name="T67">GENERATED ALWAYS AS (</text:span></text:p>
            <text:p><text:span text:style-name="T67"><text:s text:c="8"/></text:span><text:span text:style-name="T67">fc_setweight_tb_post(title, text_, tags))</text:span></text:p>
            <text:p><text:span text:style-name="T67"><text:s text:c="8"/></text:span><text:span text:style-name="T67">STORED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aster_5f_slides" presentation:presentation-page-layout-name="AL1T1">
        <office:forms form:automatic-focus="false" form:apply-design-mode="false"/>
        <draw:frame presentation:style-name="pr4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6" draw:text-style-name="P6" draw:layer="layout" svg:width="25.199cm" svg:height="1cm" svg:x="0.702cm" svg:y="4.301cm" presentation:class="outline" presentation:user-transformed="true">
          <draw:text-box>
            <text:p text:style-name="P5"><text:span text:style-name="T28">Inserir um novo registro:</text:span></text:p>
          </draw:text-box>
        </draw:frame>
        <draw:frame draw:style-name="gr71" draw:text-style-name="P55" draw:layer="layout" svg:width="26.999cm" svg:height="3.446cm" svg:x="0.501cm" svg:y="5.301cm">
          <draw:text-box>
            <text:p><text:span text:style-name="T68">INSERT INTO tb_post (title, text_, tags) VALUES (</text:span></text:p>
            <text:p><text:span text:style-name="T68"><text:s text:c="4"/></text:span><text:span text:style-name="T68">'Cidade de São Paulo',</text:span></text:p>
            <text:p><text:span text:style-name="T68"><text:s text:c="4"/></text:span><text:span text:style-name="T68">'A cidade de São Paulo é a capital do Estado de mesmo nome e também a'</text:span></text:p>
            <text:p><text:span text:style-name="T68"><text:s text:c="4"/></text:span><text:span text:style-name="T68">||'mais populosa do Brasil.',</text:span></text:p>
            <text:p><text:span text:style-name="T68"><text:s text:c="4"/></text:span><text:span text:style-name="T68">'metrópole SP caos trânsito violência'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aster_5f_slides" presentation:presentation-page-layout-name="AL1T1">
        <office:forms form:automatic-focus="false" form:apply-design-mode="false"/>
        <draw:frame presentation:style-name="pr4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6" draw:text-style-name="P6" draw:layer="layout" svg:width="25.199cm" svg:height="1cm" svg:x="0.702cm" svg:y="4.301cm" presentation:class="outline" presentation:user-transformed="true">
          <draw:text-box>
            <text:p text:style-name="P5"><text:span text:style-name="T28">Junto aos lexemas, além das posições, há os pesos:</text:span></text:p>
          </draw:text-box>
        </draw:frame>
        <draw:frame draw:style-name="gr56" draw:text-style-name="P11" draw:layer="layout" svg:width="27.176cm" svg:height="11.051cm" svg:x="0.501cm" svg:y="5.301cm">
          <draw:text-box>
            <text:p><text:span text:style-name="T69">SELECT</text:span></text:p>
            <text:p><text:span text:style-name="T69"><text:s text:c="4"/></text:span><text:span text:style-name="T69">text_vector</text:span></text:p>
            <text:p><text:span text:style-name="T69">FROM tb_post </text:span></text:p>
            <text:p><text:span text:style-name="T69">WHERE text_vector @@ to_tsquery('portuguese', 'sp');</text:span></text:p>
            <text:p><text:span text:style-name="T69"/></text:p>
            <text:p><text:span text:style-name="T69"><text:s text:c="70"/></text:span><text:span text:style-name="T69"><text:s/></text:span><text:span text:style-name="T70"><text:s text:c="2"/></text:span><text:span text:style-name="T70">text_vector <text:s text:c="55"/></text:span><text:span text:style-name="T70"><text:s text:c="17"/></text:span></text:p>
            <text:p><text:span text:style-name="T70">---------------------------------------------------------------------</text:span><text:span text:style-name="T70">---------------------------------------------------------------------</text:span><text:span text:style-name="T70">-------------------</text:span></text:p>
            <text:p><text:span text:style-name="T70"><text:s/></text:span><text:span text:style-name="T70">'brasil':29C 'caos':7B 'capital':17C 'cidad':1A,11C 'estad':19C </text:span><text:span text:style-name="T70">'metrópol':5B 'nom':22C 'paul':4A,14C 'popul':27C 'sp':6B </text:span><text:span text:style-name="T70">'trânsit':8B 'violênc':9B 'é':15C</text:span></text:p>
            <text:p><text:span text:style-name="T7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aster_5f_slides" presentation:presentation-page-layout-name="AL1T1">
        <office:forms form:automatic-focus="false" form:apply-design-mode="false"/>
        <draw:frame presentation:style-name="pr4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estacando resultados na busca textual</text:span></text:p>
          </draw:text-box>
        </draw:frame>
        <draw:frame presentation:style-name="pr49" draw:text-style-name="P6" draw:layer="layout" svg:width="26.5cm" svg:height="9.5cm" svg:x="1cm" svg:y="4cm" presentation:class="outline" presentation:user-transformed="true">
          <draw:text-box>
            <text:p text:style-name="P5"><text:span text:style-name="T72">Função ts_headline</text:span></text:p>
            <text:p text:style-name="P5"><text:span text:style-name="T28">Apresenta o(s) resultado (s) da busca, de modo a exibir a parte de cada documento </text:span><text:span text:style-name="T28">como está relacionada com a consulta.</text:span></text:p>
            <text:p text:style-name="P5"><text:span text:style-name="T28"/></text:p>
            <text:p text:style-name="P5"><text:span text:style-name="T28">É muito comum, por exemplo, search engines mostrarem fragmentos do documento com </text:span><text:span text:style-name="T28">os termos de consulta marcados.</text:span></text:p>
            <text:p text:style-name="P5"><text:span text:style-name="T28"/></text:p>
            <text:p text:style-name="P5"><text:span text:style-name="T72">Sintaxe</text:span><text:span text:style-name="T28">:</text:span></text:p>
            <text:p text:style-name="P5"><text:span text:style-name="T73">ts_headline([ config regconfig, ] document text, query tsquery [, options text ]) returns </text:span><text:span text:style-name="T73">tex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aster_5f_slides" presentation:presentation-page-layout-name="AL1T1">
        <office:forms form:automatic-focus="false" form:apply-design-mode="false"/>
        <draw:frame presentation:style-name="pr5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estacando resultados na busca textual</text:span></text:p>
          </draw:text-box>
        </draw:frame>
        <draw:frame draw:style-name="gr72" draw:text-style-name="P11" draw:layer="layout" svg:width="27cm" svg:height="9.827cm" svg:x="0.5cm" svg:y="4.5cm">
          <draw:text-box>
            <text:p><text:span text:style-name="T69">SELECT</text:span></text:p>
            <text:p><text:span text:style-name="T69"><text:s text:c="4"/></text:span><text:span text:style-name="T69">ts_headline(</text:span></text:p>
            <text:p><text:span text:style-name="T69"><text:s text:c="8"/></text:span><text:span text:style-name="T69">'portuguese',</text:span></text:p>
            <text:p><text:span text:style-name="T69"><text:s text:c="8"/></text:span><text:span text:style-name="T69">text_,</text:span></text:p>
            <text:p><text:span text:style-name="T69"><text:s text:c="8"/></text:span><text:span text:style-name="T69">to_tsquery('portuguese', 'fruta'),</text:span></text:p>
            <text:p><text:span text:style-name="T69"><text:s text:c="8"/></text:span><text:span text:style-name="T69">'StartSel = &lt;b&gt;, StopSel =&lt;/b&gt;')</text:span></text:p>
            <text:p><text:span text:style-name="T69">FROM tb_post</text:span></text:p>
            <text:p><text:span text:style-name="T69">WHERE text_vector @@ to_tsquery('portuguese', 'laranja');</text:span></text:p>
            <text:p><text:span text:style-name="T69"/></text:p>
            <text:p><text:span text:style-name="T74"><text:s text:c="55"/></text:span><text:span text:style-name="T74">ts_headline <text:s text:c="45"/></text:span><text:span text:style-name="T74"><text:s text:c="9"/></text:span></text:p>
            <text:p><text:span text:style-name="T74">---------------------------------------------------------------------------------------------------------------</text:span><text:span text:style-name="T74">----------</text:span></text:p>
            <text:p><text:span text:style-name="T74"><text:s/></text:span><text:span text:style-name="T74">&lt;b&gt;fruto&lt;/b&gt; produzido pela laranjeira (Citrus × sinensis), uma árvore da família Rutaceae. A laranja é um </text:span><text:span text:style-name="T74">&lt;b&gt;fruto&lt;/b&gt;</text:span></text:p>
          </draw:text-box>
        </draw:frame>
        <draw:frame draw:style-name="gr7" draw:text-style-name="P11" draw:layer="layout" svg:width="27.324cm" svg:height="0.963cm" svg:x="0.5cm" svg:y="15.037cm">
          <draw:text-box>
            <text:p><text:span text:style-name="T11">No exemplo é demonstrado como destacar palavras relativas ao termo pesquisado com </text:span><text:span text:style-name="T11">HTM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aster_5f_slides" presentation:presentation-page-layout-name="AL1T1">
        <office:forms form:automatic-focus="false" form:apply-design-mode="false"/>
        <draw:frame presentation:style-name="pr5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draw:style-name="gr73" draw:text-style-name="P31" draw:layer="layout" svg:width="27cm" svg:height="12.528cm" svg:x="0.5cm" svg:y="3.715cm">
          <draw:text-box>
            <text:p text:style-name="P5"><text:span text:style-name="T4">Dicionários são usados para eliminar palavras que não devem ser consideradas em uma </text:span><text:span text:style-name="T4">busca (palavras de parada / </text:span><text:span text:style-name="T59">stop words</text:span><text:span text:style-name="T4">) e normalizar palavras em suas formas derivadas </text:span><text:span text:style-name="T4">para uma base (lexema).</text:span></text:p>
            <text:p text:style-name="P5"><text:span text:style-name="T4"/></text:p>
            <text:p text:style-name="P5"><text:span text:style-name="T4">Apesar de melhorar a qualidade de pesquisa, normalização e remoção de </text:span><text:span text:style-name="T59">stop words</text:span><text:span text:style-name="T75">,</text:span><text:span text:style-name="T4"> </text:span><text:span text:style-name="T4">reduzem o tamanho da representação do </text:span><text:span text:style-name="T59">tsvector</text:span><text:span text:style-name="T75"> de</text:span><text:span text:style-name="T4"> um documento, de forma a melhorar a </text:span><text:span text:style-name="T4">performance.</text:span></text:p>
            <text:p text:style-name="P5"><text:span text:style-name="T4"/></text:p>
            <text:p text:style-name="P5"><text:span text:style-name="T4">Nem sempre normalização tem um propósito linguístico e geralmente depende da semântica </text:span><text:span text:style-name="T4">da aplicação.</text:span></text:p>
            <text:p text:style-name="P5"><text:span text:style-name="T4"/></text:p>
            <text:p text:style-name="P38"><text:span text:style-name="T4">Um dicionário aceita um </text:span><text:span text:style-name="T59">token</text:span><text:span text:style-name="T4"> como entrada e retorna:</text:span></text:p>
            <text:list text:style-name="L1">
              <text:list-item>
                <text:p text:style-name="P38"><text:span text:style-name="T4">Um vetor de lexemas se a entrada é conhecida para o dicionário;</text:span></text:p>
              </text:list-item>
              <text:list-item>
                <text:p text:style-name="P38"><text:span text:style-name="T4">Um vetor vazio se o dicionário conhece o token, mas ele é uma palavra de parada;</text:span></text:p>
              </text:list-item>
              <text:list-item>
                <text:p text:style-name="P38"><text:span text:style-name="T31">NULL</text:span><text:span text:style-name="T4"> se o dicionário não reconhece o token de entrad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aster_5f_slides" presentation:presentation-page-layout-name="AL1T1">
        <office:forms form:automatic-focus="false" form:apply-design-mode="false"/>
        <draw:frame presentation:style-name="pr5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3" draw:layer="layout" svg:width="25.199cm" svg:height="14.011cm" svg:x="1.001cm" svg:y="3.297cm" presentation:class="outline" presentation:user-transformed="true">
          <draw:text-box>
            <text:list text:style-name="L2">
              <text:list-header>
                <text:p text:style-name="P5"><text:span text:style-name="T4">Alguns exemplos de normalização:</text:span></text:p>
              </text:list-header>
              <text:list-item>
                <text:p text:style-name="P5"><text:span text:style-name="T4">Linguística: dicionários Ispell tentam reduzir palavras de entrada para uma forma </text:span><text:span text:style-name="T4">normalizada, dicionários stemmer removem o fim de palavras;</text:span></text:p>
                <text:p text:style-name="P5"><text:span text:style-name="T4"/></text:p>
              </text:list-item>
              <text:list-item>
                <text:p text:style-name="P5"><text:span text:style-name="T4">URLs <text:s/>podem ser normalizadas para fazer com que diferentes combinem:</text:span></text:p>
                <text:p><text:span text:style-name="T4"><text:s text:c="8"/></text:span><text:span text:style-name="T4"><text:a xlink:href="https://www.python.org/about/" xlink:type="simple">https://www.python.org/about/</text:a></text:span></text:p>
                <text:p><text:span text:style-name="T4"><text:s text:c="8"/></text:span><text:span text:style-name="T4"><text:a xlink:href="https://docs.python.org/3/library/index.html" xlink:type="simple">https://docs.python.org/3/library/index.html</text:a></text:span></text:p>
                <text:p><text:span text:style-name="T4"><text:s text:c="8"/></text:span><text:span text:style-name="T4"><text:a xlink:href="https://docs.python.org/3/library/stdtypes.html#boolean-type-bool" xlink:type="simple">https://docs.python.org/3/library/stdtypes.html#boolean-type-bool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aster_5f_slides" presentation:presentation-page-layout-name="AL1T1">
        <office:forms form:automatic-focus="false" form:apply-design-mode="false"/>
        <draw:frame presentation:style-name="pr5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3" draw:layer="layout" svg:width="25.199cm" svg:height="14.011cm" svg:x="1.001cm" svg:y="3.297cm" presentation:class="outline" presentation:user-transformed="true">
          <draw:text-box>
            <text:list text:style-name="L2">
              <text:list-header>
                <text:p text:style-name="P9"><text:span text:style-name="T3">Exemplos de normalização</text:span></text:p>
              </text:list-header>
              <text:list-item>
                <text:p text:style-name="P9"><text:span text:style-name="T4">Nomes de cores podem ser substituídas por seus valores hexadecimais, por </text:span><text:span text:style-name="T4">exemplo: </text:span><text:span text:style-name="T59">red</text:span><text:span text:style-name="T4">, </text:span><text:span text:style-name="T59">green</text:span><text:span text:style-name="T4">, </text:span><text:span text:style-name="T59">blue</text:span><text:span text:style-name="T4">, </text:span><text:span text:style-name="T59">magenta</text:span><text:span text:style-name="T4"> -&gt; </text:span><text:span text:style-name="T31">FF0000</text:span><text:span text:style-name="T4">, </text:span><text:span text:style-name="T31">00FF00</text:span><text:span text:style-name="T4">, </text:span><text:span text:style-name="T31">0000FF</text:span><text:span text:style-name="T4">, </text:span><text:span text:style-name="T31">FF00FF.</text:span></text:p>
              </text:list-item>
              <text:list-item>
                <text:p text:style-name="P9"><text:span text:style-name="T4">Se indexar números, podemos remover alguns dígitos fracionais para reduzir a faixa </text:span><text:span text:style-name="T4">de possíveis números, por exemplo: </text:span></text:p>
                <text:p text:style-name="P9"><text:span text:style-name="T31">3.14159265359</text:span><text:span text:style-name="T4">, </text:span><text:span text:style-name="T31">3.1415926</text:span><text:span text:style-name="T4">, </text:span><text:span text:style-name="T31">3.14</text:span><text:span text:style-name="T4"> serão os mesmos após normalização se </text:span><text:span text:style-name="T4">apenas dois dígitos forem mantidos após o ponto decimal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master_5f_slides" presentation:presentation-page-layout-name="AL1T1">
        <office:forms form:automatic-focus="false" form:apply-design-mode="false"/>
        <draw:frame presentation:style-name="pr5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6" draw:text-style-name="P9" draw:layer="layout" svg:width="25.199cm" svg:height="6.703cm" svg:x="1.001cm" svg:y="3.297cm" presentation:class="outline" presentation:user-transformed="true">
          <draw:text-box>
            <text:p text:style-name="P9"><text:span text:style-name="T4">O PostgreSQL fornece dicionários predefinidos para muitas linguagens.</text:span></text:p>
            <text:p text:style-name="P9"><text:span text:style-name="T4">Há também </text:span><text:span text:style-name="T59">templates</text:span><text:span text:style-name="T4"> predefinidos que podem ser usados para criar novos dicionários </text:span><text:span text:style-name="T4">com parâmetros customizados.</text:span></text:p>
            <text:p text:style-name="P9"><text:span text:style-name="T4">A regra geral para configurar uma lista de dicionários é alocar primeiramente o mais </text:span><text:span text:style-name="T4">restrito, mais específico, então os mais gerais depois, fechando com o dicionário mais </text:span><text:span text:style-name="T4">geral, como um Snowball stemmer ou simples, que reconhecem tudo.</text:span></text:p>
            <text:p text:style-name="P9"><text:span text:style-name="T4">Cabe ao dicionário específico como tratar </text:span><text:span text:style-name="T59">stop words</text:span><text:span text:style-name="T4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aster_5f_slides" presentation:presentation-page-layout-name="AL1T1">
        <office:forms form:automatic-focus="false" form:apply-design-mode="false"/>
        <draw:frame presentation:style-name="pr5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draw:style-name="gr74" draw:text-style-name="P31" draw:layer="layout" svg:width="27cm" svg:height="3.806cm" svg:x="0.5cm" svg:y="3.5cm">
          <draw:text-box>
            <text:p text:style-name="P5"><text:span text:style-name="T11">Por exemplo, os dicionários Ispell primeiro normalizam palavras e depois buscam na lista de </text:span><text:span text:style-name="T11">palavras de parada, enquanto stemmers Snowball primeiro verificam a lista de palavras de </text:span><text:span text:style-name="T11">parada.</text:span></text:p>
            <text:p text:style-name="P5"><text:span text:style-name="T11"/></text:p>
            <text:p text:style-name="P5"><text:span text:style-name="T11">A razão para o comportamento diferente é uma tentativa para reduzir o "ruído".</text:span></text:p>
          </draw:text-box>
        </draw:frame>
        <draw:frame draw:style-name="gr7" draw:text-style-name="P11" draw:layer="layout" svg:width="22.807cm" svg:height="0.963cm" svg:x="0.693cm" svg:y="9.037cm">
          <draw:text-box>
            <text:p><text:span text:style-name="T11">Para listar os dicionários de uma base de dados, utlizamos o comando do psql:</text:span></text:p>
          </draw:text-box>
        </draw:frame>
        <draw:frame draw:style-name="gr23" draw:text-style-name="P17" draw:layer="layout" svg:width="2.072cm" svg:height="0.971cm" svg:x="0.728cm" svg:y="10.037cm">
          <draw:text-box>
            <text:p><text:span text:style-name="T14">\dFd</text:span></text:p>
          </draw:text-box>
        </draw:frame>
        <draw:frame draw:style-name="gr7" draw:text-style-name="P11" draw:layer="layout" svg:width="22.807cm" svg:height="0.963cm" svg:x="0.694cm" svg:y="12.438cm">
          <draw:text-box>
            <text:p><text:span text:style-name="T11">Ou o comando SQL:</text:span></text:p>
          </draw:text-box>
        </draw:frame>
        <draw:frame draw:style-name="gr75" draw:text-style-name="P17" draw:layer="layout" svg:width="10.571cm" svg:height="1.062cm" svg:x="0.729cm" svg:y="13.438cm">
          <draw:text-box>
            <text:p><text:span text:style-name="T14">SELECT * FROM pg_ts_dic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master_5f_slides" presentation:presentation-page-layout-name="AL1T1">
        <office:forms form:automatic-focus="false" form:apply-design-mode="false"/>
        <draw:frame presentation:style-name="pr5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9" draw:text-style-name="P6" draw:layer="layout" svg:width="26cm" svg:height="9.021cm" svg:x="1cm" svg:y="3.979cm" presentation:class="outline" presentation:user-transformed="true">
          <draw:text-box>
            <text:p text:style-name="P5"><text:span text:style-name="T4">A maioria dos tipos de dicionários dependem de arquivos de configuração, como os </text:span><text:span text:style-name="T4">arquivos de </text:span><text:span text:style-name="T59">stop words</text:span><text:span text:style-name="T4">.</text:span></text:p>
            <text:p text:style-name="P5"><text:span text:style-name="T4">Esses arquivos devem ser armazenados com o encoding UTF-8.</text:span></text:p>
            <text:p text:style-name="P5"><text:span text:style-name="T4">Normalmente uma sessão lerá um arquivo de configuração de dicionário uma única vez, </text:span><text:span text:style-name="T4">quando for usado pela primeira vez dentro da sessão.</text:span></text:p>
            <text:p text:style-name="P5"><text:span text:style-name="T4">Se o arquivo de configuração for modificado e quer forçar as sessões existentes a utilizar </text:span><text:span text:style-name="T4">seu novo conteúdo, faça:</text:span></text:p>
            <text:p text:style-name="P5"><text:span text:style-name="T31">ALTER TEXT SEARCH DICTIONARY dicionário ...</text:span></text:p>
            <text:p text:style-name="P5"><text:span text:style-name="T4">Uma solução "dummy" que não mude nenhum valor :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master_5f_slides" presentation:presentation-page-layout-name="AL1T1">
        <office:forms form:automatic-focus="false" form:apply-design-mode="false"/>
        <draw:frame presentation:style-name="pr6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 simples</text:span></text:p>
          </draw:text-box>
        </draw:frame>
        <draw:frame presentation:style-name="pr61" draw:text-style-name="P6" draw:layer="layout" svg:width="25.199cm" svg:height="5.267cm" svg:x="1.001cm" svg:y="3.297cm" presentation:class="outline" presentation:user-transformed="true">
          <draw:text-box>
            <text:p text:style-name="P5"><text:span text:style-name="T4">O </text:span><text:span text:style-name="T59">template</text:span><text:span text:style-name="T4"> de dicionário simples converte cada </text:span><text:span text:style-name="T59">token</text:span><text:span text:style-name="T4"> de entrada em caixa baixa (letras </text:span><text:span text:style-name="T4">minúsculas) e faz a checagem em um arquivo de palavras de parada.</text:span></text:p>
            <text:p text:style-name="P5"><text:span text:style-name="T4">Se esse </text:span><text:span text:style-name="T59">token</text:span><text:span text:style-name="T4"> for achado no arquivo, será retornado um vetor vazio, causando o </text:span><text:span text:style-name="T4">descarte do token.</text:span></text:p>
            <text:p text:style-name="P5"><text:span text:style-name="T4">Se o token não estiver nessa "lista negra", a forma em letras minúsculas é retornada </text:span><text:span text:style-name="T4">como um lexema normalizado.</text:span></text:p>
          </draw:text-box>
        </draw:frame>
        <draw:frame draw:style-name="gr30" draw:text-style-name="P17" draw:layer="layout" svg:width="17.303cm" svg:height="3.131cm" svg:x="1.197cm" svg:y="10.369cm">
          <draw:text-box>
            <text:p><text:span text:style-name="T14">CREATE TEXT SEARCH DICTIONARY dic_simples (</text:span></text:p>
            <text:p><text:span text:style-name="T14"><text:s text:c="4"/></text:span><text:span text:style-name="T14">TEMPLATE = pg_catalog.simple,</text:span></text:p>
            <text:p><text:span text:style-name="T14"><text:s text:c="4"/></text:span><text:span text:style-name="T14">STOPWORDS = portuguese</text:span></text:p>
            <text:p><text:span text:style-name="T1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master_5f_slides" presentation:presentation-page-layout-name="AL1T1">
        <office:forms form:automatic-focus="false" form:apply-design-mode="false"/>
        <draw:frame presentation:style-name="pr6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 simples</text:span></text:p>
          </draw:text-box>
        </draw:frame>
        <draw:frame draw:style-name="gr7" draw:text-style-name="P11" draw:layer="layout" svg:width="13.499cm" svg:height="0.963cm" svg:x="1cm" svg:y="3.337cm">
          <draw:text-box>
            <text:p><text:span text:style-name="T11">Diretório de buscas textuais:</text:span></text:p>
          </draw:text-box>
        </draw:frame>
        <draw:frame draw:style-name="gr23" draw:text-style-name="P17" draw:layer="layout" svg:width="13.499cm" svg:height="0.971cm" svg:x="1.002cm" svg:y="4.439cm">
          <draw:text-box>
            <text:p><text:span text:style-name="T14">$ cd $SHAREDIR/tsearch_data</text:span></text:p>
          </draw:text-box>
        </draw:frame>
        <draw:frame draw:style-name="gr76" draw:text-style-name="P11" draw:layer="layout" svg:width="24cm" svg:height="1.2cm" svg:x="1cm" svg:y="6.1cm">
          <draw:text-box>
            <text:p><text:span text:style-name="T11">Busca das palavras “foi” e “sim” no arquivo de palavras de parada em português:</text:span></text:p>
          </draw:text-box>
        </draw:frame>
        <draw:frame draw:style-name="gr40" draw:text-style-name="P56" draw:layer="layout" svg:width="14.89cm" svg:height="2.411cm" svg:x="1.11cm" svg:y="7.326cm">
          <draw:text-box>
            <text:p><text:span text:style-name="T14">$ grep -E 'foi|sim' portuguese.stop </text:span></text:p>
            <text:p><text:span text:style-name="T76"/></text:p>
            <text:p><text:span text:style-name="T77">foi</text:span></text:p>
          </draw:text-box>
        </draw:frame>
        <draw:frame draw:style-name="gr38" draw:text-style-name="P57" draw:layer="layout" svg:width="20.118cm" svg:height="3.851cm" svg:x="1.083cm" svg:y="11.2cm">
          <draw:text-box>
            <text:p><text:span text:style-name="T69">SELECT ts_lexize('public.dic_simples', 'foi');</text:span></text:p>
            <text:p><text:span text:style-name="T71"/></text:p>
            <text:p><text:span text:style-name="T78"><text:s/></text:span><text:span text:style-name="T78">ts_lexize </text:span></text:p>
            <text:p><text:span text:style-name="T78">-----------</text:span></text:p>
            <text:p><text:span text:style-name="T78"><text:s/></text:span><text:span text:style-name="T78">{}</text:span></text:p>
          </draw:text-box>
        </draw:frame>
        <draw:frame draw:style-name="gr38" draw:text-style-name="P57" draw:layer="layout" svg:width="20.118cm" svg:height="3.851cm" svg:x="1.083cm" svg:y="15.8cm">
          <draw:text-box>
            <text:p><text:span text:style-name="T69">SELECT ts_lexize('public.dic_simples', 'SiM');</text:span></text:p>
            <text:p><text:span text:style-name="T71"/></text:p>
            <text:p><text:span text:style-name="T78"><text:s text:c="2"/></text:span><text:span text:style-name="T78">ts_lexize </text:span></text:p>
            <text:p><text:span text:style-name="T78">-----------</text:span></text:p>
            <text:p><text:span text:style-name="T78"><text:s/></text:span><text:span text:style-name="T78">{sim}</text:span></text:p>
          </draw:text-box>
        </draw:frame>
        <draw:frame draw:style-name="gr7" draw:text-style-name="P11" draw:layer="layout" svg:width="13.499cm" svg:height="0.963cm" svg:x="1.001cm" svg:y="10.038cm">
          <draw:text-box>
            <text:p><text:span text:style-name="T11">Testes de lexização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master_5f_slides" presentation:presentation-page-layout-name="AL1T1">
        <office:forms form:automatic-focus="false" form:apply-design-mode="false"/>
        <draw:frame presentation:style-name="pr6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draw:style-name="gr77" draw:text-style-name="P11" draw:layer="layout" svg:width="17.543cm" svg:height="1cm" svg:x="0.957cm" svg:y="4cm">
          <draw:text-box>
            <text:p><text:span text:style-name="T11">A função ts_debug exibe o lexema da palavra “Paris”:</text:span></text:p>
          </draw:text-box>
        </draw:frame>
        <draw:frame draw:style-name="gr48" draw:text-style-name="P56" draw:layer="layout" svg:width="23.201cm" svg:height="3.125cm" svg:x="1cm" svg:y="5.5cm">
          <draw:text-box>
            <text:p><text:span text:style-name="T14">SELECT * FROM ts_debug('portuguese', 'Paris');</text:span></text:p>
            <text:p><text:span text:style-name="T35"/></text:p>
            <text:p><text:span text:style-name="T79"><text:s text:c="3"/></text:span><text:span text:style-name="T79">alias <text:s text:c="2"/>| <text:s text:c="2"/>description <text:s text:c="2"/>| token | <text:s text:c="2"/>dictionaries <text:s text:c="3"/>| <text:s text:c="2"/>dictionary <text:s text:c="3"/>| lexemes </text:span></text:p>
            <text:p><text:span text:style-name="T79">-----------+-----------------+-------+-------------------+-----------------+---------</text:span></text:p>
            <text:p><text:span text:style-name="T79"><text:s/></text:span><text:span text:style-name="T79">asciiword | Word, all ASCII | Paris | {portuguese_stem} | portuguese_stem | {par}</text:span></text:p>
          </draw:text-box>
        </draw:frame>
        <draw:frame draw:style-name="gr37" draw:text-style-name="P11" draw:layer="layout" svg:width="17.543cm" svg:height="0.962cm" svg:x="0.957cm" svg:y="10.201cm">
          <draw:text-box>
            <text:p><text:span text:style-name="T11">Criação da linha no arquivo de configuração do dicionário:</text:span></text:p>
          </draw:text-box>
        </draw:frame>
        <draw:frame draw:style-name="gr23" draw:text-style-name="P56" draw:layer="layout" svg:width="23.201cm" svg:height="0.971cm" svg:x="1cm" svg:y="11.701cm">
          <draw:text-box>
            <text:p><text:span text:style-name="T14"># echo 'Paris paris' &gt; $SHAREDIR/tsearch_data/sinonimos.sy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master_5f_slides" presentation:presentation-page-layout-name="AL1T1">
        <office:forms form:automatic-focus="false" form:apply-design-mode="false"/>
        <draw:frame presentation:style-name="pr6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draw:style-name="gr77" draw:text-style-name="P11" draw:layer="layout" svg:width="11cm" svg:height="1cm" svg:x="1cm" svg:y="3.5cm">
          <draw:text-box>
            <text:p><text:span text:style-name="T11">Criação do dicionário de sinônimos:</text:span></text:p>
          </draw:text-box>
        </draw:frame>
        <draw:frame draw:style-name="gr78" draw:text-style-name="P17" draw:layer="layout" svg:width="17.999cm" svg:height="3.299cm" svg:x="1.001cm" svg:y="4.701cm">
          <draw:text-box>
            <text:p><text:span text:style-name="T14">CREATE TEXT SEARCH DICTIONARY dic_sinonimos (</text:span></text:p>
            <text:p><text:span text:style-name="T14"><text:s text:c="4"/></text:span><text:span text:style-name="T14">TEMPLATE = synonym,</text:span></text:p>
            <text:p><text:span text:style-name="T14"><text:s text:c="4"/></text:span><text:span text:style-name="T14">SYNONYMS = sinonimos</text:span></text:p>
            <text:p><text:span text:style-name="T14">);</text:span></text:p>
          </draw:text-box>
        </draw:frame>
        <draw:frame draw:style-name="gr7" draw:text-style-name="P11" draw:layer="layout" svg:width="25.5cm" svg:height="0.963cm" svg:x="1cm" svg:y="10.5cm">
          <draw:text-box>
            <text:p><text:span text:style-name="T11">Adicionando o dicionário criado à configuração de busca textual em português:</text:span></text:p>
          </draw:text-box>
        </draw:frame>
        <draw:frame draw:style-name="gr40" draw:text-style-name="P17" draw:layer="layout" svg:width="16.999cm" svg:height="2.411cm" svg:x="1.001cm" svg:y="11.701cm">
          <draw:text-box>
            <text:p><text:span text:style-name="T14">ALTER TEXT SEARCH CONFIGURATION portuguese</text:span></text:p>
            <text:p><text:span text:style-name="T14"><text:s text:c="4"/></text:span><text:span text:style-name="T14">ALTER MAPPING FOR asciiword</text:span></text:p>
            <text:p><text:span text:style-name="T14"><text:s text:c="4"/></text:span><text:span text:style-name="T14">WITH dic_sinonimos, 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master_5f_slides" presentation:presentation-page-layout-name="AL1T1">
        <office:forms form:automatic-focus="false" form:apply-design-mode="false"/>
        <draw:frame presentation:style-name="pr6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presentation:style-name="pr66" draw:text-style-name="P58" draw:layer="layout" svg:width="26.5cm" svg:height="1.5cm" svg:x="1cm" svg:y="3.5cm" presentation:class="outline" presentation:user-transformed="true">
          <draw:text-box>
            <text:p text:style-name="P5"><text:span text:style-name="T75">Novamente com a função </text:span><text:span text:style-name="T80">ts_debug</text:span><text:span text:style-name="T75">, mas agora o teste já conta com o dicionário de </text:span><text:span text:style-name="T75">sinônimos criado:</text:span></text:p>
          </draw:text-box>
        </draw:frame>
        <draw:frame draw:style-name="gr79" draw:text-style-name="P11" draw:layer="layout" svg:width="27.194cm" svg:height="3.079cm" svg:x="0.606cm" svg:y="5.421cm">
          <draw:text-box>
            <text:p><text:span text:style-name="T36">SELECT * FROM ts_debug('portuguese', 'Paris');</text:span></text:p>
            <text:p><text:span text:style-name="T81"/></text:p>
            <text:p><text:span text:style-name="T82"><text:s text:c="3"/></text:span><text:span text:style-name="T82">alias <text:s text:c="2"/>| <text:s text:c="2"/>description <text:s text:c="2"/>| token | <text:s text:c="9"/>dictionaries <text:s text:c="10"/>| <text:s/>dictionary <text:s text:c="2"/>| lexemes </text:span></text:p>
            <text:p><text:span text:style-name="T82">-----------+-----------------+-------+---------------------------------+---------------+---------</text:span></text:p>
            <text:p><text:span text:style-name="T82"><text:s/></text:span><text:span text:style-name="T82">asciiword | Word, all ASCII | Paris | {dic_sinonimos,portuguese_stem} | dic_sinonimos | {paris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master_5f_slides" presentation:presentation-page-layout-name="AL1T1">
        <office:forms form:automatic-focus="false" form:apply-design-mode="false"/>
        <draw:frame presentation:style-name="pr6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68" draw:text-style-name="P6" draw:layer="layout" svg:width="25.199cm" svg:height="4.767cm" svg:x="1.001cm" svg:y="3.296cm" presentation:class="outline" presentation:user-transformed="true">
          <draw:text-box>
            <text:p text:style-name="P5"><text:span text:style-name="T75">Um dicionário </text:span><text:span text:style-name="T59">thesaurus</text:span><text:span text:style-name="T75"> (às vezes abreviado como TZ) é uma coleção de palavras que </text:span><text:span text:style-name="T75">incluem informação sobre a relação entre palavras e frases, por exemplo: termos mais </text:span><text:span text:style-name="T75">amplos (broader terms: BT), termos mais restritos (</text:span><text:span text:style-name="T59">narrower terms</text:span><text:span text:style-name="T75">: NT), termos </text:span><text:span text:style-name="T75">preferidos, termos não preferidos, termos relacionados, etc.</text:span></text:p>
            <text:p text:style-name="P5"><text:span text:style-name="T75">Basicamente substitui todos termos não preferidos por um termo preferido e </text:span><text:span text:style-name="T75">opcionalmente preserva os termos originais para indexação, por exempl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master_5f_slides" presentation:presentation-page-layout-name="AL1T1">
        <office:forms form:automatic-focus="false" form:apply-design-mode="false"/>
        <draw:frame presentation:style-name="pr6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0" draw:text-style-name="P6" draw:layer="layout" svg:width="25.199cm" svg:height="9.867cm" svg:x="1cm" svg:y="3.296cm" presentation:class="outline" presentation:user-transformed="true">
          <draw:text-box>
            <text:p text:style-name="P5"><text:span text:style-name="T75">Na implementação atual do PostgreSQL do dicionário </text:span><text:span text:style-name="T59">thesaurus</text:span><text:span text:style-name="T75"> é uma extensão do </text:span><text:span text:style-name="T75">dicionário de sinônimos com suporte a frase adicionado.</text:span></text:p>
            <text:p text:style-name="P5"><text:span text:style-name="T75"/></text:p>
            <text:p text:style-name="P5"><text:span text:style-name="T75">Esse tipo de dicionário requer um arquivo de configuração no seguinte formato:</text:span></text:p>
            <text:p text:style-name="P5"><text:span text:style-name="T75"/></text:p>
            <text:p text:style-name="P59"><text:span text:style-name="T80"># comentário</text:span></text:p>
            <text:p text:style-name="P59"><text:span text:style-name="T80">palavra(s) de exemplo : palavra(s) indexada(s)</text:span></text:p>
            <text:p text:style-name="P59"><text:span text:style-name="T80">mais palavra(s) de exemplo : mais palavra(s) indexada(s)</text:span></text:p>
            <text:p text:style-name="P59"><text:span text:style-name="T80">…</text:span></text:p>
            <text:p text:style-name="P59"><text:span text:style-name="T80"/></text:p>
            <text:p text:style-name="P59"><text:span text:style-name="T47">O caractere ":" age como um delimitador entre uma frase e sua substituiçã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master_5f_slides" presentation:presentation-page-layout-name="AL1T1">
        <office:forms form:automatic-focus="false" form:apply-design-mode="false"/>
        <draw:frame presentation:style-name="pr7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2" draw:text-style-name="P6" draw:layer="layout" svg:width="25.199cm" svg:height="7.189cm" svg:x="1.001cm" svg:y="3.296cm" presentation:class="outline" presentation:user-transformed="true">
          <draw:text-box>
            <text:p text:style-name="P5"><text:span text:style-name="T75">Um dicionário </text:span><text:span text:style-name="T59">thesaurus</text:span><text:span text:style-name="T75"> usa um subdicionário (que é especificado na configuração de </text:span><text:span text:style-name="T75">dicionário) para normalizar o texto de entrada antes de checar por frases que combinem.</text:span></text:p>
            <text:p text:style-name="P5"><text:span text:style-name="T75">É possível selecionar apenas um subdicionário.</text:span></text:p>
            <text:p text:style-name="P5"><text:span text:style-name="T75">Um erro é reportado se o subdicionário falha para reconhecer uma palavra. Nesse caso, </text:span><text:span text:style-name="T75">deve-se remover o uso da palavra ou ensinar o dicionário sobre ela.</text:span></text:p>
            <text:p text:style-name="P5"><text:span text:style-name="T75">Pode-se colocar um "*" no começo de uma palavra indexada para pular a aplicação do </text:span><text:span text:style-name="T75">subdicionário para ela, mas todas palavras de exemplo devem ser conhecidas para o </text:span><text:span text:style-name="T75">subdicionár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master_5f_slides" presentation:presentation-page-layout-name="AL1T1">
        <office:forms form:automatic-focus="false" form:apply-design-mode="false"/>
        <draw:frame presentation:style-name="pr7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4" draw:text-style-name="P6" draw:layer="layout" svg:width="25.199cm" svg:height="3.703cm" svg:x="1.001cm" svg:y="5.097cm" presentation:class="outline" presentation:user-transformed="true">
          <draw:text-box>
            <text:p text:style-name="P5"><text:span text:style-name="T75">O dicionário </text:span><text:span text:style-name="T59">thesaurus</text:span><text:span text:style-name="T75"> escolhe a combinação mais longa se há múltiplas frases </text:span><text:span text:style-name="T75">combinando com a entrada, e os laços são quebrados usando a última definição.</text:span></text:p>
            <text:p text:style-name="P5"><text:span text:style-name="T59">Stop words</text:span><text:span text:style-name="T75"> específicas reconhecidas pelo subdicionário não podem ser especificadas ao </text:span><text:span text:style-name="T75">invés de usar "?" para marcar a localização onde qualquer stop word pode aparecer.</text:span></text:p>
          </draw:text-box>
        </draw:frame>
        <draw:custom-shape draw:style-name="gr80" draw:text-style-name="P62" draw:layer="layout" svg:width="23cm" svg:height="4.5cm" svg:x="1.801cm" svg:y="11.401cm">
          <text:p text:style-name="P60"><text:span text:style-name="T9">** Atenção **</text:span></text:p>
          <text:p text:style-name="P60"><text:span text:style-name="T11"/></text:p>
          <text:p text:style-name="P61"><text:span text:style-name="T11">Dicionários do tipo </text:span><text:span text:style-name="T34">thesaurus</text:span><text:span text:style-name="T11"> são </text:span><text:span text:style-name="T11">usados durante </text:span><text:span text:style-name="T11">indexação, então </text:span><text:span text:style-name="T11">qualquer mudança </text:span><text:span text:style-name="T11">em seus parâmetros </text:span><text:span text:style-name="T11">requer reindexação, </text:span><text:span text:style-name="T11">diferentemente de </text:span><text:span text:style-name="T11">outros tipos de </text:span><text:span text:style-name="T11">dicionário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master_5f_slides" presentation:presentation-page-layout-name="AL1T1">
        <office:forms form:automatic-focus="false" form:apply-design-mode="false"/>
        <draw:frame presentation:style-name="pr7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6" draw:text-style-name="P8" draw:layer="layout" svg:width="27cm" svg:height="1.923cm" svg:x="0.5cm" svg:y="3.3cm" presentation:class="outline" presentation:user-transformed="true">
          <draw:text-box>
            <text:p text:style-name="P5"><text:span text:style-name="T3">Configuração Thesaurus</text:span></text:p>
            <text:p text:style-name="P5"><text:span text:style-name="T5">Para definir um novo dicionário thesaurus, use o modelo (template) thesaurus, por </text:span><text:span text:style-name="T5">exemplo:</text:span></text:p>
          </draw:text-box>
        </draw:frame>
        <draw:frame draw:style-name="gr29" draw:text-style-name="P32" draw:layer="layout" svg:width="14.98cm" svg:height="0.972cm" svg:x="0.52cm" svg:y="6.028cm">
          <draw:text-box>
            <text:p><text:span text:style-name="T36"># cp thesaurus_sample.ths pt_br_tz.ths</text:span></text:p>
          </draw:text-box>
        </draw:frame>
        <draw:frame draw:style-name="gr58" draw:text-style-name="P11" draw:layer="layout" svg:width="22.5cm" svg:height="8.171cm" svg:x="0.5cm" svg:y="9.7cm">
          <draw:text-box>
            <text:p><text:span text:style-name="T36">CREATE TEXT SEARCH DICTIONARY dic_pt_br_tz (</text:span></text:p>
            <text:p><text:span text:style-name="T36"><text:s text:c="4"/></text:span><text:span text:style-name="T36">/* template */</text:span></text:p>
            <text:p><text:span text:style-name="T36"><text:s text:c="4"/></text:span><text:span text:style-name="T36">TEMPLATE = thesaurus,</text:span></text:p>
            <text:p><text:span text:style-name="T36"><text:s text:c="4"/></text:span></text:p>
            <text:p><text:span text:style-name="T36"><text:s text:c="4"/></text:span><text:span text:style-name="T36">/* arquivo de configuração (.ths). */</text:span></text:p>
            <text:p><text:span text:style-name="T36"><text:s text:c="4"/></text:span><text:span text:style-name="T36">DictFile = pt_br_tz,</text:span></text:p>
            <text:p><text:span text:style-name="T36"><text:s text:c="4"/></text:span></text:p>
            <text:p><text:span text:style-name="T36"><text:s text:c="4"/></text:span><text:span text:style-name="T36">/* subdicionário (português Snowball stemmer) */</text:span></text:p>
            <text:p><text:span text:style-name="T36"><text:s text:c="5"/></text:span><text:span text:style-name="T36">Dictionary = pg_catalog.portuguese_stem </text:span></text:p>
            <text:p><text:span text:style-name="T36">);</text:span></text:p>
          </draw:text-box>
        </draw:frame>
        <draw:frame draw:style-name="gr37" draw:text-style-name="P11" draw:layer="layout" svg:width="13.5cm" svg:height="0.962cm" svg:x="0.5cm" svg:y="8.2cm">
          <draw:text-box>
            <text:p><text:span text:style-name="T5">Criação do dicionário thesaurus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master_5f_slides" presentation:presentation-page-layout-name="AL1T1">
        <office:forms form:automatic-focus="false" form:apply-design-mode="false"/>
        <draw:frame presentation:style-name="pr7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8" draw:text-style-name="P33" draw:layer="layout" svg:width="25.199cm" svg:height="1.479cm" svg:x="1cm" svg:y="3.297cm" presentation:class="outline" presentation:user-transformed="true">
          <draw:text-box>
            <text:p><text:span text:style-name="T5">Agora é possível vincular o dicionário </text:span><text:span text:style-name="T20">pt_br_tz</text:span><text:span text:style-name="T5"> para os tipos de tokens desejados em </text:span><text:span text:style-name="T5">uma configuração, por exemplo:</text:span></text:p>
          </draw:text-box>
        </draw:frame>
        <draw:frame draw:style-name="gr28" draw:text-style-name="P32" draw:layer="layout" svg:width="24.5cm" svg:height="4.571cm" svg:x="1cm" svg:y="5.989cm">
          <draw:text-box>
            <text:p><text:span text:style-name="T36">ALTER TEXT SEARCH CONFIGURATION portuguese</text:span></text:p>
            <text:p><text:span text:style-name="T36"><text:s text:c="4"/></text:span><text:span text:style-name="T36">ALTER MAPPING FOR </text:span></text:p>
            <text:p><text:span text:style-name="T36"><text:s text:c="8"/></text:span><text:span text:style-name="T36">asciiword,</text:span></text:p>
            <text:p><text:span text:style-name="T36"><text:s text:c="8"/></text:span><text:span text:style-name="T36">asciihword,</text:span></text:p>
            <text:p><text:span text:style-name="T36"><text:s text:c="8"/></text:span><text:span text:style-name="T36">hword_asciipart</text:span></text:p>
            <text:p><text:span text:style-name="T36"><text:s text:c="4"/></text:span><text:span text:style-name="T36">WITH dic_pt_br_tz, 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master_5f_slides" presentation:presentation-page-layout-name="AL1T1">
        <office:forms form:automatic-focus="false" form:apply-design-mode="false"/>
        <draw:frame presentation:style-name="pr7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draw:style-name="gr81" draw:text-style-name="P11" draw:layer="layout" svg:width="18.409cm" svg:height="2.412cm" svg:x="1.091cm" svg:y="3.588cm">
          <draw:text-box>
            <text:p><text:span text:style-name="T36">SELECT to_tsvector('portuguese', 'cidade luz');</text:span></text:p>
            <text:p><text:span text:style-name="T37"><text:s/></text:span></text:p>
            <text:p><text:span text:style-name="T38"><text:s/></text:span><text:span text:style-name="T38">'Paris':1 'cidad':2 'luz':3</text:span></text:p>
          </draw:text-box>
        </draw:frame>
        <draw:frame draw:style-name="gr81" draw:text-style-name="P11" draw:layer="layout" svg:width="18.409cm" svg:height="2.412cm" svg:x="1.091cm" svg:y="7cm">
          <draw:text-box>
            <text:p><text:span text:style-name="T36">SELECT to_tsvector('portuguese', 'jogar bola');</text:span></text:p>
            <text:p><text:span text:style-name="T37"/></text:p>
            <text:p><text:span text:style-name="T38"><text:s/></text:span><text:span text:style-name="T38">'futebol':1</text:span></text:p>
          </draw:text-box>
        </draw:frame>
        <draw:frame draw:style-name="gr81" draw:text-style-name="P11" draw:layer="layout" svg:width="19.933cm" svg:height="2.412cm" svg:x="1.067cm" svg:y="10.088cm">
          <draw:text-box>
            <text:p><text:span text:style-name="T36">SELECT to_tsvector('portuguese', 'pasta de dente');</text:span></text:p>
            <text:p><text:span text:style-name="T37"/></text:p>
            <text:p><text:span text:style-name="T38"><text:s/></text:span><text:span text:style-name="T38">'dentifríci':1</text:span></text:p>
          </draw:text-box>
        </draw:frame>
        <draw:frame draw:style-name="gr28" draw:text-style-name="P11" draw:layer="layout" svg:width="22.5cm" svg:height="4.571cm" svg:x="1cm" svg:y="13.5cm">
          <draw:text-box>
            <text:p><text:span text:style-name="T36">SELECT </text:span></text:p>
            <text:p><text:span text:style-name="T36"><text:s text:c="4"/></text:span><text:span text:style-name="T36">to_tsvector(</text:span></text:p>
            <text:p><text:span text:style-name="T36"><text:s text:c="8"/></text:span><text:span text:style-name="T36">'portuguese',</text:span></text:p>
            <text:p><text:span text:style-name="T36"><text:s text:c="8"/></text:span><text:span text:style-name="T36">'A cidade luz é a capital da França');</text:span></text:p>
            <text:p><text:span text:style-name="T37"/></text:p>
            <text:p><text:span text:style-name="T38"><text:s/></text:span><text:span text:style-name="T38">'Paris':2 'capital':7 'cidad':3 'franc':9 'luz':4 'é':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master_5f_slides" presentation:presentation-page-layout-name="AL1T1">
        <office:forms form:automatic-focus="false" form:apply-design-mode="false"/>
        <draw:frame presentation:style-name="pr8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81" draw:text-style-name="P33" draw:layer="layout" svg:width="25.199cm" svg:height="1.704cm" svg:x="1.001cm" svg:y="3.296cm" presentation:class="outline" presentation:user-transformed="true">
          <draw:text-box>
            <text:p><text:span text:style-name="T5">Se for necessário que uma palavra indexada não seja lexemizada, deve ser colocado o </text:span><text:span text:style-name="T5">asterisco na frente dela:</text:span></text:p>
          </draw:text-box>
        </draw:frame>
        <draw:frame draw:style-name="gr29" draw:text-style-name="P11" draw:layer="layout" svg:width="24.886cm" svg:height="0.972cm" svg:x="1.001cm" svg:y="6.5cm">
          <draw:text-box>
            <text:p><text:span text:style-name="T36"># echo 'sp : *São *Paulo' &gt;&gt; $SHAREDIR/tsearch_data/pt_br_tz.ths</text:span></text:p>
          </draw:text-box>
        </draw:frame>
        <draw:frame draw:style-name="gr81" draw:text-style-name="P11" draw:layer="layout" svg:width="14.98cm" svg:height="2.412cm" svg:x="1.021cm" svg:y="10.5cm">
          <draw:text-box>
            <text:p><text:span text:style-name="T36">SELECT to_tsvector('portuguese','sp');</text:span></text:p>
            <text:p><text:span text:style-name="T37"/></text:p>
            <text:p><text:span text:style-name="T38"><text:s/></text:span><text:span text:style-name="T38">'sp':1</text:span></text:p>
          </draw:text-box>
        </draw:frame>
        <draw:frame draw:style-name="gr82" draw:text-style-name="P11" draw:layer="layout" svg:width="10.068cm" svg:height="1.674cm" svg:x="0.933cm" svg:y="13.826cm">
          <draw:text-box>
            <text:p><text:span text:style-name="T5">Ops! Não deu certo :(</text:span></text:p>
            <text:p><text:span text:style-name="T5">O que deu errado? :|</text:span></text:p>
          </draw:text-box>
        </draw:frame>
        <draw:frame draw:style-name="gr7" draw:text-style-name="P11" draw:layer="layout" svg:width="3.22cm" svg:height="0.963cm" svg:x="1.001cm" svg:y="9cm">
          <draw:text-box>
            <text:p><text:span text:style-name="T5">Um teste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master_5f_slides" presentation:presentation-page-layout-name="AL1T1">
        <office:forms form:automatic-focus="false" form:apply-design-mode="false"/>
        <draw:frame presentation:style-name="pr8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83" draw:text-style-name="P8" draw:layer="layout" svg:width="25.199cm" svg:height="11.111cm" svg:x="1cm" svg:y="3.297cm" presentation:class="outline" presentation:user-transformed="true">
          <draw:text-box>
            <text:p text:style-name="P5"><text:span text:style-name="T5">É preciso fazer com que a(s) alteração(ões) no arquivo de configuração do dicionário </text:span><text:span text:style-name="T5">seja reconhecida. </text:span></text:p>
            <text:p text:style-name="P5"><text:span text:style-name="T5">Dentro da sessão simule uma alteração na configuração do dicionário:</text:span></text:p>
            <text:p text:style-name="P5"><text:span text:style-name="T3"/></text:p>
            <text:p text:style-name="P5"><text:span text:style-name="T5"/></text:p>
            <text:p text:style-name="P5"><text:span text:style-name="T5">Efetivamente não houve alteração alguma, mas o arquivo foi relido :)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Funcionou!!! :D</text:span></text:p>
          </draw:text-box>
        </draw:frame>
        <draw:frame draw:style-name="gr83" draw:text-style-name="P11" draw:layer="layout" svg:width="14.98cm" svg:height="2.542cm" svg:x="1cm" svg:y="10.501cm">
          <draw:text-box>
            <text:p><text:span text:style-name="T36">SELECT to_tsvector('portuguese','sp');</text:span></text:p>
            <text:p><text:span text:style-name="T83"/></text:p>
            <text:p><text:span text:style-name="T38"><text:s/></text:span><text:span text:style-name="T38">'Paulo':2 'São':1</text:span></text:p>
          </draw:text-box>
        </draw:frame>
        <draw:frame draw:style-name="gr29" draw:text-style-name="P11" draw:layer="layout" svg:width="25.648cm" svg:height="0.972cm" svg:x="1cm" svg:y="7.001cm">
          <draw:text-box>
            <text:p><text:span text:style-name="T36">ALTER TEXT SEARCH DICTIONARY dic_pt_br_tz (DictFile = pt_br_tz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master_5f_slides" presentation:presentation-page-layout-name="AL1T1">
        <office:forms form:automatic-focus="false" form:apply-design-mode="false"/>
        <draw:frame presentation:style-name="pr8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85" draw:text-style-name="P63" draw:layer="layout" svg:width="26.5cm" svg:height="12.204cm" svg:x="1cm" svg:y="3.296cm" presentation:class="outline" presentation:user-transformed="true">
          <draw:text-box>
            <text:p text:style-name="P5"><text:span text:style-name="T5">Este template de dicionário é baseado em um projeto de Martin Porter, inventor do </text:span><text:span text:style-name="T5">popular algoritmo de stemming para o inglês.</text:span></text:p>
            <text:p text:style-name="P5"><text:span text:style-name="T5"/></text:p>
            <text:p text:style-name="P5"><text:span text:style-name="T5">Snowball hoje fornece algoritmo de </text:span><text:span text:style-name="T16">stemming</text:span><text:span text:style-name="T5"> para muitos idiomas (</text:span><text:span text:style-name="T5"><text:a xlink:href="http://snowball.tartarus.org/" xlink:type="simple">http://snowball.tartarus.org/</text:a></text:span><text:span text:style-name="T5">). Cada algoritmo entendde como reduzir formas variantes </text:span><text:span text:style-name="T5">comum de palavras para uma base, ou stem, na ortografia de seu idioma.</text:span></text:p>
            <text:p text:style-name="P5"><text:span text:style-name="T5"/></text:p>
            <text:p text:style-name="P5"><text:span text:style-name="T5"><text:s/></text:span><text:span text:style-name="T5">Um dicionário Snowball requer um parâmetro de língua para identificar que stemmer </text:span><text:span text:style-name="T5">usar, e opcionalmente poder especificar</text:span></text:p>
            <text:p text:style-name="P5"><text:span text:style-name="T5"/></text:p>
            <text:p text:style-name="P5"><text:span text:style-name="T5">um arquivo de palavras de parada que é uma lista de palavras para eliminar. As listas de </text:span><text:span text:style-name="T5">palavras de parada padrões do PostgreSQL também são fornecidas pelo projeto </text:span><text:span text:style-name="T5">Snownbal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master_5f_slides" presentation:presentation-page-layout-name="AL1T1">
        <office:forms form:automatic-focus="false" form:apply-design-mode="false"/>
        <draw:frame presentation:style-name="pr8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master_5f_slides" presentation:presentation-page-layout-name="AL1T1">
        <office:forms form:automatic-focus="false" form:apply-design-mode="false"/>
        <draw:frame presentation:style-name="pr8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88" draw:text-style-name="P63" draw:layer="layout" svg:width="25.199cm" svg:height="1.423cm" svg:x="1.001cm" svg:y="4.496cm" presentation:class="outline" presentation:user-transformed="true">
          <draw:text-box>
            <text:list text:style-name="L2">
              <text:list-header>
                <text:p text:style-name="P5"><text:span text:style-name="T5">Para criar um dicionário Ispell, use o </text:span><text:span text:style-name="T16">template</text:span><text:span text:style-name="T5"> </text:span><text:span text:style-name="T16">built-in</text:span><text:span text:style-name="T5"> e especifique outros </text:span><text:span text:style-name="T5">parâmetros:</text:span></text:p>
              </text:list-header>
            </text:list>
          </draw:text-box>
        </draw:frame>
        <draw:frame draw:style-name="gr84" draw:text-style-name="P11" draw:layer="layout" svg:width="18.79cm" svg:height="4.572cm" svg:x="2.001cm" svg:y="7.328cm">
          <draw:text-box>
            <text:p><text:span text:style-name="T36">CREATE TEXT SEARCH DICTIONARY dic_pt_br_ispell (</text:span></text:p>
            <text:p><text:span text:style-name="T36"><text:s text:c="4"/></text:span><text:span text:style-name="T36">TEMPLATE = ispell,</text:span></text:p>
            <text:p><text:span text:style-name="T36"><text:s text:c="4"/></text:span><text:span text:style-name="T36">DictFile = pt_br,</text:span></text:p>
            <text:p><text:span text:style-name="T36"><text:s text:c="4"/></text:span><text:span text:style-name="T36">AffFile = pt_br,</text:span></text:p>
            <text:p><text:span text:style-name="T36"><text:s text:c="4"/></text:span><text:span text:style-name="T36">StopWords = portuguese</text:span></text:p>
            <text:p><text:span text:style-name="T36">);</text:span></text:p>
          </draw:text-box>
        </draw:frame>
        <draw:frame draw:style-name="gr85" draw:text-style-name="P31" draw:layer="layout" svg:width="22.931cm" svg:height="4.573cm" svg:x="1.9cm" svg:y="12.7cm">
          <draw:text-box>
            <text:p text:style-name="P5"><text:span text:style-name="T21">DictFile</text:span><text:span text:style-name="T23">, </text:span><text:span text:style-name="T21">AffFile</text:span><text:span text:style-name="T23"> e </text:span><text:span text:style-name="T21">StopWords</text:span><text:span text:style-name="T23"> especificam os nomes, respectivamente dos arquivos de </text:span><text:span text:style-name="T23">dicionário, afixos e palavras de parada.</text:span></text:p>
            <text:p text:style-name="P5"><text:span text:style-name="T23"/></text:p>
            <text:p text:style-name="P5"><text:span text:style-name="T23">Dicionários Ispell normalmente reconhecem um conjunto limitado de palavras, então eles </text:span><text:span text:style-name="T23">devem ser seguidos por outro dicionário mais amplo, como um dicionário Snowball, que </text:span><text:span text:style-name="T23">reconhece tu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master_5f_slides" presentation:presentation-page-layout-name="AL1T1">
        <office:forms form:automatic-focus="false" form:apply-design-mode="false"/>
        <draw:frame presentation:style-name="pr8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90" draw:text-style-name="P64" draw:layer="layout" svg:width="25.199cm" svg:height="11.4cm" svg:x="1.001cm" svg:y="5.596cm" presentation:class="outline" presentation:user-transformed="true">
          <draw:text-box>
            <text:p/>
          </draw:text-box>
        </draw:frame>
        <draw:frame presentation:style-name="pr44" draw:text-style-name="P64" draw:layer="layout" svg:width="25.199cm" svg:height="0.9cm" svg:x="1.001cm" svg:y="6.101cm" presentation:class="outline" presentation:user-transformed="true">
          <draw:text-box>
            <text:p text:style-name="P5"><text:span text:style-name="T23">Dicionários Ispell suportam divisão de palavras compostas, uma característica muito útil.</text:span></text:p>
          </draw:text-box>
        </draw:frame>
        <draw:custom-shape draw:style-name="gr86" draw:text-style-name="P67" draw:layer="layout" svg:width="25.5cm" svg:height="6cm" svg:x="1.001cm" svg:y="8.001cm">
          <text:p text:style-name="P65"><text:span text:style-name="T3">Observação:</text:span></text:p>
          <text:p text:style-name="P66"><text:span text:style-name="T4"/></text:p>
          <text:p text:style-name="P65"><text:span text:style-name="T5">MySpell não suporte </text:span><text:span text:style-name="T5">palavras compostas.</text:span></text:p>
          <text:p text:style-name="P65"><text:span text:style-name="T5">Hunspell tem </text:span><text:span text:style-name="T5">suporte sofisticado </text:span><text:span text:style-name="T5">para palavras </text:span><text:span text:style-name="T5">compostas.</text:span></text:p>
          <text:p text:style-name="P65"><text:span text:style-name="T5">Atualmente, o </text:span><text:span text:style-name="T5">PostgreSQL </text:span><text:span text:style-name="T5">implementa apenas </text:span><text:span text:style-name="T5">operações básicas </text:span><text:span text:style-name="T5">do Hunspell para </text:span><text:span text:style-name="T5">palavras composta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master_5f_slides" presentation:presentation-page-layout-name="AL1T1">
        <office:forms form:automatic-focus="false" form:apply-design-mode="false"/>
        <draw:frame presentation:style-name="pr9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draw:style-name="gr7" draw:text-style-name="P11" draw:layer="layout" svg:width="26.973cm" svg:height="0.963cm" svg:x="0.501cm" svg:y="3.537cm">
          <draw:text-box>
            <text:p><text:span text:style-name="T11">Criação de uma nova configuração de busca textual, usando uma pré existente como modelo:</text:span></text:p>
          </draw:text-box>
        </draw:frame>
        <draw:frame draw:style-name="gr26" draw:text-style-name="P17" draw:layer="layout" svg:width="18.4cm" svg:height="1.691cm" svg:x="0.601cm" svg:y="5cm">
          <draw:text-box>
            <text:p><text:span text:style-name="T14">CREATE TEXT SEARCH CONFIGURATION tsc_pt_br </text:span></text:p>
            <text:p><text:span text:style-name="T14"><text:s text:c="4"/></text:span><text:span text:style-name="T14">(COPY = pg_catalog.portuguese );</text:span></text:p>
          </draw:text-box>
        </draw:frame>
        <draw:frame draw:style-name="gr7" draw:text-style-name="P11" draw:layer="layout" svg:width="15.999cm" svg:height="0.963cm" svg:x="0.502cm" svg:y="7.237cm">
          <draw:text-box>
            <text:p><text:span text:style-name="T11">Adicionando o dicionário Ispell criado à configuração:</text:span></text:p>
          </draw:text-box>
        </draw:frame>
        <draw:frame draw:style-name="gr87" draw:text-style-name="P17" draw:layer="layout" svg:width="20.898cm" svg:height="6.8cm" svg:x="0.602cm" svg:y="8.7cm">
          <draw:text-box>
            <text:p><text:span text:style-name="T14">ALTER TEXT SEARCH CONFIGURATION tsc_pt_br</text:span></text:p>
            <text:p><text:span text:style-name="T14"><text:s text:c="4"/></text:span><text:span text:style-name="T14">ALTER MAPPING FOR</text:span></text:p>
            <text:p><text:span text:style-name="T14"><text:s text:c="8"/></text:span><text:span text:style-name="T14">asciiword,</text:span></text:p>
            <text:p><text:span text:style-name="T14"><text:s text:c="8"/></text:span><text:span text:style-name="T14">asciihword, </text:span></text:p>
            <text:p><text:span text:style-name="T14"><text:s text:c="8"/></text:span><text:span text:style-name="T14">hword_asciipart,</text:span></text:p>
            <text:p><text:span text:style-name="T14"><text:s text:c="8"/></text:span><text:span text:style-name="T14">word,</text:span></text:p>
            <text:p><text:span text:style-name="T14"><text:s text:c="8"/></text:span><text:span text:style-name="T14">hword,</text:span></text:p>
            <text:p><text:span text:style-name="T14"><text:s text:c="8"/></text:span><text:span text:style-name="T14">hword_part</text:span></text:p>
            <text:p><text:span text:style-name="T14">WITH dic_pt_br_ispell, portuguese_stem, simple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master_5f_slides" presentation:presentation-page-layout-name="AL1T1">
        <office:forms form:automatic-focus="false" form:apply-design-mode="false"/>
        <draw:frame presentation:style-name="pr9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93" draw:text-style-name="P63" draw:layer="layout" svg:width="25.199cm" svg:height="1.204cm" svg:x="1.001cm" svg:y="3.697cm" presentation:class="outline" presentation:user-transformed="true">
          <draw:text-box>
            <text:p text:style-name="P5"><text:span text:style-name="T5">Testando (verbos irregulares):</text:span></text:p>
          </draw:text-box>
        </draw:frame>
        <draw:frame draw:style-name="gr40" draw:text-style-name="P11" draw:layer="layout" svg:width="24.5cm" svg:height="2.411cm" svg:x="1.101cm" svg:y="10.601cm">
          <draw:text-box>
            <text:p><text:span text:style-name="T36">SELECT to_tsvector('tsc_pt_br', 'eu trouxe!!!');</text:span></text:p>
            <text:p><text:span text:style-name="T36"/></text:p>
            <text:p text:style-name="P16"><text:span text:style-name="T84">'trazer':2</text:span></text:p>
          </draw:text-box>
        </draw:frame>
        <draw:frame draw:style-name="gr38" draw:text-style-name="P11" draw:layer="layout" svg:width="17.266cm" svg:height="3.851cm" svg:x="1.235cm" svg:y="5.401cm">
          <draw:text-box>
            <text:p><text:span text:style-name="T36">SELECT</text:span></text:p>
            <text:p><text:span text:style-name="T36"><text:s text:c="4"/></text:span><text:span text:style-name="T36">to_tsvector('tsc_pt_br', 'caberia') @@ </text:span></text:p>
            <text:p><text:span text:style-name="T36"><text:s text:c="4"/></text:span><text:span text:style-name="T36">to_tsquery('tsc_pt_br', 'caibo');</text:span></text:p>
            <text:p><text:span text:style-name="T36"/></text:p>
            <text:p text:style-name="P16"><text:span text:style-name="T84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master_5f_slides" presentation:presentation-page-layout-name="AL1T1">
        <office:forms form:automatic-focus="false" form:apply-design-mode="false"/>
        <draw:frame presentation:style-name="pr9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Snowball</text:span></text:p>
          </draw:text-box>
        </draw:frame>
        <draw:frame presentation:style-name="pr95" draw:text-style-name="P63" draw:layer="layout" svg:width="26.5cm" svg:height="8.204cm" svg:x="1cm" svg:y="3.296cm" presentation:class="outline" presentation:user-transformed="true">
          <draw:text-box>
            <text:p text:style-name="P5"><text:span text:style-name="T5">Este template de dicionário é baseado em um projeto de Martin Porter, inventor do </text:span><text:span text:style-name="T5">popular algoritmo de stemming para o inglês.</text:span></text:p>
            <text:p text:style-name="P5"><text:span text:style-name="T5">Snowball hoje fornece algoritmo de stemming para muitos idiomas (</text:span><text:span text:style-name="T5"><text:a xlink:href="http://snowball.tartarus.org/" xlink:type="simple">http://snowball.tartarus.org/</text:a></text:span><text:span text:style-name="T5">). Cada algoritmo entendde como reduzir formas variantes </text:span><text:span text:style-name="T5">comum de palavras para uma base, ou stem, na ortografia de seu idioma.</text:span></text:p>
            <text:p text:style-name="P5"><text:span text:style-name="T5">Um dicionário Snowball requer um parâmetro de língua para identificar que stemmer </text:span><text:span text:style-name="T5">usar, e opcionalmente poder especificar</text:span></text:p>
            <text:p text:style-name="P5"><text:span text:style-name="T5">um arquivo de palavras de parada que é uma lista de palavras para eliminar. As listas de </text:span><text:span text:style-name="T5">palavras de parada padrões do PostgreSQL também são fornecidas pelo projeto </text:span><text:span text:style-name="T5">Snownbal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master_5f_slides" presentation:presentation-page-layout-name="AL1T1">
        <office:forms form:automatic-focus="false" form:apply-design-mode="false"/>
        <draw:frame presentation:style-name="pr9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Snowball</text:span></text:p>
          </draw:text-box>
        </draw:frame>
        <draw:frame presentation:style-name="pr97" draw:text-style-name="P68" draw:layer="layout" svg:width="25.199cm" svg:height="0.712cm" svg:x="1cm" svg:y="3.297cm" presentation:class="outline" presentation:user-transformed="true">
          <draw:text-box>
            <text:p><text:span text:style-name="T5">Criação de um dicionário Snowball:</text:span></text:p>
          </draw:text-box>
        </draw:frame>
        <draw:frame draw:style-name="gr88" draw:text-style-name="P69" draw:layer="layout" svg:width="18.409cm" svg:height="3.852cm" svg:x="2cm" svg:y="5.501cm">
          <draw:text-box>
            <text:p><text:span text:style-name="T36">CREATE TEXT SEARCH DICTIONARY portuguese_stem (</text:span></text:p>
            <text:p><text:span text:style-name="T36"><text:s text:c="4"/></text:span><text:span text:style-name="T36">TEMPLATE = snowball,</text:span></text:p>
            <text:p><text:span text:style-name="T36"><text:s text:c="4"/></text:span><text:span text:style-name="T36">Language = portuguese,</text:span></text:p>
            <text:p><text:span text:style-name="T36"><text:s text:c="4"/></text:span><text:span text:style-name="T36">StopWords = portuguese</text:span></text:p>
            <text:p><text:span text:style-name="T36">);</text:span></text:p>
          </draw:text-box>
        </draw:frame>
        <draw:frame draw:style-name="gr8" draw:text-style-name="P31" draw:layer="layout" svg:width="27cm" svg:height="3.807cm" svg:x="0.5cm" svg:y="11.501cm">
          <draw:text-box>
            <text:p text:style-name="P5"><text:span text:style-name="T5">Um dicionário Snowball reconhece tudo, simplificando uma palavra ou não, então ele deve </text:span><text:span text:style-name="T5">ser alocado ao final da lista de dicionários.</text:span></text:p>
            <text:p text:style-name="P5"><text:span text:style-name="T5"/></text:p>
            <text:p text:style-name="P5"><text:span text:style-name="T5">É inútil tê-lo antes que qualquer outro dicionário, pois um token nunca passará por ele ao </text:span><text:span text:style-name="T5">dicionário seguint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89" draw:text-style-name="P31" draw:layer="layout" svg:width="26.5cm" svg:height="6.651cm" svg:x="0.5cm" svg:y="3.849cm">
          <draw:text-box>
            <text:p text:style-name="P5"><text:span text:style-name="T11">É um módulo </text:span><text:span text:style-name="T34">contrib</text:span><text:span text:style-name="T11"> que implementa um dicionário de busca textual que remove acentos de </text:span><text:span text:style-name="T11">lexemas.</text:span></text:p>
            <text:p text:style-name="P5"><text:span text:style-name="T11"/></text:p>
            <text:p text:style-name="P5"><text:span text:style-name="T11">É um dicionário de filtragem, o que significa que sua saída é sempre passada para o próximo </text:span><text:span text:style-name="T11">dicionário (se for o caso), ao contrário do comportamento normal de dicionários. Isso permite </text:span><text:span text:style-name="T11">processamento de busca textual sem considerar acentos.</text:span></text:p>
            <text:p text:style-name="P5"><text:span text:style-name="T11"/></text:p>
            <text:p text:style-name="P5"><text:span text:style-name="T11">A implementação atual do unaccent não pode ser usada como um dicionário de normalização </text:span><text:span text:style-name="T11">para o dicionário thesauru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: configuração</text:p>
          </draw:text-box>
        </draw:frame>
        <draw:frame draw:style-name="gr90" draw:text-style-name="P31" draw:layer="layout" svg:width="26.5cm" svg:height="3.263cm" svg:x="0.5cm" svg:y="3.849cm">
          <draw:text-box>
            <text:p text:style-name="P5"><text:span text:style-name="T35">RULES</text:span><text:span text:style-name="T11"> é o nome do arquivo que contém a lista de regras de tradução.</text:span></text:p>
            <text:p text:style-name="P5"><text:span text:style-name="T11"/></text:p>
            <text:p text:style-name="P5"><text:span text:style-name="T11">Esse arquivo deve estar armazenado em </text:span><text:span text:style-name="T35">$SHAREDIR/tsearch_data/</text:span><text:span text:style-name="T11">, cujo nome deve ter </text:span><text:span text:style-name="T11">a extensão </text:span><text:span text:style-name="T35">.rules</text:span><text:span text:style-name="T11"> (tal extensão não deve ser incluída no parâmetro </text:span><text:span text:style-name="T35">RULES</text:span><text:span text:style-name="T11">)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: configuração</text:p>
          </draw:text-box>
        </draw:frame>
        <draw:frame draw:style-name="gr91" draw:text-style-name="P50" draw:layer="layout" svg:width="26.5cm" svg:height="13.367cm" svg:x="0.5cm" svg:y="3.849cm">
          <draw:text-box>
            <text:p text:style-name="P38"><text:span text:style-name="T85">O arquivo de regras deve ter o seguinte formato:</text:span></text:p>
            <text:p text:style-name="P38"><text:span text:style-name="T85"/></text:p>
            <text:p text:style-name="P38"><text:span text:style-name="T86"><text:s text:c="6"/></text:span><text:span text:style-name="T87">À <text:s text:c="7"/>A</text:span></text:p>
            <text:p text:style-name="P38"><text:span text:style-name="T87"><text:s text:c="4"/></text:span><text:span text:style-name="T87">Á <text:s text:c="7"/>A</text:span></text:p>
            <text:p text:style-name="P38"><text:span text:style-name="T87"><text:s text:c="4"/></text:span><text:span text:style-name="T87">Â <text:s text:c="7"/>A</text:span></text:p>
            <text:p text:style-name="P38"><text:span text:style-name="T87"><text:s text:c="4"/></text:span><text:span text:style-name="T87">Ã <text:s text:c="7"/>A</text:span></text:p>
            <text:p text:style-name="P38"><text:span text:style-name="T87"><text:s text:c="4"/></text:span><text:span text:style-name="T87">Ä <text:s text:c="7"/>A</text:span></text:p>
            <text:p text:style-name="P38"><text:span text:style-name="T87"><text:s text:c="4"/></text:span><text:span text:style-name="T87">Å <text:s text:c="7"/>A</text:span></text:p>
            <text:p text:style-name="P38"><text:span text:style-name="T87"><text:s text:c="4"/></text:span><text:span text:style-name="T87">Æ <text:s text:c="7"/>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92" draw:text-style-name="P70" draw:layer="layout" svg:width="26.5cm" svg:height="8.65cm" svg:x="0.5cm" svg:y="3.849cm">
          <draw:text-box>
            <text:p text:style-name="P38"><text:span text:style-name="T50">Cada linha representa um par, consistindo de um caractere com acento seguido que será </text:span><text:span text:style-name="T50">traduzido pelo seguinte que é sem acento.</text:span></text:p>
            <text:p text:style-name="P38"><text:span text:style-name="T50"/></text:p>
            <text:p text:style-name="P38"><text:span text:style-name="T50">Um exemplo mais completo, que é diretamente útil para a maioria dos idiomas europeus, </text:span><text:span text:style-name="T50">pode ser encontrado no arquivo unaccent.rules, que é instalado do diretório </text:span><text:span text:style-name="T50">$SHAREDIR/tsearch_data/ quando o módulo é instalado.</text:span></text:p>
            <text:p text:style-name="P38"><text:span text:style-name="T50"/></text:p>
            <text:p text:style-name="P38"><text:span text:style-name="T50">Para instalar o módulo acesse a base de dados que deseja nela trabalhar com o dicionário </text:span><text:span text:style-name="T50">unaccent e dê o comando:</text:span></text:p>
          </draw:text-box>
        </draw:frame>
        <draw:frame draw:style-name="gr23" draw:text-style-name="P17" draw:layer="layout" svg:width="10.803cm" svg:height="0.971cm" svg:x="0.597cm" svg:y="13.637cm">
          <draw:text-box>
            <text:p><text:span text:style-name="T14">CREATE EXTENSION unaccen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: uso</text:p>
          </draw:text-box>
        </draw:frame>
        <draw:frame draw:style-name="gr93" draw:text-style-name="P70" draw:layer="layout" svg:width="26.5cm" svg:height="7.452cm" svg:x="0.5cm" svg:y="3.849cm">
          <draw:text-box>
            <text:p text:style-name="P38"><text:span text:style-name="T50">Ao instalar a extensão </text:span><text:span text:style-name="T20">unaccent</text:span><text:span text:style-name="T50"> cria-se um </text:span><text:span text:style-name="T29">template</text:span><text:span text:style-name="T50"> de busca textual </text:span><text:span text:style-name="T20">unaccent</text:span><text:span text:style-name="T50"> e um </text:span><text:span text:style-name="T50">dicionário </text:span><text:span text:style-name="T20">unaccent</text:span><text:span text:style-name="T50"> baseados nela.</text:span></text:p>
            <text:p text:style-name="P38"><text:span text:style-name="T50"/></text:p>
            <text:p text:style-name="P38"><text:span text:style-name="T50">O dicionário unaccent tem o parâmetro padrão de configuração </text:span><text:span text:style-name="T20">RULES='unaccent'</text:span><text:span text:style-name="T50">, faz </text:span><text:span text:style-name="T50">com que seja imediatamente utilizável pelo arquivo </text:span><text:span text:style-name="T20">unaccent.rules</text:span><text:span text:style-name="T50">.</text:span></text:p>
            <text:p text:style-name="P38"><text:span text:style-name="T50"/></text:p>
            <text:p text:style-name="P38"><text:span text:style-name="T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94" draw:text-style-name="P71" draw:layer="layout" svg:width="26.5cm" svg:height="3.651cm" svg:x="0.5cm" svg:y="10.349cm">
          <draw:text-box>
            <text:p text:style-name="P38"><text:span text:style-name="T88">SELECT ts_lexize('unaccent', 'Armação');</text:span></text:p>
            <text:p text:style-name="P59"><text:span text:style-name="T19">t</text:span></text:p>
            <text:p text:style-name="P59"><text:span text:style-name="T19">-----------</text:span></text:p>
            <text:p text:style-name="P59"><text:span text:style-name="T19"><text:s/></text:span><text:span text:style-name="T19">{Armacao}</text:span></text:p>
          </draw:text-box>
        </draw:frame>
        <draw:frame draw:style-name="gr95" draw:text-style-name="P11" draw:layer="layout" svg:width="24.124cm" svg:height="3.105cm" svg:x="0.5cm" svg:y="3.5cm">
          <draw:text-box>
            <text:p><text:span text:style-name="T50">Se preferir, pode alterar o parâmetro, por exemplo:</text:span></text:p>
            <text:p><text:span text:style-name="T20">ALTER TEXT SEARCH DICTIONARY unaccent (RULES='minhas_regras');</text:span></text:p>
            <text:p><text:span text:style-name="T50"/></text:p>
            <text:p><text:span text:style-name="T50">...ou criar novos dicionários baseados no </text:span><text:span text:style-name="T29">template</text:span><text:span text:style-name="T5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master_5f_slides" presentation:presentation-page-layout-name="AL1T1">
        <office:forms form:automatic-focus="false" form:apply-design-mode="false"/>
        <draw:frame draw:style-name="gr23" draw:text-style-name="P17" draw:layer="layout" svg:width="26.5cm" svg:height="0.971cm" svg:x="1cm" svg:y="9.8cm">
          <draw:text-box>
            <text:p><text:span text:style-name="T14">CREATE TEXT SEARCH CONFIGURATION tsc_pt_unaccent COPY = portuguese);</text:span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61" draw:text-style-name="P11" draw:layer="layout" svg:width="25.419cm" svg:height="1.673cm" svg:x="1cm" svg:y="7.104cm">
          <draw:text-box>
            <text:p><text:span text:style-name="T11">Um exemplo de como inserir um dicionário unaccent em uma configuração de busca textual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master_5f_slides" presentation:presentation-page-layout-name="AL1T1">
        <office:forms form:automatic-focus="false" form:apply-design-mode="false"/>
        <draw:frame draw:style-name="gr96" draw:text-style-name="P17" draw:layer="layout" svg:width="26.5cm" svg:height="8.891cm" svg:x="1cm" svg:y="3.5cm">
          <draw:text-box>
            <text:p><text:span text:style-name="T14">ALTER TEXT SEARCH CONFIGURATION tsc_pt_unaccent</text:span></text:p>
            <text:p><text:span text:style-name="T14"><text:s text:c="4"/></text:span><text:span text:style-name="T14">ALTER MAPPING FOR ascii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Asciih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asciipart,</text:span></text:p>
            <text:p><text:span text:style-name="T14"><text:s text:c="18"/></text:span><text:span text:style-name="T14"><text:tab/></text:span><text:span text:style-name="T14">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part</text:span></text:p>
            <text:p><text:span text:style-name="T14"><text:tab/></text:span><text:span text:style-name="T14">WITH </text:span></text:p>
            <text:p><text:span text:style-name="T14"><text:tab/></text:span><text:span text:style-name="T14"><text:tab/></text:span><text:span text:style-name="T14">dic_pt_br_ispell, </text:span></text:p>
            <text:p><text:span text:style-name="T14"><text:tab/></text:span><text:span text:style-name="T14"><text:tab/></text:span><text:span text:style-name="T14">unaccent, </text:span></text:p>
            <text:p><text:span text:style-name="T14"><text:tab/></text:span><text:span text:style-name="T14"><text:tab/></text:span><text:span text:style-name="T14">portuguese_stem, </text:span></text:p>
            <text:p><text:span text:style-name="T14"><text:tab/></text:span><text:span text:style-name="T14"><text:tab/></text:span><text:span text:style-name="T14">simple;</text:span></text:p>
          </draw:text-box>
        </draw:frame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57" draw:text-style-name="P11" draw:layer="layout" svg:width="25.419cm" svg:height="3.151cm" svg:x="1.5cm" svg:y="15.404cm">
          <draw:text-box>
            <text:p><text:span text:style-name="T11">Observação:</text:span></text:p>
            <text:p><text:span text:style-name="T11"/></text:p>
            <text:p><text:span text:style-name="T11">Na função </text:span><text:span text:style-name="T35">ts_lexize</text:span><text:span text:style-name="T11">, seu primeiro parâmetro é um dicionário de busca textual e não uma </text:span><text:span text:style-name="T11">configuração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master_5f_slides" presentation:presentation-page-layout-name="AL1T1">
        <office:forms form:automatic-focus="false" form:apply-design-mode="false"/>
        <draw:frame draw:style-name="gr28" draw:text-style-name="P17" draw:layer="layout" svg:width="26.5cm" svg:height="4.571cm" svg:x="0.5cm" svg:y="5cm">
          <draw:text-box>
            <text:p><text:span text:style-name="T14">SELECT</text:span></text:p>
            <text:p><text:span text:style-name="T14"><text:s text:c="4"/></text:span><text:span text:style-name="T14">to_tsvector('tsc_pt_unaccent', 'Hotéis do Mar');</text:span></text:p>
            <text:p><text:span text:style-name="T14"/></text:p>
            <text:p text:style-name="P16"><text:span text:style-name="T41">t</text:span></text:p>
            <text:p text:style-name="P16"><text:span text:style-name="T41">----</text:span></text:p>
            <text:p text:style-name="P16"><text:span text:style-name="T41">1</text:span></text:p>
          </draw:text-box>
        </draw:frame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draw:style-name="gr55" draw:text-style-name="P17" draw:layer="layout" svg:width="26.5cm" svg:height="5.291cm" svg:x="0.5cm" svg:y="11.6cm">
          <draw:text-box>
            <text:p><text:span text:style-name="T14">SELECT</text:span></text:p>
            <text:p><text:span text:style-name="T14"><text:s text:c="4"/></text:span><text:span text:style-name="T14">to_tsvector('tsc_pt_unaccent', 'Hotéis do Mar')</text:span></text:p>
            <text:p><text:span text:style-name="T14"><text:s text:c="4"/></text:span><text:span text:style-name="T14">@@ to_tsquery('tsc_pt_unaccent','Hotel');</text:span></text:p>
            <text:p><text:span text:style-name="T14"/></text:p>
            <text:p text:style-name="P16"><text:span text:style-name="T41">t</text:span></text:p>
            <text:p text:style-name="P16"><text:span text:style-name="T41">----</text:span></text:p>
            <text:p text:style-name="P16"><text:span text:style-name="T41">1</text:span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draw:style-name="gr58" draw:text-style-name="P17" draw:layer="layout" svg:width="26.5cm" svg:height="8.171cm" svg:x="0.5cm" svg:y="6cm">
          <draw:text-box>
            <text:p><text:span text:style-name="T14">SELECT</text:span></text:p>
            <text:p><text:span text:style-name="T14"><text:s text:c="4"/></text:span><text:span text:style-name="T14">ts_headline(</text:span></text:p>
            <text:p><text:span text:style-name="T14"><text:s text:c="8"/></text:span><text:span text:style-name="T14">'tsc_pt_unaccent',</text:span></text:p>
            <text:p><text:span text:style-name="T14"><text:s text:c="8"/></text:span><text:span text:style-name="T14">'Hotéis do Mar',</text:span></text:p>
            <text:p><text:span text:style-name="T14"><text:s text:c="8"/></text:span><text:span text:style-name="T14">to_tsquery(</text:span></text:p>
            <text:p><text:span text:style-name="T14"><text:s text:c="12"/></text:span><text:span text:style-name="T14">'tsc_pt_unaccent',</text:span></text:p>
            <text:p><text:span text:style-name="T14"><text:s text:c="12"/></text:span><text:span text:style-name="T14">'Hotel'));</text:span></text:p>
            <text:p><text:span text:style-name="T14"/></text:p>
            <text:p text:style-name="P16"><text:span text:style-name="T41">t</text:span></text:p>
            <text:p text:style-name="P16"><text:span text:style-name="T41">----</text:span></text:p>
            <text:p text:style-name="P16"><text:span text:style-name="T41">1</text:span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Módulo unaccent: função unaccent</text:p>
          </draw:text-box>
        </draw:frame>
        <draw:frame presentation:style-name="pr98" draw:text-style-name="P52" draw:layer="layout" svg:width="25.199cm" svg:height="4.4cm" svg:x="1.4cm" svg:y="4.1cm" presentation:class="outline" presentation:user-transformed="true">
          <draw:text-box>
            <text:list text:style-name="L2">
              <text:list-item>
                <text:p text:style-name="P9"><text:span text:style-name="T5">Remove acentos de uma dada </text:span><text:span text:style-name="T16">string</text:span><text:span text:style-name="T5">. </text:span></text:p>
              </text:list-item>
              <text:list-item>
                <text:p text:style-name="P9"><text:span text:style-name="T5">Basicamente, é um invólucro (wrapper) que envolve o dicionário </text:span><text:span text:style-name="T21">unaccent</text:span><text:span text:style-name="T5">, mas </text:span><text:span text:style-name="T5">pode ser usada fora do contexto de busca textual.</text:span></text:p>
                <text:p text:style-name="P9"><text:span text:style-name="T61">unaccent([dicionário, ] string) returns text</text:span></text:p>
              </text:list-item>
            </text:list>
          </draw:text-box>
        </draw:frame>
        <draw:frame draw:style-name="gr38" draw:text-style-name="P17" draw:layer="layout" svg:width="15.026cm" svg:height="3.851cm" svg:x="1.474cm" svg:y="10.037cm">
          <draw:text-box>
            <text:p><text:span text:style-name="T14">SELECT unaccent('unaccent', 'Hotéis');</text:span></text:p>
            <text:p><text:span text:style-name="T14"/></text:p>
            <text:p text:style-name="P16"><text:span text:style-name="T41"><text:s/></text:span><text:span text:style-name="T41">unaccent </text:span></text:p>
            <text:p text:style-name="P16"><text:span text:style-name="T41">----------</text:span></text:p>
            <text:p text:style-name="P16"><text:span text:style-name="T41"><text:s/></text:span><text:span text:style-name="T41">Hotei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ourier  new" svg:font-family="'Courier  new'" style:font-family-generic="modern" style:font-pitch="fixed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g2" xlink:href="Pictures/1000000000000676000004D8B5C87107.jpg" xlink:type="simple" xlink:show="embed" xlink:actuate="onLoad"/>
    <draw:fill-image draw:name="bg_5f_cover" draw:display-name="bg_cover" xlink:href="Pictures/1000000000000676000004D883626B12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Arial1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aster_5f_slides-background" style:display-name="master_slides-background" style:family="presentation">
      <style:graphic-properties draw:stroke="none" draw:fill="bitmap" draw:fill-image-name="bg_5f_cover" style:repeat="stretch" draw:fill-image-ref-point-x="0%" draw:fill-image-ref-point-y="0%" draw:fill-image-ref-point="center"/>
      <style:text-properties style:letter-kerning="true"/>
    </style:style>
    <style:style style:name="master_5f_slides-backgroundobjects" style:display-name="master_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_5f_slides-notes" style:display-name="master_slide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slides-outline1" style:display-name="master_slides-outline1" style:family="presentation">
      <style:graphic-properties draw:stroke="none" draw:fill="none">
        <text:list-style style:name="master_5f_slides-outline1" style:display-name="master_sli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slides-outline2" style:display-name="master_slides-outline2" style:family="presentation" style:parent-style-name="master_5f_slid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_5f_slides-outline3" style:display-name="master_slides-outline3" style:family="presentation" style:parent-style-name="master_5f_slid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_5f_slides-outline4" style:display-name="master_slides-outline4" style:family="presentation" style:parent-style-name="master_5f_slid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_5f_slides-outline5" style:display-name="master_slides-outline5" style:family="presentation" style:parent-style-name="master_5f_slid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6" style:display-name="master_slides-outline6" style:family="presentation" style:parent-style-name="master_5f_slid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7" style:display-name="master_slides-outline7" style:family="presentation" style:parent-style-name="master_5f_slid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8" style:display-name="master_slides-outline8" style:family="presentation" style:parent-style-name="master_5f_slid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9" style:display-name="master_slides-outline9" style:family="presentation" style:parent-style-name="master_5f_slid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subtitle" style:display-name="master_slides-subtitle" style:family="presentation">
      <style:graphic-properties draw:stroke="none" draw:fill="none" draw:textarea-vertical-align="middle">
        <text:list-style style:name="master_5f_slides-subtitle" style:display-name="master_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slides-title" style:display-name="master_slides-title" style:family="presentation">
      <style:graphic-properties draw:stroke="none" draw:fill="none" draw:textarea-vertical-align="middle">
        <text:list-style style:name="master_5f_slides-title" style:display-name="master_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master_5f_cover-background" style:display-name="master_cover-background" style:family="presentation">
      <style:graphic-properties draw:stroke="none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master_5f_cover-backgroundobjects" style:display-name="master_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cover-notes" style:display-name="master_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cover-outline1" style:display-name="master_cover-outline1" style:family="presentation">
      <style:graphic-properties draw:stroke="none" draw:fill="none" draw:auto-grow-height="false" draw:fit-to-size="false" style:shrink-to-fit="true">
        <text:list-style style:name="master_5f_cover-outline1" style:display-name="master_cov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outline2" style:display-name="master_cover-outline2" style:family="presentation" style:parent-style-name="master_5f_cover-outline1">
      <style:paragraph-properties fo:margin-top="0.4cm" fo:margin-bottom="0cm"/>
      <style:text-properties fo:font-size="28pt" style:font-size-asian="28pt" style:font-size-complex="28pt"/>
    </style:style>
    <style:style style:name="master_5f_cover-outline3" style:display-name="master_cover-outline3" style:family="presentation" style:parent-style-name="master_5f_cover-outline2">
      <style:paragraph-properties fo:margin-top="0.3cm" fo:margin-bottom="0cm"/>
      <style:text-properties fo:font-size="24pt" style:font-size-asian="24pt" style:font-size-complex="24pt"/>
    </style:style>
    <style:style style:name="master_5f_cover-outline4" style:display-name="master_cover-outline4" style:family="presentation" style:parent-style-name="master_5f_cover-outline3">
      <style:paragraph-properties fo:margin-top="0.2cm" fo:margin-bottom="0cm"/>
      <style:text-properties fo:font-size="20pt" style:font-size-asian="20pt" style:font-size-complex="20pt"/>
    </style:style>
    <style:style style:name="master_5f_cover-outline5" style:display-name="master_cover-outline5" style:family="presentation" style:parent-style-name="master_5f_cover-outline4">
      <style:paragraph-properties fo:margin-top="0.1cm" fo:margin-bottom="0cm"/>
      <style:text-properties fo:font-size="20pt" style:font-size-asian="20pt" style:font-size-complex="20pt"/>
    </style:style>
    <style:style style:name="master_5f_cover-outline6" style:display-name="master_cover-outline6" style:family="presentation" style:parent-style-name="master_5f_cover-outline5">
      <style:paragraph-properties fo:margin-top="0.1cm" fo:margin-bottom="0cm"/>
      <style:text-properties fo:font-size="20pt" style:font-size-asian="20pt" style:font-size-complex="20pt"/>
    </style:style>
    <style:style style:name="master_5f_cover-outline7" style:display-name="master_cover-outline7" style:family="presentation" style:parent-style-name="master_5f_cover-outline6">
      <style:paragraph-properties fo:margin-top="0.1cm" fo:margin-bottom="0cm"/>
      <style:text-properties fo:font-size="20pt" style:font-size-asian="20pt" style:font-size-complex="20pt"/>
    </style:style>
    <style:style style:name="master_5f_cover-outline8" style:display-name="master_cover-outline8" style:family="presentation" style:parent-style-name="master_5f_cover-outline7">
      <style:paragraph-properties fo:margin-top="0.1cm" fo:margin-bottom="0cm"/>
      <style:text-properties fo:font-size="20pt" style:font-size-asian="20pt" style:font-size-complex="20pt"/>
    </style:style>
    <style:style style:name="master_5f_cover-outline9" style:display-name="master_cover-outline9" style:family="presentation" style:parent-style-name="master_5f_cover-outline8">
      <style:paragraph-properties fo:margin-top="0.1cm" fo:margin-bottom="0cm"/>
      <style:text-properties fo:font-size="20pt" style:font-size-asian="20pt" style:font-size-complex="20pt"/>
    </style:style>
    <style:style style:name="master_5f_cover-subtitle" style:display-name="master_cover-subtitle" style:family="presentation">
      <style:graphic-properties draw:stroke="none" draw:fill="none" draw:textarea-vertical-align="middle">
        <text:list-style style:name="master_5f_cover-subtitle" style:display-name="master_cov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title" style:display-name="master_cover-title" style:family="presentation">
      <style:graphic-properties draw:stroke="none" draw:fill="none" draw:textarea-vertical-align="middle">
        <text:list-style style:name="master_5f_cover-title" style:display-name="master_cov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g_5f_cover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13cm" fo:min-width="4.117cm" loext:decorative="false"/>
      <style:paragraph-properties style:writing-mode="lr-tb"/>
    </style:style>
    <style:style style:name="Mpr1" style:family="presentation" style:parent-style-name="master_5f_slides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master_5f_slid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aster_5f_slid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aster_5f_cov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master_5f_cov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cbc4" loext:opacity="100%" style:font-name="Arial"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_5f_slides" style:display-name="master_slid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3cm" svg:height="1.5cm" svg:x="1.272cm" svg:y="0.7cm" presentation:class="title">
        <draw:text-box>
          <text:p>Título do slide</text:p>
        </draw:text-box>
      </draw:frame>
      <draw:frame presentation:style-name="master_5f_slides-outline1" draw:layer="backgroundobjects" svg:width="25.199cm" svg:height="12.18cm" svg:x="1.4cm" svg:y="4.1cm" presentation:class="outline" presentation:placeholder="true">
        <draw:text-box/>
      </draw:frame>
      <draw:frame draw:style-name="Mgr3" draw:text-style-name="MP5" draw:layer="backgroundobjects" svg:width="4.617cm" svg:height="0.763cm" svg:x="25.042cm" svg:y="20cm">
        <draw:text-box>
          <text:p><text:span text:style-name="MT2"><text:page-number>&lt;number&gt;</text:page-number></text:span><text:span text:style-name="MT2"><text:s/>/ </text:span><text:span text:style-name="MT2"><text:page-count>97</text:page-count></text:span></text:p>
        </draw:text-box>
      </draw:frame>
      <presentation:notes style:page-layout-name="PM0">
        <draw:page-thumbnail presentation:style-name="master_5f_slides-title" draw:layer="backgroundobjects" svg:width="14.848cm" svg:height="11.136cm" svg:x="3.075cm" svg:y="2.257cm" presentation:class="page"/>
        <draw:frame presentation:style-name="master_5f_slid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cover" style:display-name="master_cover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_5f_cover-title" draw:layer="backgroundobjects" svg:width="25.199cm" svg:height="3.506cm" svg:x="1.4cm" svg:y="0.837cm" presentation:class="title" presentation:placeholder="true">
        <draw:text-box/>
      </draw:frame>
      <draw:frame presentation:style-name="master_5f_cover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_5f_cover-title" draw:layer="backgroundobjects" svg:width="14.848cm" svg:height="11.136cm" svg:x="3.075cm" svg:y="2.257cm" presentation:class="page"/>
        <draw:frame presentation:style-name="master_5f_cov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umberto Junior</meta:initial-creator>
    <meta:creation-date>2011-01-27T16:00:32</meta:creation-date>
    <dc:date>2024-10-04T16:53:11.313216326</dc:date>
    <meta:editing-duration>P2DT19H8M56S</meta:editing-duration>
    <meta:editing-cycles>371</meta:editing-cycles>
    <meta:generator>LibreOffice/24.2.5.2$Linux_X86_64 LibreOffice_project/420$Build-2</meta:generator>
    <meta:document-statistic meta:object-count="550"/>
  </office:meta>
</office:document-meta>
</file>